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dp2" style:family="drawing-page">
      <style:drawing-page-properties draw:fill="gradient" draw:fill-gradient-name="gradient" draw:gradient-step-count="64"/>
    </style:style>
    <style:style style:name="gr1" style:family="graphic" style:parent-style-name="standard">
      <style:graphic-properties draw:fill="solid" draw:fill-color="#00a933" draw:textarea-horizontal-align="justify" draw:textarea-vertical-align="middle" draw:auto-grow-height="false" fo:min-height="27.5cm" fo:min-width="23cm"/>
      <style:paragraph-properties style:writing-mode="lr-tb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3.5cm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21.25cm"/>
      <style:paragraph-properties style:writing-mode="lr-tb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4.85cm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7.25cm" fo:min-width="9.5cm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3.25cm" fo:min-width="9.5cm"/>
      <style:paragraph-properties style:writing-mode="lr-tb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4.05cm" fo:min-width="9.5cm"/>
      <style:paragraph-properties style:writing-mode="lr-tb"/>
    </style:style>
    <style:style style:name="gr8" style:family="graphic" style:parent-style-name="objectwithoutfill">
      <style:graphic-properties draw:marker-end="Puntas_20_de_20_flecha_20_1" draw:marker-end-width="0.3cm" draw:fill="solid" draw:fill-color="#729fcf" draw:textarea-vertical-align="middle"/>
    </style:style>
    <style:style style:name="gr9" style:family="graphic" style:parent-style-name="objectwithoutfill">
      <style:graphic-properties draw:marker-end="Puntas_20_de_20_flecha_20_2" draw:marker-end-width="0.3cm" draw:fill="solid" draw:fill-color="#729fcf" draw:textarea-vertical-align="middle"/>
    </style:style>
    <style:style style:name="gr10" style:family="graphic" style:parent-style-name="objectwithoutfill">
      <style:graphic-properties draw:marker-end="Puntas_20_de_20_flecha_20_3" draw:marker-end-width="0.3cm" draw:fill="solid" draw:fill-color="#729fcf" draw:textarea-vertical-align="middle"/>
    </style:style>
    <style:style style:name="gr11" style:family="graphic" style:parent-style-name="objectwithoutfill">
      <style:graphic-properties draw:marker-end="Puntas_20_de_20_flecha_20_5" draw:marker-end-width="0.3cm" draw:fill="solid" draw:fill-color="#729fcf" draw:textarea-vertical-align="middle"/>
    </style:style>
    <style:style style:name="gr12" style:family="graphic" style:parent-style-name="objectwithoutfill">
      <style:graphic-properties draw:marker-end="Puntas_20_de_20_flecha_20_6" draw:marker-end-width="0.3cm" draw:fill="solid" draw:fill-color="#729fcf" draw:textarea-vertical-align="middle"/>
    </style:style>
    <style:style style:name="gr13" style:family="graphic" style:parent-style-name="objectwithoutfill">
      <style:graphic-properties draw:marker-end="Puntas_20_de_20_flecha_20_7" draw:marker-end-width="0.3cm" draw:fill="solid" draw:fill-color="#729fcf" draw:textarea-vertical-align="middle"/>
    </style:style>
    <style:style style:name="gr14" style:family="graphic" style:parent-style-name="standard">
      <style:graphic-properties draw:fill-color="#00a933" draw:textarea-horizontal-align="justify" draw:textarea-vertical-align="middle" draw:auto-grow-height="false" fo:min-height="12.5cm" fo:min-width="39.25cm"/>
      <style:paragraph-properties style:writing-mode="lr-tb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3.75cm" fo:min-width="3.75cm"/>
      <style:paragraph-properties style:writing-mode="lr-tb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1.25cm" fo:min-width="21.2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75cm" fo:min-width="3.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626cm" fo:min-width="2.87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4.7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objectwithoutfill">
      <style:graphic-properties draw:marker-end="Puntas_20_de_20_flecha_20_8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Puntas_20_de_20_flecha_20_9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25cm" fo:min-width="3.25cm"/>
      <style:paragraph-properties style:writing-mode="lr-tb"/>
    </style:style>
    <style:style style:name="gr23" style:family="graphic" style:parent-style-name="standard">
      <style:graphic-properties draw:fill-color="#00a933" draw:textarea-horizontal-align="justify" draw:textarea-vertical-align="middle" draw:auto-grow-height="false" fo:min-height="7.15cm" fo:min-width="39.2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75cm" fo:min-width="2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25cm" fo:min-width="8.7cm"/>
      <style:paragraph-properties style:writing-mode="lr-tb"/>
    </style:style>
    <style:style style:name="gr26" style:family="graphic" style:parent-style-name="objectwithoutfill">
      <style:graphic-properties draw:marker-end="Puntas_20_de_20_flecha_20_31" draw:marker-end-width="0.3cm" draw:fill="none" draw:textarea-vertical-align="middle"/>
    </style:style>
    <style:style style:name="gr27" style:family="graphic" style:parent-style-name="standard">
      <style:graphic-properties draw:fill-color="#00a933" draw:textarea-horizontal-align="justify" draw:textarea-vertical-align="middle" draw:auto-grow-height="false" fo:min-height="10.5cm" fo:min-width="36.75cm"/>
      <style:paragraph-properties style:writing-mode="lr-tb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1.25cm" fo:min-width="5.25cm"/>
      <style:paragraph-properties style:writing-mode="lr-tb"/>
    </style:style>
    <style:style style:name="gr29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30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31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32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33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34" style:family="graphic" style:parent-style-name="objectwithoutfill">
      <style:graphic-properties draw:marker-end="Puntas_20_de_20_flecha_20_16" draw:marker-end-width="0.3cm" draw:fill="none" draw:textarea-vertical-align="middle"/>
    </style:style>
    <style:style style:name="gr35" style:family="graphic" style:parent-style-name="standard">
      <style:graphic-properties draw:fill-color="#00a933" draw:textarea-horizontal-align="justify" draw:textarea-vertical-align="middle" draw:auto-grow-height="false" fo:min-height="41.5cm" fo:min-width="57.2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3.75cm" fo:min-width="10.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6.5cm" fo:min-width="9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25cm" fo:min-width="10.75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95cm" fo:min-width="10.7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2cm" fo:min-width="10.75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2.75cm" fo:min-width="10.75cm"/>
      <style:paragraph-properties style:writing-mode="lr-tb"/>
    </style:style>
    <style:style style:name="gr42" style:family="graphic" style:parent-style-name="objectwithoutfill">
      <style:graphic-properties draw:marker-end="Puntas_20_de_20_flecha_20_17" draw:marker-end-width="0.3cm" draw:fill="none" draw:textarea-vertical-align="middle"/>
    </style:style>
    <style:style style:name="gr43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44" style:family="graphic" style:parent-style-name="objectwithoutfill">
      <style:graphic-properties draw:marker-end="Puntas_20_de_20_flecha_20_19" draw:marker-end-width="0.3cm" draw:fill="none" draw:textarea-vertical-align="middle"/>
    </style:style>
    <style:style style:name="gr45" style:family="graphic" style:parent-style-name="objectwithoutfill">
      <style:graphic-properties draw:marker-end="Puntas_20_de_20_flecha_20_20" draw:marker-end-width="0.3cm" draw:fill="none" draw:textarea-vertical-align="middle"/>
    </style:style>
    <style:style style:name="gr46" style:family="graphic" style:parent-style-name="objectwithoutfill">
      <style:graphic-properties draw:marker-end="Puntas_20_de_20_flecha_20_21" draw:marker-end-width="0.3cm" draw:fill="none" draw:textarea-vertical-align="middle"/>
    </style:style>
    <style:style style:name="gr47" style:family="graphic" style:parent-style-name="objectwithoutfill">
      <style:graphic-properties draw:marker-end="Puntas_20_de_20_flecha_20_22" draw:marker-end-width="0.3cm" draw:fill="none" draw:textarea-vertical-align="middle"/>
    </style:style>
    <style:style style:name="gr48" style:family="graphic" style:parent-style-name="objectwithoutfill">
      <style:graphic-properties draw:marker-end="Puntas_20_de_20_flecha_20_23" draw:marker-end-width="0.3cm" draw:fill="none" draw:textarea-vertical-align="middle"/>
    </style:style>
    <style:style style:name="gr49" style:family="graphic" style:parent-style-name="objectwithoutfill">
      <style:graphic-properties draw:marker-end="Puntas_20_de_20_flecha_20_24" draw:marker-end-width="0.3cm" draw:fill="none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3cm" fo:min-width="4cm"/>
      <style:paragraph-properties style:writing-mode="lr-tb"/>
    </style:style>
    <style:style style:name="gr51" style:family="graphic" style:parent-style-name="objectwithoutfill">
      <style:graphic-properties draw:marker-end="Puntas_20_de_20_flecha_20_25" draw:marker-end-width="0.3cm" draw:fill="none" draw:textarea-vertical-align="middl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3.25cm" fo:min-width="10.75cm"/>
      <style:paragraph-properties style:writing-mode="lr-tb"/>
    </style:style>
    <style:style style:name="gr53" style:family="graphic" style:parent-style-name="objectwithoutfill">
      <style:graphic-properties draw:marker-end="Puntas_20_de_20_flecha_20_26" draw:marker-end-width="0.3cm" draw:fill="none" draw:textarea-vertical-align="middle"/>
      <style:paragraph-properties style:writing-mode="lr-tb"/>
    </style:style>
    <style:style style:name="gr54" style:family="graphic" style:parent-style-name="standard">
      <style:graphic-properties draw:fill="none" draw:textarea-vertical-align="middle" draw:auto-grow-height="false" fo:min-height="25.816cm" fo:min-width="0.403cm" fo:wrap-option="wrap"/>
    </style:style>
    <style:style style:name="gr55" style:family="graphic" style:parent-style-name="objectwithoutfill">
      <style:graphic-properties draw:marker-end="Puntas_20_de_20_flecha_20_27" draw:marker-end-width="0.3cm" draw:fill="none" draw:textarea-vertical-align="middle"/>
    </style:style>
    <style:style style:name="gr56" style:family="graphic" style:parent-style-name="standard">
      <style:graphic-properties draw:fill-color="#00a933" draw:textarea-horizontal-align="justify" draw:textarea-vertical-align="middle" draw:auto-grow-height="false" fo:min-height="24.75cm" fo:min-width="50.5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3.75cm" fo:min-width="15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8.5cm" fo:min-width="15.25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5.75cm" fo:min-width="10.25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6cm" fo:min-width="12.5cm"/>
      <style:paragraph-properties style:writing-mode="lr-tb"/>
    </style:style>
    <style:style style:name="gr61" style:family="graphic" style:parent-style-name="objectwithoutfill">
      <style:graphic-properties svg:stroke-width="0cm" draw:marker-end="Puntas_20_de_20_flecha_20_31" draw:marker-end-width="0.3cm" draw:fill="none" draw:textarea-vertical-align="middle"/>
    </style:style>
    <style:style style:name="gr62" style:family="graphic" style:parent-style-name="objectwithoutfill">
      <style:graphic-properties draw:marker-end="Puntas_20_de_20_flecha_20_35" draw:marker-end-width="0.3cm" draw:fill="none" draw:textarea-vertical-align="middle"/>
    </style:style>
    <style:style style:name="gr63" style:family="graphic" style:parent-style-name="objectwithoutfill">
      <style:graphic-properties draw:marker-end="Puntas_20_de_20_flecha_20_36" draw:marker-end-width="0.3cm" draw:fill="none" draw:textarea-vertical-align="middle"/>
    </style:style>
    <style:style style:name="gr64" style:family="graphic" style:parent-style-name="objectwithoutfill">
      <style:graphic-properties draw:marker-end="Puntas_20_de_20_flecha_20_37" draw:marker-end-width="0.3cm" draw:fill="none" draw:textarea-vertical-align="middle"/>
    </style:style>
    <style:style style:name="gr65" style:family="graphic" style:parent-style-name="objectwithoutfill">
      <style:graphic-properties draw:marker-end="Puntas_20_de_20_flecha_20_38" draw:marker-end-width="0.3cm" draw:fill="none" draw:textarea-vertical-align="middle"/>
    </style:style>
    <style:style style:name="gr66" style:family="graphic" style:parent-style-name="objectwithoutfill">
      <style:graphic-properties draw:marker-end="Puntas_20_de_20_flecha_20_39" draw:marker-end-width="0.3cm" draw:fill="none" draw:textarea-vertical-align="middle"/>
    </style:style>
    <style:style style:name="gr67" style:family="graphic" style:parent-style-name="objectwithoutfill">
      <style:graphic-properties draw:marker-end="Puntas_20_de_20_flecha_20_40" draw:marker-end-width="0.3cm" draw:fill="none" draw:textarea-vertical-align="middle"/>
    </style:style>
    <style:style style:name="gr68" style:family="graphic" style:parent-style-name="objectwithoutfill">
      <style:graphic-properties draw:marker-end="Puntas_20_de_20_flecha_20_41" draw:marker-end-width="0.3cm" draw:fill="none" draw:textarea-vertical-align="middle"/>
    </style:style>
    <style:style style:name="gr69" style:family="graphic" style:parent-style-name="objectwithoutfill">
      <style:graphic-properties draw:marker-end="Puntas_20_de_20_flecha_20_42" draw:marker-end-width="0.3cm" draw:fill="none" draw:textarea-vertical-align="middle"/>
    </style:style>
    <style:style style:name="gr70" style:family="graphic" style:parent-style-name="objectwithoutfill">
      <style:graphic-properties draw:marker-end="Puntas_20_de_20_flecha_20_43" draw:marker-end-width="0.3cm" draw:fill="none" draw:textarea-vertical-align="middle"/>
    </style:style>
    <style:style style:name="gr71" style:family="graphic" style:parent-style-name="standard">
      <style:graphic-properties draw:fill-color="#00a933" draw:textarea-horizontal-align="justify" draw:textarea-vertical-align="middle" draw:auto-grow-height="false" fo:min-height="14.25cm" fo:min-width="59.95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9cm" fo:min-width="5.5cm"/>
      <style:paragraph-properties style:writing-mode="lr-tb"/>
    </style:style>
    <style:style style:name="gr73" style:family="graphic" style:parent-style-name="objectwithoutfill">
      <style:graphic-properties draw:marker-end="Puntas_20_de_20_flecha_20_48" draw:marker-end-width="0.3cm" draw:fill="none" draw:textarea-vertical-align="middle"/>
    </style:style>
    <style:style style:name="gr74" style:family="graphic" style:parent-style-name="standard">
      <style:graphic-properties draw:textarea-horizontal-align="justify" draw:textarea-vertical-align="middle" draw:auto-grow-height="false" fo:min-height="9cm" fo:min-width="3.15cm"/>
      <style:paragraph-properties style:writing-mode="lr-tb"/>
    </style:style>
    <style:style style:name="gr75" style:family="graphic" style:parent-style-name="objectwithoutfill">
      <style:graphic-properties draw:marker-end="Puntas_20_de_20_flecha_20_49" draw:marker-end-width="0.3cm" draw:fill="none" draw:textarea-vertical-align="middle"/>
    </style:style>
    <style:style style:name="gr76" style:family="graphic" style:parent-style-name="objectwithoutfill">
      <style:graphic-properties draw:marker-end="Puntas_20_de_20_flecha_20_50" draw:marker-end-width="0.3cm" draw:fill="none" draw:textarea-vertical-align="middle"/>
    </style:style>
    <style:style style:name="gr77" style:family="graphic" style:parent-style-name="standard">
      <style:graphic-properties draw:textarea-horizontal-align="justify" draw:textarea-vertical-align="middle" draw:auto-grow-height="false" fo:min-height="9cm" fo:min-width="3cm"/>
      <style:paragraph-properties style:writing-mode="lr-tb"/>
    </style:style>
    <style:style style:name="gr78" style:family="graphic" style:parent-style-name="objectwithoutfill">
      <style:graphic-properties draw:marker-end="Puntas_20_de_20_flecha_20_51" draw:marker-end-width="0.3cm" draw:fill="none" draw:textarea-vertical-align="middle"/>
    </style:style>
    <style:style style:name="gr79" style:family="graphic" style:parent-style-name="standard">
      <style:graphic-properties draw:textarea-horizontal-align="justify" draw:textarea-vertical-align="middle" draw:auto-grow-height="false" fo:min-height="9cm" fo:min-width="4.05cm"/>
      <style:paragraph-properties style:writing-mode="lr-tb"/>
    </style:style>
    <style:style style:name="gr80" style:family="graphic" style:parent-style-name="objectwithoutfill">
      <style:graphic-properties draw:marker-end="Puntas_20_de_20_flecha_20_52" draw:marker-end-width="0.3cm" draw:fill="none" draw:textarea-vertical-align="middle"/>
    </style:style>
    <style:style style:name="gr81" style:family="graphic" style:parent-style-name="objectwithoutfill">
      <style:graphic-properties draw:marker-end="Puntas_20_de_20_flecha_20_53" draw:marker-end-width="0.3cm" draw:fill="none" draw:textarea-vertical-align="middle"/>
    </style:style>
    <style:style style:name="gr82" style:family="graphic" style:parent-style-name="objectwithoutfill">
      <style:graphic-properties draw:marker-end="Puntas_20_de_20_flecha_20_54" draw:marker-end-width="0.3cm" draw:fill="none" draw:textarea-vertical-align="middle"/>
    </style:style>
    <style:style style:name="gr83" style:family="graphic" style:parent-style-name="standard">
      <style:graphic-properties draw:textarea-horizontal-align="justify" draw:textarea-vertical-align="middle" draw:auto-grow-height="false" fo:min-height="2.5cm" fo:min-width="5.5cm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2.5cm" fo:min-width="7.5cm"/>
      <style:paragraph-properties style:writing-mode="lr-tb"/>
    </style:style>
    <style:style style:name="gr85" style:family="graphic" style:parent-style-name="objectwithoutfill">
      <style:graphic-properties draw:marker-end="Puntas_20_de_20_flecha_20_55" draw:marker-end-width="0.3cm" draw:fill="none" draw:textarea-vertical-align="middle"/>
    </style:style>
    <style:style style:name="gr86" style:family="graphic" style:parent-style-name="standard">
      <style:graphic-properties draw:fill-color="#00a933" draw:textarea-horizontal-align="justify" draw:textarea-vertical-align="middle" draw:auto-grow-height="false" fo:min-height="66cm" fo:min-width="49.75cm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fo:min-height="2.25cm" fo:min-width="11.5cm"/>
      <style:paragraph-properties style:writing-mode="lr-tb"/>
    </style:style>
    <style:style style:name="gr88" style:family="graphic" style:parent-style-name="standard">
      <style:graphic-properties draw:textarea-horizontal-align="justify" draw:textarea-vertical-align="middle" draw:auto-grow-height="false" fo:min-height="2.25cm" fo:min-width="25.5cm"/>
      <style:paragraph-properties style:writing-mode="lr-tb"/>
    </style:style>
    <style:style style:name="gr89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90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91" style:family="graphic" style:parent-style-name="standard" style:list-style-name="L1">
      <style:graphic-properties draw:textarea-horizontal-align="justify" draw:textarea-vertical-align="middle" draw:auto-grow-height="false" fo:min-height="2.25cm" fo:min-width="25.5cm"/>
      <style:paragraph-properties style:writing-mode="lr-tb"/>
    </style:style>
    <style:style style:name="gr92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93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94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95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96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97" style:family="graphic" style:parent-style-name="objectwithoutfill">
      <style:graphic-properties draw:marker-end="Puntas_20_de_20_flecha_20_56" draw:marker-end-width="0.3cm" draw:fill="none" draw:textarea-vertical-align="middle"/>
    </style:style>
    <style:style style:name="gr98" style:family="graphic" style:parent-style-name="objectwithoutfill">
      <style:graphic-properties draw:marker-end="Puntas_20_de_20_flecha_20_57" draw:marker-end-width="0.3cm" draw:fill="none" draw:textarea-vertical-align="middle"/>
    </style:style>
    <style:style style:name="gr99" style:family="graphic" style:parent-style-name="objectwithoutfill">
      <style:graphic-properties draw:marker-end="Puntas_20_de_20_flecha_20_58" draw:marker-end-width="0.3cm" draw:fill="none" draw:textarea-vertical-align="middle"/>
    </style:style>
    <style:style style:name="gr100" style:family="graphic" style:parent-style-name="objectwithoutfill">
      <style:graphic-properties draw:marker-end="Puntas_20_de_20_flecha_20_59" draw:marker-end-width="0.3cm" draw:fill="none" draw:textarea-vertical-align="middle"/>
    </style:style>
    <style:style style:name="gr101" style:family="graphic" style:parent-style-name="objectwithoutfill">
      <style:graphic-properties draw:marker-end="Puntas_20_de_20_flecha_20_60" draw:marker-end-width="0.3cm" draw:fill="none" draw:textarea-vertical-align="middle"/>
    </style:style>
    <style:style style:name="gr102" style:family="graphic" style:parent-style-name="objectwithoutfill">
      <style:graphic-properties draw:marker-end="Puntas_20_de_20_flecha_20_61" draw:marker-end-width="0.3cm" draw:fill="none" draw:textarea-vertical-align="middle"/>
    </style:style>
    <style:style style:name="gr103" style:family="graphic" style:parent-style-name="objectwithoutfill">
      <style:graphic-properties draw:marker-end="Puntas_20_de_20_flecha_20_62" draw:marker-end-width="0.3cm" draw:fill="none" draw:textarea-vertical-align="middle"/>
    </style:style>
    <style:style style:name="gr104" style:family="graphic" style:parent-style-name="objectwithoutfill">
      <style:graphic-properties draw:marker-end="Puntas_20_de_20_flecha_20_63" draw:marker-end-width="0.3cm" draw:fill="none" draw:textarea-vertical-align="middle"/>
    </style:style>
    <style:style style:name="gr105" style:family="graphic" style:parent-style-name="objectwithoutfill">
      <style:graphic-properties draw:marker-end="Puntas_20_de_20_flecha_20_64" draw:marker-end-width="0.3cm" draw:fill="none" draw:textarea-vertical-align="middle"/>
    </style:style>
    <style:style style:name="gr106" style:family="graphic" style:parent-style-name="objectwithoutfill">
      <style:graphic-properties draw:marker-end="Puntas_20_de_20_flecha_20_65" draw:marker-end-width="0.3cm" draw:fill="none" draw:textarea-vertical-align="middle"/>
    </style:style>
    <style:style style:name="gr107" style:family="graphic" style:parent-style-name="objectwithoutfill">
      <style:graphic-properties draw:marker-end="Puntas_20_de_20_flecha_20_66" draw:marker-end-width="0.3cm" draw:fill="none" draw:textarea-vertical-align="middle"/>
    </style:style>
    <style:style style:name="gr108" style:family="graphic" style:parent-style-name="objectwithoutfill">
      <style:graphic-properties draw:marker-end="Puntas_20_de_20_flecha_20_67" draw:marker-end-width="0.3cm" draw:fill="none" draw:textarea-vertical-align="middle"/>
    </style:style>
    <style:style style:name="gr109" style:family="graphic" style:parent-style-name="objectwithoutfill">
      <style:graphic-properties draw:marker-end="Puntas_20_de_20_flecha_20_68" draw:marker-end-width="0.3cm" draw:fill="none" draw:textarea-vertical-align="middle"/>
    </style:style>
    <style:style style:name="gr110" style:family="graphic" style:parent-style-name="objectwithoutfill">
      <style:graphic-properties draw:marker-end="Puntas_20_de_20_flecha_20_69" draw:marker-end-width="0.3cm" draw:fill="none" draw:textarea-vertical-align="middle"/>
    </style:style>
    <style:style style:name="gr111" style:family="graphic" style:parent-style-name="objectwithoutfill">
      <style:graphic-properties draw:marker-end="Puntas_20_de_20_flecha_20_70" draw:marker-end-width="0.3cm" draw:fill="none" draw:textarea-vertical-align="middle"/>
    </style:style>
    <style:style style:name="gr112" style:family="graphic" style:parent-style-name="objectwithoutfill">
      <style:graphic-properties draw:marker-end="Puntas_20_de_20_flecha_20_71" draw:marker-end-width="0.3cm" draw:fill="none" draw:textarea-vertical-align="middle"/>
    </style:style>
    <style:style style:name="gr113" style:family="graphic" style:parent-style-name="objectwithoutfill">
      <style:graphic-properties draw:marker-end="Puntas_20_de_20_flecha_20_72" draw:marker-end-width="0.3cm" draw:fill="none" draw:textarea-vertical-align="middle"/>
    </style:style>
    <style:style style:name="gr114" style:family="graphic" style:parent-style-name="objectwithoutfill">
      <style:graphic-properties draw:marker-end="Puntas_20_de_20_flecha_20_73" draw:marker-end-width="0.3cm" draw:fill="none" draw:textarea-vertical-align="middle"/>
    </style:style>
    <style:style style:name="gr115" style:family="graphic" style:parent-style-name="objectwithoutfill">
      <style:graphic-properties draw:marker-end="Puntas_20_de_20_flecha_20_74" draw:marker-end-width="0.3cm" draw:fill="none" draw:textarea-vertical-align="middle"/>
    </style:style>
    <style:style style:name="gr116" style:family="graphic" style:parent-style-name="objectwithoutfill">
      <style:graphic-properties draw:marker-end="Puntas_20_de_20_flecha_20_75" draw:marker-end-width="0.3cm" draw:fill="none" draw:textarea-vertical-align="middle"/>
    </style:style>
    <style:style style:name="gr117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118" style:family="graphic" style:parent-style-name="objectwithoutfill">
      <style:graphic-properties draw:marker-end="Puntas_20_de_20_flecha_20_76" draw:marker-end-width="0.3cm" draw:fill="none" draw:textarea-vertical-align="middle"/>
    </style:style>
    <style:style style:name="gr119" style:family="graphic" style:parent-style-name="objectwithoutfill">
      <style:graphic-properties draw:marker-end="Puntas_20_de_20_flecha_20_77" draw:marker-end-width="0.3cm" draw:fill="none" draw:textarea-vertical-align="middle"/>
    </style:style>
    <style:style style:name="gr120" style:family="graphic" style:parent-style-name="objectwithoutfill">
      <style:graphic-properties draw:marker-end="Puntas_20_de_20_flecha_20_78" draw:marker-end-width="0.3cm" draw:fill="none" draw:textarea-vertical-align="middle"/>
    </style:style>
    <style:style style:name="gr121" style:family="graphic" style:parent-style-name="objectwithoutfill">
      <style:graphic-properties draw:marker-end="Puntas_20_de_20_flecha_20_79" draw:marker-end-width="0.3cm" draw:fill="none" draw:textarea-vertical-align="middle"/>
    </style:style>
    <style:style style:name="gr122" style:family="graphic" style:parent-style-name="objectwithoutfill">
      <style:graphic-properties draw:marker-end="Puntas_20_de_20_flecha_20_80" draw:marker-end-width="0.3cm" draw:fill="none" draw:textarea-vertical-align="middle"/>
    </style:style>
    <style:style style:name="gr123" style:family="graphic" style:parent-style-name="standard">
      <style:graphic-properties draw:fill="none" draw:textarea-vertical-align="middle" draw:auto-grow-height="false" fo:min-height="7.808cm" fo:min-width="0cm" fo:wrap-option="wrap"/>
    </style:style>
    <style:style style:name="gr124" style:family="graphic" style:parent-style-name="objectwithoutfill">
      <style:graphic-properties draw:marker-end="Puntas_20_de_20_flecha_20_81" draw:marker-end-width="0.3cm" draw:fill="none" draw:textarea-vertical-align="middle"/>
    </style:style>
    <style:style style:name="gr125" style:family="graphic" style:parent-style-name="standard">
      <style:graphic-properties draw:fill-color="#00a933" draw:textarea-horizontal-align="justify" draw:textarea-vertical-align="middle" draw:auto-grow-height="false" fo:min-height="9.5cm" fo:min-width="39.25cm"/>
      <style:paragraph-properties style:writing-mode="lr-tb"/>
    </style:style>
    <style:style style:name="gr126" style:family="graphic" style:parent-style-name="standard">
      <style:graphic-properties draw:textarea-horizontal-align="justify" draw:textarea-vertical-align="middle" draw:auto-grow-height="false" fo:min-height="1.25cm" fo:min-width="5.5cm"/>
      <style:paragraph-properties style:writing-mode="lr-tb"/>
    </style:style>
    <style:style style:name="gr127" style:family="graphic" style:parent-style-name="objectwithoutfill">
      <style:graphic-properties draw:marker-end="Puntas_20_de_20_flecha_20_44" draw:marker-end-width="0.3cm" draw:fill="none" draw:textarea-vertical-align="middle"/>
    </style:style>
    <style:style style:name="gr128" style:family="graphic" style:parent-style-name="objectwithoutfill">
      <style:graphic-properties draw:marker-end="Puntas_20_de_20_flecha_20_45" draw:marker-end-width="0.3cm" draw:fill="none" draw:textarea-vertical-align="middle"/>
    </style:style>
    <style:style style:name="gr129" style:family="graphic" style:parent-style-name="objectwithoutfill">
      <style:graphic-properties draw:marker-end="Puntas_20_de_20_flecha_20_46" draw:marker-end-width="0.3cm" draw:fill="none" draw:textarea-vertical-align="middle"/>
    </style:style>
    <style:style style:name="gr130" style:family="graphic" style:parent-style-name="standard">
      <style:graphic-properties draw:fill-color="#800080" draw:textarea-horizontal-align="justify" draw:textarea-vertical-align="middle" draw:auto-grow-height="false" fo:min-height="18.5cm" fo:min-width="38.25cm"/>
      <style:paragraph-properties style:writing-mode="lr-tb"/>
    </style:style>
    <style:style style:name="gr131" style:family="graphic" style:parent-style-name="standard">
      <style:graphic-properties draw:textarea-horizontal-align="justify" draw:textarea-vertical-align="middle" draw:auto-grow-height="false" fo:min-height="2cm" fo:min-width="10cm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876cm" fo:min-width="5.25cm"/>
      <style:paragraph-properties style:writing-mode="lr-tb"/>
    </style:style>
    <style:style style:name="gr133" style:family="graphic" style:parent-style-name="objectwithoutfill">
      <style:graphic-properties draw:marker-end="Puntas_20_de_20_flecha_20_94" draw:marker-end-width="0.3cm" draw:fill="none" draw:textarea-vertical-align="middle"/>
      <style:paragraph-properties style:writing-mode="lr-tb"/>
    </style:style>
    <style:style style:name="gr134" style:family="graphic" style:parent-style-name="objectwithoutfill">
      <style:graphic-properties draw:marker-end="Puntas_20_de_20_flecha_20_95" draw:marker-end-width="0.3cm" draw:fill="none" draw:textarea-vertical-align="middle"/>
      <style:paragraph-properties style:writing-mode="lr-tb"/>
    </style:style>
    <style:style style:name="gr135" style:family="graphic" style:parent-style-name="objectwithoutfill">
      <style:graphic-properties draw:marker-end="Puntas_20_de_20_flecha_20_96" draw:marker-end-width="0.3cm" draw:fill="none" draw:textarea-vertical-align="middle"/>
      <style:paragraph-properties style:writing-mode="lr-tb"/>
    </style:style>
    <style:style style:name="gr136" style:family="graphic" style:parent-style-name="objectwithoutfill">
      <style:graphic-properties draw:marker-end="Puntas_20_de_20_flecha_20_97" draw:marker-end-width="0.3cm" draw:fill="none" draw:textarea-vertical-align="middle"/>
      <style:paragraph-properties style:writing-mode="lr-tb"/>
    </style:style>
    <style:style style:name="gr137" style:family="graphic" style:parent-style-name="objectwithoutfill">
      <style:graphic-properties draw:marker-end="Puntas_20_de_20_flecha_20_98" draw:marker-end-width="0.3cm" draw:fill="none" draw:textarea-vertical-align="middle"/>
      <style:paragraph-properties style:writing-mode="lr-tb"/>
    </style:style>
    <style:style style:name="gr138" style:family="graphic" style:parent-style-name="objectwithoutfill">
      <style:graphic-properties draw:marker-end="Puntas_20_de_20_flecha_20_99" draw:marker-end-width="0.3cm" draw:fill="none" draw:textarea-vertical-align="middle"/>
      <style:paragraph-properties style:writing-mode="lr-tb"/>
    </style:style>
    <style:style style:name="gr139" style:family="graphic" style:parent-style-name="objectwithoutfill">
      <style:graphic-properties draw:marker-end="Puntas_20_de_20_flecha_20_102" draw:marker-end-width="0.3cm" draw:fill="none" draw:textarea-vertical-align="middle"/>
    </style:style>
    <style:style style:name="gr140" style:family="graphic" style:parent-style-name="objectwithoutfill">
      <style:graphic-properties draw:marker-end="Puntas_20_de_20_flecha_20_103" draw:marker-end-width="0.3cm" draw:fill="none" draw:textarea-vertical-align="middle"/>
    </style:style>
    <style:style style:name="gr141" style:family="graphic" style:parent-style-name="standard">
      <style:graphic-properties draw:textarea-horizontal-align="justify" draw:textarea-vertical-align="middle" draw:auto-grow-height="false" fo:min-height="1.342cm" fo:min-width="7.632cm"/>
      <style:paragraph-properties style:writing-mode="lr-tb"/>
    </style:style>
    <style:style style:name="gr142" style:family="graphic" style:parent-style-name="standard">
      <style:graphic-properties draw:fill="solid" draw:fill-color="#ff0000" draw:textarea-horizontal-align="justify" draw:textarea-vertical-align="middle" draw:auto-grow-height="false" fo:min-height="32.25cm" fo:min-width="23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10.361cm"/>
      <style:paragraph-properties style:writing-mode="lr-tb"/>
    </style:style>
    <style:style style:name="gr144" style:family="graphic" style:parent-style-name="standard">
      <style:graphic-properties draw:fill-color="#ffff00" draw:textarea-horizontal-align="justify" draw:textarea-vertical-align="middle" draw:auto-grow-height="false" fo:min-height="41.5cm" fo:min-width="57.25cm"/>
      <style:paragraph-properties style:writing-mode="lr-tb"/>
    </style:style>
    <style:style style:name="gr145" style:family="graphic" style:parent-style-name="standard">
      <style:graphic-properties draw:fill-color="#ffff00" draw:textarea-horizontal-align="justify" draw:textarea-vertical-align="middle" draw:auto-grow-height="false" fo:min-height="75cm" fo:min-width="49.75cm"/>
      <style:paragraph-properties style:writing-mode="lr-tb"/>
    </style:style>
    <style:style style:name="gr146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147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148" style:family="graphic" style:parent-style-name="standard" style:list-style-name="L1">
      <style:graphic-properties draw:textarea-horizontal-align="justify" draw:textarea-vertical-align="middle" draw:auto-grow-height="false" fo:min-height="2.25cm" fo:min-width="25.5cm"/>
      <style:paragraph-properties style:writing-mode="lr-tb"/>
    </style:style>
    <style:style style:name="gr149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150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151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152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153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154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1.75cm" fo:min-width="8.5cm"/>
      <style:paragraph-properties style:writing-mode="lr-tb"/>
    </style:style>
    <style:style style:name="gr156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gr157" style:family="graphic" style:parent-style-name="standard" style:list-style-name="L1">
      <style:graphic-properties draw:textarea-horizontal-align="justify" draw:textarea-vertical-align="middle" draw:auto-grow-height="false" fo:min-height="1.75cm" fo:min-width="8.5cm"/>
      <style:paragraph-properties style:writing-mode="lr-tb"/>
    </style:style>
    <style:style style:name="gr158" style:family="graphic" style:parent-style-name="objectwithoutfill">
      <style:graphic-properties draw:marker-end="Puntas_20_de_20_flecha_20_82" draw:marker-end-width="0.3cm" draw:fill="none" draw:textarea-vertical-align="middle"/>
    </style:style>
    <style:style style:name="gr159" style:family="graphic" style:parent-style-name="standard" style:list-style-name="L1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160" style:family="graphic" style:parent-style-name="objectwithoutfill">
      <style:graphic-properties draw:marker-end="Puntas_20_de_20_flecha_20_85" draw:marker-end-width="0.3cm" draw:fill="none" draw:textarea-vertical-align="middle"/>
    </style:style>
    <style:style style:name="gr161" style:family="graphic" style:parent-style-name="objectwithoutfill">
      <style:graphic-properties draw:marker-end="Puntas_20_de_20_flecha_20_86" draw:marker-end-width="0.3cm" draw:fill="none" draw:textarea-vertical-align="middle"/>
    </style:style>
    <style:style style:name="gr162" style:family="graphic" style:parent-style-name="objectwithoutfill">
      <style:graphic-properties draw:marker-end="Puntas_20_de_20_flecha_20_87" draw:marker-end-width="0.3cm" draw:fill="none" draw:textarea-vertical-align="middle"/>
    </style:style>
    <style:style style:name="gr163" style:family="graphic" style:parent-style-name="objectwithoutfill">
      <style:graphic-properties draw:marker-end="Puntas_20_de_20_flecha_20_88" draw:marker-end-width="0.3cm" draw:fill="none" draw:textarea-vertical-align="middle"/>
    </style:style>
    <style:style style:name="gr164" style:family="graphic" style:parent-style-name="standard">
      <style:graphic-properties draw:fill-color="#ffff00" draw:textarea-horizontal-align="justify" draw:textarea-vertical-align="middle" draw:auto-grow-height="false" fo:min-height="14cm" fo:min-width="39.25cm"/>
      <style:paragraph-properties style:writing-mode="lr-tb"/>
    </style:style>
    <style:style style:name="gr165" style:family="graphic" style:parent-style-name="standard">
      <style:graphic-properties draw:textarea-horizontal-align="justify" draw:textarea-vertical-align="middle" draw:auto-grow-height="false" fo:min-height="1.75cm" fo:min-width="9.2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6" style:family="graphic" style:parent-style-name="objectwithoutfill">
      <style:graphic-properties draw:marker-end="Puntas_20_de_20_flecha_20_93" draw:marker-end-width="0.3cm" draw:fill="none" draw:textarea-vertical-align="middle"/>
    </style:style>
    <style:style style:name="gr167" style:family="graphic" style:parent-style-name="standard">
      <style:graphic-properties draw:fill-color="#00a933" draw:textarea-horizontal-align="justify" draw:textarea-vertical-align="middle" draw:auto-grow-height="false" fo:min-height="14.25cm" fo:min-width="45.75cm"/>
      <style:paragraph-properties style:writing-mode="lr-tb"/>
    </style:style>
    <style:style style:name="gr168" style:family="graphic" style:parent-style-name="objectwithoutfill">
      <style:graphic-properties draw:marker-end="Puntas_20_de_20_flecha_20_83" draw:marker-end-width="0.3cm" draw:fill="none" draw:textarea-vertical-align="middle"/>
    </style:style>
    <style:style style:name="gr169" style:family="graphic" style:parent-style-name="objectwithoutfill">
      <style:graphic-properties draw:marker-end="Puntas_20_de_20_flecha_20_84" draw:marker-end-width="0.3cm" draw:fill="none" draw:textarea-vertical-align="middle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8cm" fo:min-width="0cm"/>
      <style:paragraph-properties style:writing-mode="lr-tb"/>
    </style:style>
    <style:style style:name="gr171" style:family="graphic" style:parent-style-name="standard">
      <style:graphic-properties draw:fill-color="#00a933" draw:textarea-horizontal-align="justify" draw:textarea-vertical-align="middle" draw:auto-grow-height="false" fo:min-height="10.75cm" fo:min-width="39.25cm"/>
      <style:paragraph-properties style:writing-mode="lr-tb"/>
    </style:style>
    <style:style style:name="gr172" style:family="graphic" style:parent-style-name="standard">
      <style:graphic-properties draw:fill-color="#00a933" draw:textarea-horizontal-align="justify" draw:textarea-vertical-align="middle" draw:auto-grow-height="false" fo:min-height="16.25cm" fo:min-width="59.95cm"/>
      <style:paragraph-properties style:writing-mode="lr-tb"/>
    </style:style>
    <style:style style:name="gr173" style:family="graphic" style:parent-style-name="standard">
      <style:graphic-properties draw:fill-color="#00a933" draw:textarea-horizontal-align="justify" draw:textarea-vertical-align="middle" draw:auto-grow-height="false" fo:min-height="13.15cm" fo:min-width="39.25cm"/>
      <style:paragraph-properties style:writing-mode="lr-tb"/>
    </style:style>
    <style:style style:name="gr174" style:family="graphic" style:parent-style-name="standard">
      <style:graphic-properties draw:textarea-horizontal-align="justify" draw:textarea-vertical-align="middle" draw:auto-grow-height="false" fo:min-height="3.75cm" fo:min-width="13.5cm"/>
      <style:paragraph-properties style:writing-mode="lr-tb"/>
    </style:style>
    <style:style style:name="gr175" style:family="graphic" style:parent-style-name="standard">
      <style:graphic-properties draw:textarea-horizontal-align="justify" draw:textarea-vertical-align="middle" draw:auto-grow-height="false" fo:min-height="1.376cm" fo:min-width="3.126cm"/>
      <style:paragraph-properties style:writing-mode="lr-tb"/>
    </style:style>
    <style:style style:name="gr176" style:family="graphic" style:parent-style-name="objectwithoutfill">
      <style:graphic-properties draw:marker-end="Puntas_20_de_20_flecha_20_89" draw:marker-end-width="0.3cm" draw:fill="none" draw:textarea-vertical-align="middle"/>
    </style:style>
    <style:style style:name="gr177" style:family="graphic" style:parent-style-name="objectwithoutfill">
      <style:graphic-properties draw:marker-end="Puntas_20_de_20_flecha_20_90" draw:marker-end-width="0.3cm" draw:fill="none" draw:textarea-vertical-align="middle"/>
      <style:paragraph-properties style:writing-mode="lr-tb"/>
    </style:style>
    <style:style style:name="gr178" style:family="graphic" style:parent-style-name="objectwithoutfill">
      <style:graphic-properties draw:marker-end="Puntas_20_de_20_flecha_20_91" draw:marker-end-width="0.3cm" draw:fill="none" draw:textarea-vertical-align="middle"/>
      <style:paragraph-properties style:writing-mode="lr-tb"/>
    </style:style>
    <style:style style:name="gr179" style:family="graphic" style:parent-style-name="objectwithoutfill">
      <style:graphic-properties draw:marker-end="Puntas_20_de_20_flecha_20_92" draw:marker-end-width="0.3cm" draw:fill="none" draw:textarea-vertical-align="middle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26cm" fo:min-width="11.682cm"/>
      <style:paragraph-properties style:writing-mode="lr-tb"/>
    </style:style>
    <style:style style:name="gr181" style:family="graphic" style:parent-style-name="objectwithoutfill">
      <style:graphic-properties draw:marker-end="Puntas_20_de_20_flecha_20_100" draw:marker-end-width="0.3cm" draw:fill="none" draw:textarea-vertical-align="middle"/>
    </style:style>
    <style:style style:name="gr182" style:family="graphic" style:parent-style-name="objectwithoutfill">
      <style:graphic-properties draw:marker-end="Puntas_20_de_20_flecha_20_101" draw:marker-end-width="0.3cm" draw:fill="none" draw:textarea-vertical-align="middle"/>
    </style:style>
    <style:style style:name="gr183" style:family="graphic" style:parent-style-name="standard">
      <style:graphic-properties draw:fill-color="#800080" draw:textarea-horizontal-align="justify" draw:textarea-vertical-align="middle" draw:auto-grow-height="false" fo:min-height="22.75cm" fo:min-width="38.25cm"/>
      <style:paragraph-properties style:writing-mode="lr-tb"/>
    </style:style>
    <style:style style:name="gr184" style:family="graphic" style:parent-style-name="objectwithoutfill">
      <style:graphic-properties draw:marker-end="Puntas_20_de_20_flecha_20_104" draw:marker-end-width="0.3cm" draw:fill="none" draw:textarea-vertical-align="middle"/>
      <style:paragraph-properties style:writing-mode="lr-tb"/>
    </style:style>
    <style:style style:name="gr185" style:family="graphic" style:parent-style-name="objectwithoutfill">
      <style:graphic-properties draw:marker-end="Puntas_20_de_20_flecha_20_10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use-window-font-color="true" loext:opacity="0%" style:font-name="Arial" fo:font-size="24pt"/>
    </style:style>
    <style:style style:name="P2" style:family="paragraph">
      <loext:graphic-properties draw:fill="solid" draw:fill-color="#00a933"/>
      <style:paragraph-properties fo:text-align="center" style:writing-mode="lr-tb"/>
      <style:text-properties style:use-window-font-color="true" loext:opacity="0%" style:font-name="Arial" fo:font-size="24pt"/>
    </style:style>
    <style:style style:name="P3" style:family="paragraph">
      <style:paragraph-properties fo:text-align="center" style:text-autospace="none" style:writing-mode="lr-tb"/>
      <style:text-properties style:use-window-font-color="true" loext:opacity="0%" style:font-name="Arial" fo:font-size="12pt" style:font-name-asian="Monospace" style:font-size-asian="10pt" style:font-name-complex="Monospace" style:font-size-complex="10pt"/>
    </style:style>
    <style:style style:name="P4" style:family="paragraph">
      <loext:graphic-properties draw:fill="solid" draw:fill-color="#729fcf"/>
      <style:paragraph-properties fo:text-align="center" style:text-autospace="none" style:writing-mode="lr-tb"/>
      <style:text-properties style:use-window-font-color="true" loext:opacity="0%" style:font-name="Arial" fo:font-size="12pt" style:font-name-asian="Monospace" style:font-size-asian="10pt" style:font-name-complex="Monospace" style:font-size-complex="10pt"/>
    </style:style>
    <style:style style:name="P5" style:family="paragraph">
      <style:paragraph-properties fo:margin-left="0cm" fo:margin-right="0cm" fo:text-align="center" fo:text-indent="0cm" style:writing-mode="lr-tb"/>
    </style:style>
    <style:style style:name="P6" style:family="paragraph">
      <loext:graphic-properties draw:fill="solid" draw:fill-color="#729fcf"/>
      <style:paragraph-properties fo:margin-left="0cm" fo:margin-right="0cm" fo:text-align="center" fo:text-indent="0cm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729fcf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-color="#00a933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background-color="#ffff00"/>
    </style:style>
    <style:style style:name="P13" style:family="paragraph">
      <loext:graphic-properties draw:fill-color="#729fcf"/>
      <style:paragraph-properties fo:text-align="center" style:writing-mode="lr-tb"/>
      <style:text-properties fo:background-color="#ffff00"/>
    </style:style>
    <style:style style:name="P14" style:family="paragraph">
      <loext:graphic-properties draw:fill-color="#729fcf"/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font-size="12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font-size="18pt" style:font-size-asian="12pt" style:font-size-complex="12pt"/>
    </style:style>
    <style:style style:name="P20" style:family="paragraph">
      <loext:graphic-properties draw:fill-color="#729fcf"/>
      <style:paragraph-properties fo:text-align="center" style:writing-mode="lr-tb"/>
      <style:text-properties fo:font-size="18pt" style:font-size-asian="12pt" style:font-size-complex="12pt"/>
    </style:style>
    <style:style style:name="P21" style:family="paragraph">
      <style:paragraph-properties fo:text-align="center" style:writing-mode="lr-tb"/>
      <style:text-properties style:text-underline-style="none"/>
    </style:style>
    <style:style style:name="P22" style:family="paragraph">
      <loext:graphic-properties draw:fill-color="#00a933"/>
      <style:paragraph-properties fo:text-align="center" style:writing-mode="lr-tb"/>
      <style:text-properties style:text-underline-style="non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-color="#800080"/>
      <style:paragraph-properties fo:text-align="center" style:writing-mode="lr-tb"/>
    </style:style>
    <style:style style:name="P26" style:family="paragraph">
      <loext:graphic-properties draw:fill="solid" draw:fill-color="#ff0000"/>
      <style:paragraph-properties fo:text-align="center" style:writing-mode="lr-tb"/>
      <style:text-properties style:use-window-font-color="true" loext:opacity="0%" style:font-name="Arial" fo:font-size="24pt"/>
    </style:style>
    <style:style style:name="P27" style:family="paragraph">
      <loext:graphic-properties draw:fill="none" draw:fill-color="#ffffff"/>
      <style:paragraph-properties style:writing-mode="lr-tb"/>
      <style:text-properties fo:font-size="88pt" style:font-size-asian="88pt" style:font-size-complex="88pt"/>
    </style:style>
    <style:style style:name="P28" style:family="paragraph">
      <loext:graphic-properties draw:fill-color="#ffff00"/>
      <style:paragraph-properties fo:text-align="center" style:writing-mode="lr-tb"/>
    </style:style>
    <style:style style:name="P29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30" style:family="paragraph">
      <style:paragraph-properties fo:text-align="center"/>
      <style:text-properties style:text-underline-style="solid" style:text-underline-width="auto" style:text-und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solid" style:text-underline-width="auto" style:text-underline-color="font-color"/>
    </style:style>
    <style:style style:name="P3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33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34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style:use-window-font-color="true" loext:opacity="0%" style:font-name="Arial" fo:font-size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background-color="#ffff00"/>
    </style:style>
    <style:style style:name="T4" style:family="text">
      <style:text-properties fo:font-size="12pt"/>
    </style:style>
    <style:style style:name="T5" style:family="text">
      <style:text-properties fo:font-size="12pt" fo:font-weight="bold" fo:background-color="#ffffff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8pt" style:font-size-asian="12pt" style:font-size-complex="12pt"/>
    </style:style>
    <style:style style:name="T9" style:family="text">
      <style:text-properties style:text-underline-style="none"/>
    </style:style>
    <style:style style:name="T10" style:family="text">
      <style:text-properties fo:background-color="#ffffff"/>
    </style:style>
    <style:style style:name="T11" style:family="text">
      <style:text-properties style:text-underline-style="none" fo:background-color="#ffff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88pt" style:font-size-asian="88pt" style:font-size-complex="88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3.5cm" svg:height="27.75cm" svg:x="63.5cm" svg:y="55.75cm">
          <text:p text:style-name="P1"><text:span text:style-name="T1">LEER AD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4cm" svg:height="1.5cm" svg:x="70.2cm" svg:y="69.25cm">
          <text:p text:style-name="P3"><text:span text:style-name="T2">ads_I_f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cm" svg:height="1.5cm" svg:x="70.2cm" svg:y="67.35cm">
          <text:p text:style-name="P3"><text:span text:style-name="T2">ads_II_f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cm" svg:height="1.5cm" svg:x="70.2cm" svg:y="65.45cm">
          <text:p text:style-name="P3"><text:span text:style-name="T2">ads_III_f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4cm" svg:height="1.5cm" svg:x="70.2cm" svg:y="60.75cm">
          <text:p text:style-name="P3"><text:span text:style-name="T2">ads_I_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4cm" svg:height="1.5cm" svg:x="70.2cm" svg:y="62.65cm">
          <text:p text:style-name="P3"><text:span text:style-name="T2">ads_II_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71.7cm" svg:y="79cm">
          <text:p text:style-name="P3"><text:span text:style-name="T2">ads_Res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1.75cm" svg:height="1.75cm" draw:transform="rotate (1.5707963267949) translate (65.5cm 82.5cm)">
          <text:p text:style-name="P5">Interrupción</text:p>
          <text:p text:style-name="P5">500 sps (2ms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6" draw:layer="layout" svg:width="5.35cm" svg:height="1.25cm" draw:transform="rotate (1.5707963267949) translate (70.2cm 82.5cm)">
          <text:p text:style-name="P5">100 sps (10ms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8" xml:id="id2" draw:id="id2" draw:layer="layout" svg:width="10cm" svg:height="7.5cm" svg:x="75.95cm" svg:y="65cm">
          <text:p text:style-name="P7">SignalSet</text:p>
          <text:p text:style-name="P7"/>
          <text:p text:style-name="P7">Graficar ECG</text:p>
          <text:p text:style-name="P7">500 sps</text:p>
          <draw:enhanced-geometry svg:viewBox="0 0 21600 21600" draw:type="rectangle" draw:enhanced-path="M 0 0 L 21600 0 21600 21600 0 21600 0 0 Z N"/>
        </draw:custom-shape>
        <draw:custom-shape draw:style-name="gr6" draw:text-style-name="P8" xml:id="id7" draw:id="id7" draw:layer="layout" svg:width="10cm" svg:height="3.5cm" svg:x="75.95cm" svg:y="60.75cm">
          <text:p text:style-name="P7">SignalSet</text:p>
          <text:p text:style-name="P7">Normalización</text:p>
          <text:p text:style-name="P7">250 sps</text:p>
          <text:p text:style-name="P9">(Alternada con FC)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10cm" svg:height="4.3cm" svg:x="75.95cm" svg:y="73cm">
          <text:p text:style-name="P7">SignalSet</text:p>
          <text:p text:style-name="P7">Frecuencia</text:p>
          <text:p text:style-name="P7">Cardiaca</text:p>
          <text:p text:style-name="P7">250 sps</text:p>
          <text:p text:style-name="P9">(Alternada con Normalización)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74.2cm" svg:y1="66.2cm" svg:x2="75.95cm" svg:y2="68.75cm" draw:start-shape="id1" draw:start-glue-point="1" draw:end-shape="id2" draw:end-glue-point="3" svg:d="M74200 66200h875v2550h875" svg:viewBox="0 0 1751 2551">
          <text:p/>
        </draw:connector>
        <draw:connector draw:style-name="gr9" draw:text-style-name="P10" draw:layer="layout" svg:x1="74.2cm" svg:y1="68.1cm" svg:x2="75.95cm" svg:y2="68.75cm" draw:start-shape="id3" draw:start-glue-point="1" draw:end-shape="id2" draw:end-glue-point="3" svg:d="M74200 68100h875v650h875" svg:viewBox="0 0 1751 651">
          <text:p/>
        </draw:connector>
        <draw:connector draw:style-name="gr10" draw:text-style-name="P10" draw:layer="layout" svg:x1="74.2cm" svg:y1="70cm" svg:x2="75.95cm" svg:y2="68.75cm" draw:start-shape="id4" draw:start-glue-point="1" draw:end-shape="id2" draw:end-glue-point="3" svg:d="M74200 70000h875v-1250h875" svg:viewBox="0 0 1751 1251">
          <text:p/>
        </draw:connector>
        <draw:connector draw:style-name="gr11" draw:text-style-name="P10" draw:layer="layout" svg:x1="72.2cm" svg:y1="70.75cm" svg:x2="75.95cm" svg:y2="75.15cm" draw:start-shape="id4" draw:start-glue-point="2" draw:end-shape="id5" draw:end-glue-point="3" svg:d="M72200 70750v4400h3750" svg:viewBox="0 0 3751 4401">
          <text:p/>
        </draw:connector>
        <draw:connector draw:style-name="gr12" draw:text-style-name="P10" draw:layer="layout" svg:x1="74.2cm" svg:y1="61.5cm" svg:x2="75.95cm" svg:y2="62.5cm" draw:start-shape="id6" draw:start-glue-point="1" draw:end-shape="id7" draw:end-glue-point="3" svg:d="M74200 61500h875v1000h875" svg:viewBox="0 0 1751 1001">
          <text:p/>
        </draw:connector>
        <draw:connector draw:style-name="gr13" draw:text-style-name="P10" draw:layer="layout" svg:x1="74.2cm" svg:y1="63.4cm" svg:x2="75.95cm" svg:y2="62.5cm" draw:start-shape="id8" draw:start-glue-point="1" draw:end-shape="id7" draw:end-glue-point="3" svg:d="M74200 63400h875v-900h875" svg:viewBox="0 0 1751 901">
          <text:p/>
        </draw:connector>
        <draw:custom-shape draw:style-name="gr6" draw:text-style-name="P8" xml:id="id46" draw:id="id46" draw:layer="layout" svg:width="10cm" svg:height="3.5cm" svg:x="75.95cm" svg:y="78cm">
          <text:p text:style-name="P7">SignalSet</text:p>
          <text:p text:style-name="P7">Frecuencia</text:p>
          <text:p text:style-name="P7">Respiratoria</text:p>
          <text:p text:style-name="P7">100 sps</text:p>
          <draw:enhanced-geometry svg:viewBox="0 0 21600 21600" draw:type="rectangle" draw:enhanced-path="M 0 0 L 21600 0 21600 21600 0 21600 0 0 Z N"/>
        </draw:custom-shape>
        <draw:custom-shape draw:style-name="gr14" draw:text-style-name="P11" xml:id="id37" draw:id="id37" draw:layer="layout" svg:width="39.75cm" svg:height="12.75cm" svg:x="99.25cm" svg:y="62.25cm">
          <text:p text:style-name="P7">Graficar ECG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3" xml:id="id42" draw:id="id42" draw:layer="layout" svg:width="4.25cm" svg:height="4cm" svg:x="99.75cm" svg:y="66.75cm">
          <text:p text:style-name="P12"><text:span text:style-name="T3">osSignalWai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1.75cm" svg:height="1.5cm" draw:transform="rotate (1.5707963267949) translate (64cm 82.5cm)">
          <text:p text:style-name="P7">flag_MSV_graficar == 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xml:id="id43" draw:id="id43" draw:layer="layout" svg:width="4cm" svg:height="4cm" svg:x="104.75cm" svg:y="66.75cm">
          <text:p text:style-name="P7">Seleccionar</text:p>
          <text:p text:style-name="P7">Gráficas</text:p>
          <draw:enhanced-geometry svg:viewBox="0 0 21600 21600" draw:type="rectangle" draw:enhanced-path="M 0 0 L 21600 0 21600 21600 0 21600 0 0 Z N"/>
        </draw:custom-shape>
        <draw:custom-shape draw:style-name="gr17" draw:text-style-name="P7" xml:id="id44" draw:id="id44" draw:layer="layout" svg:width="4cm" svg:height="4cm" svg:x="109.45cm" svg:y="66.75cm">
          <text:p text:style-name="P7">Leer</text:p>
          <text:p text:style-name="P7">Valor de</text:p>
          <text:p text:style-name="P7">Derivadas</text:p>
          <draw:enhanced-geometry svg:viewBox="0 0 21600 21600" draw:type="rectangle" draw:enhanced-path="M 0 0 L 21600 0 21600 21600 0 21600 0 0 Z N"/>
        </draw:custom-shape>
        <draw:custom-shape draw:style-name="gr17" draw:text-style-name="P7" xml:id="id45" draw:id="id45" draw:layer="layout" svg:width="4cm" svg:height="4cm" svg:x="114.05cm" svg:y="66.75cm">
          <text:p text:style-name="P7">Filtrar</text:p>
          <draw:enhanced-geometry svg:viewBox="0 0 21600 21600" draw:type="rectangle" draw:enhanced-path="M 0 0 L 21600 0 21600 21600 0 21600 0 0 Z N"/>
        </draw:custom-shape>
        <draw:custom-shape draw:style-name="gr18" draw:text-style-name="P7" xml:id="id9" draw:id="id9" draw:layer="layout" svg:width="6.75cm" svg:height="3.75cm" svg:x="119.25cm" svg:y="67.25cm">
          <text:p text:style-name="P7">Omitir</text:p>
          <text:p text:style-name="P7">Muestr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0" draw:id="id10" draw:layer="layout" svg:width="5.25cm" svg:height="2cm" svg:x="127cm" svg:y="67cm">
          <text:p text:style-name="P15"><text:span text:style-name="T4">omitirMuestra = true;</text:span></text:p>
          <text:p text:style-name="P15"><text:span text:style-name="T5">flag_ECG_RDY</text:span><text:span text:style-name="T4"> = true;</text:span></text:p>
          <draw:enhanced-geometry svg:viewBox="0 0 21600 21600" draw:type="rectangle" draw:enhanced-path="M 0 0 L 21600 0 21600 21600 0 21600 0 0 Z N"/>
        </draw:custom-shape>
        <draw:connector draw:style-name="gr20" draw:text-style-name="P17" draw:layer="layout" draw:line-skew="0cm 6.501cm" svg:x1="122.625cm" svg:y1="67.25cm" svg:x2="127cm" svg:y2="68cm" draw:start-shape="id9" draw:start-glue-point="4" draw:end-shape="id10" draw:end-glue-point="3" svg:d="M122625 67250v-751h2625v1501h1750" svg:viewBox="0 0 4376 1502">
          <text:p text:style-name="P16"><text:span text:style-name="T6">NO</text:span></text:p>
        </draw:connector>
        <draw:custom-shape draw:style-name="gr19" draw:text-style-name="P15" xml:id="id11" draw:id="id11" draw:layer="layout" svg:width="5.25cm" svg:height="2cm" svg:x="127cm" svg:y="69.4cm">
          <text:p text:style-name="P15"><text:span text:style-name="T4">omitirMuestra = false;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draw:line-skew="0cm 6.501cm" svg:x1="122.625cm" svg:y1="71cm" svg:x2="127cm" svg:y2="70.4cm" draw:start-shape="id9" draw:start-glue-point="6" draw:end-shape="id11" draw:end-glue-point="3" svg:d="M122625 71000v901h2625v-1501h1750" svg:viewBox="0 0 4376 1502">
          <text:p text:style-name="P16"><text:span text:style-name="T7">SI</text:span></text:p>
        </draw:connector>
        <draw:custom-shape draw:style-name="gr16" draw:text-style-name="P20" xml:id="id12" draw:id="id12" draw:layer="layout" svg:width="21.75cm" svg:height="1.5cm" draw:transform="rotate (1.5707963267949) translate (67.25cm 82.5cm)">
          <text:p text:style-name="P19"><text:span text:style-name="T8">ads_bufferRx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3.75cm" svg:height="1.5cm" svg:x="134.6cm" svg:y="67cm">
          <text:p text:style-name="P21"><text:span text:style-name="T9">graph1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3.75cm" svg:height="1.5cm" svg:x="134.6cm" svg:y="68.8cm">
          <text:p text:style-name="P21"><text:span text:style-name="T9">graph2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xml:id="id36" draw:id="id36" draw:layer="layout" svg:width="39.75cm" svg:height="7.4cm" svg:x="99.25cm" svg:y="54.1cm">
          <text:p text:style-name="P21"><text:span text:style-name="T9">Normalización</text:span></text:p>
          <text:p text:style-name="P21"><text:span text:style-name="T9"/></text:p>
          <text:p text:style-name="P21"><text:span text:style-name="T9"/></text:p>
          <text:p text:style-name="P21"><text:span text:style-name="T9"/></text:p>
          <text:p text:style-name="P21"><text:span text:style-name="T9"/></text:p>
          <text:p text:style-name="P21"><text:span text:style-name="T9"/></text:p>
          <text:p text:style-name="P21"><text:span text:style-name="T9"/></text:p>
          <text:p text:style-name="P21"><text:span text:style-name="T9"/></text:p>
          <text:p text:style-name="P21"><text:span text:style-name="T9"/></text:p>
          <text:p text:style-name="P21"><text:span text:style-name="T9"/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39" draw:id="id39" draw:layer="layout" svg:width="4.25cm" svg:height="4cm" svg:x="99.75cm" svg:y="57.25cm">
          <text:p text:style-name="P12"><text:span text:style-name="T3">osSignalWait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xml:id="id40" draw:id="id40" draw:layer="layout" svg:width="21.5cm" svg:height="4cm" svg:x="104.75cm" svg:y="57.25cm">
          <text:p text:style-name="P7">Cálculo</text:p>
          <draw:enhanced-geometry svg:viewBox="0 0 21600 21600" draw:type="rectangle" draw:enhanced-path="M 0 0 L 21600 0 21600 21600 0 21600 0 0 Z N"/>
        </draw:custom-shape>
        <draw:custom-shape draw:style-name="gr25" draw:text-style-name="P21" xml:id="id41" draw:id="id41" draw:layer="layout" svg:width="9.2cm" svg:height="3.5cm" svg:x="127.5cm" svg:y="57.5cm">
          <text:p text:style-name="P21"><text:span text:style-name="T9">HAL_UART_Transmit_IT ()</text:span></text:p>
          <draw:enhanced-geometry svg:viewBox="0 0 21600 21600" draw:type="rectangle" draw:enhanced-path="M 0 0 L 21600 0 21600 21600 0 21600 0 0 Z N"/>
        </draw:custom-shape>
        <draw:connector draw:style-name="gr26" draw:text-style-name="P23" draw:layer="layout" svg:x1="68cm" svg:y1="82.5cm" svg:x2="83cm" svg:y2="113.125cm" draw:start-shape="id12" draw:start-glue-point="3" draw:end-shape="id13" draw:end-glue-point="3" svg:d="M68000 82500v30625h15000" svg:viewBox="0 0 15001 30626">
          <text:p/>
        </draw:connector>
        <draw:custom-shape draw:style-name="gr27" draw:text-style-name="P11" xml:id="id13" draw:id="id13" draw:layer="layout" svg:width="37.25cm" svg:height="10.75cm" svg:x="83cm" svg:y="107.75cm">
          <text:p text:style-name="P7">Revisar Electrodos</text:p>
          <text:p text:style-name="P7">(1 vez cada 5 segundos)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xml:id="id14" draw:id="id14" draw:layer="layout" svg:width="5.75cm" svg:height="1.5cm" svg:x="84.75cm" svg:y="113.3cm">
          <text:p text:style-name="P19"><text:span text:style-name="T8">ads_buffer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xml:id="id15" draw:id="id15" draw:layer="layout" svg:width="5.75cm" svg:height="1.5cm" svg:x="92.45cm" svg:y="113.3cm">
          <text:p text:style-name="P19"><text:span text:style-name="T8">leerValorCanal(0)</text:span></text:p>
          <text:p text:style-name="P19"><text:span text:style-name="T8">Statu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3" draw:layer="layout" svg:x1="90.5cm" svg:y1="114.05cm" svg:x2="92.45cm" svg:y2="114.05cm" draw:start-shape="id14" draw:start-glue-point="1" draw:end-shape="id15" draw:end-glue-point="3" svg:d="M90500 114050h1950" svg:viewBox="0 0 1951 1">
          <text:p/>
        </draw:connector>
        <draw:custom-shape draw:style-name="gr28" draw:text-style-name="P20" xml:id="id16" draw:id="id16" draw:layer="layout" svg:width="5.75cm" svg:height="1.5cm" svg:x="101.25cm" svg:y="109.9cm">
          <text:p text:style-name="P19"><text:span text:style-name="T8">lead_1_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xml:id="id17" draw:id="id17" draw:layer="layout" svg:width="5.75cm" svg:height="1.5cm" svg:x="101.25cm" svg:y="111.6cm">
          <text:p text:style-name="P19"><text:span text:style-name="T8">lead_2_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xml:id="id18" draw:id="id18" draw:layer="layout" svg:width="5.75cm" svg:height="1.5cm" svg:x="101.25cm" svg:y="113.3cm">
          <text:p text:style-name="P19"><text:span text:style-name="T8">lead_3_R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xml:id="id19" draw:id="id19" draw:layer="layout" svg:width="5.75cm" svg:height="1.5cm" svg:x="101.25cm" svg:y="115cm">
          <text:p text:style-name="P19"><text:span text:style-name="T8">lead_4_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xml:id="id20" draw:id="id20" draw:layer="layout" svg:width="5.75cm" svg:height="1.5cm" svg:x="101.25cm" svg:y="116.7cm">
          <text:p text:style-name="P19"><text:span text:style-name="T8">lead_5_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23" draw:layer="layout" svg:x1="98.2cm" svg:y1="114.05cm" svg:x2="101.25cm" svg:y2="110.65cm" draw:start-shape="id15" draw:start-glue-point="1" draw:end-shape="id16" draw:end-glue-point="3" svg:d="M98200 114050h1525v-3400h1525" svg:viewBox="0 0 3051 3401">
          <text:p/>
        </draw:connector>
        <draw:connector draw:style-name="gr31" draw:text-style-name="P23" draw:layer="layout" svg:x1="98.2cm" svg:y1="114.05cm" svg:x2="101.25cm" svg:y2="112.35cm" draw:start-shape="id15" draw:start-glue-point="1" draw:end-shape="id17" draw:end-glue-point="3" svg:d="M98200 114050h1525v-1700h1525" svg:viewBox="0 0 3051 1701">
          <text:p/>
        </draw:connector>
        <draw:connector draw:style-name="gr32" draw:text-style-name="P23" draw:layer="layout" svg:x1="98.2cm" svg:y1="114.05cm" svg:x2="101.25cm" svg:y2="114.05cm" draw:start-shape="id15" draw:start-glue-point="1" draw:end-shape="id18" draw:end-glue-point="3" svg:d="M98200 114050h3050" svg:viewBox="0 0 3051 1">
          <text:p/>
        </draw:connector>
        <draw:connector draw:style-name="gr33" draw:text-style-name="P23" draw:layer="layout" svg:x1="98.2cm" svg:y1="114.05cm" svg:x2="101.25cm" svg:y2="115.75cm" draw:start-shape="id15" draw:start-glue-point="1" draw:end-shape="id19" draw:end-glue-point="3" svg:d="M98200 114050h1525v1700h1525" svg:viewBox="0 0 3051 1701">
          <text:p/>
        </draw:connector>
        <draw:connector draw:style-name="gr34" draw:text-style-name="P23" draw:layer="layout" svg:x1="98.2cm" svg:y1="114.05cm" svg:x2="101.25cm" svg:y2="117.45cm" draw:start-shape="id15" draw:start-glue-point="1" draw:end-shape="id20" draw:end-glue-point="3" svg:d="M98200 114050h1525v3400h1525" svg:viewBox="0 0 3051 3401">
          <text:p/>
        </draw:connector>
        <draw:custom-shape draw:style-name="gr35" draw:text-style-name="P11" xml:id="id34" draw:id="id34" draw:layer="layout" svg:width="57.75cm" svg:height="41.75cm" svg:x="2.25cm" svg:y="53.75cm">
          <text:p text:style-name="P7">Revisar Comandos</text:p>
          <text:p text:style-name="P7">(1 vez cada 500 ms)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7" xml:id="id31" draw:id="id31" draw:layer="layout" svg:width="11cm" svg:height="4cm" draw:transform="rotate (1.5707963267949) translate (16.95cm 77.95cm)">
          <text:p text:style-name="P7">USB_RxFlag = false;</text:p>
          <text:p text:style-name="P7"/>
          <text:p text:style-name="P7">rgbSetLedColor (&amp;LED, COLOR);</text:p>
          <draw:enhanced-geometry svg:viewBox="0 0 21600 21600" draw:type="rectangle" draw:enhanced-path="M 0 0 L 21600 0 21600 21600 0 21600 0 0 Z N"/>
        </draw:custom-shape>
        <draw:custom-shape draw:style-name="gr37" draw:text-style-name="P7" xml:id="id21" draw:id="id21" draw:layer="layout" svg:width="9.5cm" svg:height="6.75cm" svg:x="21.45cm" svg:y="68.7cm">
          <text:p text:style-name="P7">Inspeccionar cadena</text:p>
          <text:p text:style-name="P7">Y</text:p>
          <text:p text:style-name="P7">Obtener Valores</text:p>
          <draw:enhanced-geometry svg:viewBox="0 0 21600 21600" draw:type="rectangle" draw:enhanced-path="M 0 0 L 21600 0 21600 21600 0 21600 0 0 Z N"/>
        </draw:custom-shape>
        <draw:custom-shape draw:style-name="gr38" draw:text-style-name="P7" xml:id="id22" draw:id="id22" draw:layer="layout" svg:width="11.25cm" svg:height="2.5cm" svg:x="34cm" svg:y="58.35cm">
          <text:p text:style-name="P7">flag_MSV_graficar = true;</text:p>
          <text:p text:style-name="P7">ads_Start ();</text:p>
          <draw:enhanced-geometry svg:viewBox="0 0 21600 21600" draw:type="rectangle" draw:enhanced-path="M 0 0 L 21600 0 21600 21600 0 21600 0 0 Z N"/>
        </draw:custom-shape>
        <draw:custom-shape draw:style-name="gr39" draw:text-style-name="P7" xml:id="id23" draw:id="id23" draw:layer="layout" svg:width="11.25cm" svg:height="2.2cm" svg:x="34cm" svg:y="61.425cm">
          <text:p text:style-name="P7">flag_MSV_graficar = false;</text:p>
          <text:p text:style-name="P7">ads_Stop ();</text:p>
          <draw:enhanced-geometry svg:viewBox="0 0 21600 21600" draw:type="rectangle" draw:enhanced-path="M 0 0 L 21600 0 21600 21600 0 21600 0 0 Z N"/>
        </draw:custom-shape>
        <draw:custom-shape draw:style-name="gr40" draw:text-style-name="P7" xml:id="id24" draw:id="id24" draw:layer="layout" svg:width="11.25cm" svg:height="2.25cm" svg:x="34cm" svg:y="64.201cm">
          <text:p text:style-name="P7"><text:span text:style-name="T10">flag_show_info</text:span> = true;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11.25cm" svg:height="3cm" svg:x="34cm" svg:y="67.026cm">
          <text:p text:style-name="P7">derivacionesAGraficar = </text:p>
          <text:p text:style-name="P7">selectGraph ((char*) USB_Rx_Buf);</text:p>
          <draw:enhanced-geometry svg:viewBox="0 0 21600 21600" draw:type="rectangle" draw:enhanced-path="M 0 0 L 21600 0 21600 21600 0 21600 0 0 Z N"/>
        </draw:custom-shape>
        <draw:custom-shape draw:style-name="gr41" draw:text-style-name="P7" xml:id="id25" draw:id="id25" draw:layer="layout" svg:width="11.25cm" svg:height="3cm" svg:x="34cm" svg:y="70.601cm">
          <text:p text:style-name="P7">erivacionesAGraficar.ecg_FiltroGX=</text:p>
          <text:p text:style-name="P7">NULL, DIAG, MON, MAX</text:p>
          <draw:enhanced-geometry svg:viewBox="0 0 21600 21600" draw:type="rectangle" draw:enhanced-path="M 0 0 L 21600 0 21600 21600 0 21600 0 0 Z N"/>
        </draw:custom-shape>
        <draw:custom-shape draw:style-name="gr38" draw:text-style-name="P7" xml:id="id26" draw:id="id26" draw:layer="layout" svg:width="11.25cm" svg:height="2.5cm" svg:x="34cm" svg:y="74.176cm">
          <text:p text:style-name="P7">flag_activa_apnea = true;</text:p>
          <text:p text:style-name="P7">valor_apnea = tiempo_alarm;</text:p>
          <draw:enhanced-geometry svg:viewBox="0 0 21600 21600" draw:type="rectangle" draw:enhanced-path="M 0 0 L 21600 0 21600 21600 0 21600 0 0 Z N"/>
        </draw:custom-shape>
        <draw:custom-shape draw:style-name="gr38" draw:text-style-name="P7" xml:id="id27" draw:id="id27" draw:layer="layout" svg:width="11.25cm" svg:height="2.5cm" svg:x="34cm" svg:y="77.252cm">
          <text:p text:style-name="P7">flag_activa_apnea = false;</text:p>
          <draw:enhanced-geometry svg:viewBox="0 0 21600 21600" draw:type="rectangle" draw:enhanced-path="M 0 0 L 21600 0 21600 21600 0 21600 0 0 Z N"/>
        </draw:custom-shape>
        <draw:custom-shape draw:style-name="gr38" draw:text-style-name="P7" xml:id="id28" draw:id="id28" draw:layer="layout" svg:width="11.25cm" svg:height="2.5cm" svg:x="34cm" svg:y="80.327cm">
          <text:p text:style-name="P7">prioridadNeopixel</text:p>
          <text:p text:style-name="P7">modoLeds</text:p>
          <text:p text:style-name="P7">colorLeds</text:p>
          <draw:enhanced-geometry svg:viewBox="0 0 21600 21600" draw:type="rectangle" draw:enhanced-path="M 0 0 L 21600 0 21600 21600 0 21600 0 0 Z N"/>
        </draw:custom-shape>
        <draw:custom-shape draw:style-name="gr40" draw:text-style-name="P7" xml:id="id29" draw:id="id29" draw:layer="layout" svg:width="11.25cm" svg:height="2.25cm" svg:x="34cm" svg:y="83.4cm">
          <text:p text:style-name="P7"><text:span text:style-name="T10">flag_Ping</text:span> = true;</text:p>
          <draw:enhanced-geometry svg:viewBox="0 0 21600 21600" draw:type="rectangle" draw:enhanced-path="M 0 0 L 21600 0 21600 21600 0 21600 0 0 Z N"/>
        </draw:custom-shape>
        <draw:connector draw:style-name="gr42" draw:text-style-name="P23" draw:layer="layout" svg:x1="30.95cm" svg:y1="72.075cm" svg:x2="34cm" svg:y2="59.6cm" draw:start-shape="id21" draw:start-glue-point="1" draw:end-shape="id22" draw:end-glue-point="3" svg:d="M30950 72075h1525v-12475h1525" svg:viewBox="0 0 3051 12476">
          <text:p/>
        </draw:connector>
        <draw:connector draw:style-name="gr43" draw:text-style-name="P23" draw:layer="layout" svg:x1="30.95cm" svg:y1="72.075cm" svg:x2="34cm" svg:y2="62.525cm" draw:start-shape="id21" draw:start-glue-point="1" draw:end-shape="id23" draw:end-glue-point="3" svg:d="M30950 72075h1525v-9550h1525" svg:viewBox="0 0 3051 9551">
          <text:p/>
        </draw:connector>
        <draw:connector draw:style-name="gr44" draw:text-style-name="P23" draw:layer="layout" svg:x1="30.95cm" svg:y1="72.075cm" svg:x2="34cm" svg:y2="65.326cm" draw:start-shape="id21" draw:start-glue-point="1" draw:end-shape="id24" draw:end-glue-point="3" svg:d="M30950 72075h1525v-6749h1525" svg:viewBox="0 0 3051 6750">
          <text:p/>
        </draw:connector>
        <draw:connector draw:style-name="gr45" draw:text-style-name="P23" draw:layer="layout" svg:x1="30.95cm" svg:y1="72.075cm" svg:x2="34cm" svg:y2="72.101cm" draw:start-shape="id21" draw:start-glue-point="1" draw:end-shape="id25" draw:end-glue-point="3" svg:d="M30950 72075h1525v26h1525" svg:viewBox="0 0 3051 27">
          <text:p/>
        </draw:connector>
        <draw:connector draw:style-name="gr46" draw:text-style-name="P23" draw:layer="layout" svg:x1="30.95cm" svg:y1="72.075cm" svg:x2="34cm" svg:y2="75.426cm" draw:start-shape="id21" draw:start-glue-point="1" draw:end-shape="id26" draw:end-glue-point="3" svg:d="M30950 72075h1525v3351h1525" svg:viewBox="0 0 3051 3352">
          <text:p/>
        </draw:connector>
        <draw:connector draw:style-name="gr47" draw:text-style-name="P23" draw:layer="layout" svg:x1="30.95cm" svg:y1="72.075cm" svg:x2="34cm" svg:y2="78.502cm" draw:start-shape="id21" draw:start-glue-point="1" draw:end-shape="id27" draw:end-glue-point="3" svg:d="M30950 72075h1525v6427h1525" svg:viewBox="0 0 3051 6428">
          <text:p/>
        </draw:connector>
        <draw:connector draw:style-name="gr48" draw:text-style-name="P23" draw:layer="layout" svg:x1="30.95cm" svg:y1="72.075cm" svg:x2="34cm" svg:y2="81.577cm" draw:start-shape="id21" draw:start-glue-point="1" draw:end-shape="id28" draw:end-glue-point="3" svg:d="M30950 72075h1525v9502h1525" svg:viewBox="0 0 3051 9503">
          <text:p/>
        </draw:connector>
        <draw:connector draw:style-name="gr49" draw:text-style-name="P23" draw:layer="layout" svg:x1="30.95cm" svg:y1="72.075cm" svg:x2="34cm" svg:y2="84.525cm" draw:start-shape="id21" draw:start-glue-point="1" draw:end-shape="id29" draw:end-glue-point="3" svg:d="M30950 72075h1525v12450h1525" svg:viewBox="0 0 3051 12451">
          <text:p/>
        </draw:connector>
        <draw:custom-shape draw:style-name="gr50" draw:text-style-name="P7" xml:id="id30" draw:id="id30" draw:layer="layout" svg:width="9cm" svg:height="6.5cm" svg:x="3.7cm" svg:y="69.15cm">
          <text:p text:style-name="P7">USB_RxFla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24" draw:layer="layout" svg:x1="12.7cm" svg:y1="72.4cm" svg:x2="16.95cm" svg:y2="72.45cm" draw:start-shape="id30" draw:start-glue-point="7" draw:end-shape="id31" draw:end-glue-point="0" svg:d="M12700 72400h2126v50h2124" svg:viewBox="0 0 4251 51">
          <text:p text:style-name="P16">true</text:p>
          <text:p text:style-name="P16"/>
        </draw:connector>
        <draw:custom-shape draw:style-name="gr52" draw:text-style-name="P7" xml:id="id32" draw:id="id32" draw:layer="layout" svg:width="11.25cm" svg:height="3.5cm" svg:x="34cm" svg:y="89.1cm">
          <text:p text:style-name="P7">osDelay(50)</text:p>
          <draw:enhanced-geometry svg:viewBox="0 0 21600 21600" draw:type="rectangle" draw:enhanced-path="M 0 0 L 21600 0 21600 21600 0 21600 0 0 Z N"/>
        </draw:custom-shape>
        <draw:connector draw:style-name="gr53" draw:text-style-name="P24" draw:layer="layout" svg:x1="8.2cm" svg:y1="75.65cm" svg:x2="34cm" svg:y2="90.85cm" draw:start-shape="id30" draw:start-glue-point="6" draw:end-shape="id32" draw:end-glue-point="3" svg:d="M8200 75650v15200h25800" svg:viewBox="0 0 25801 15201"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>False</text:p>
        </draw:connector>
        <draw:custom-shape draw:style-name="gr54" draw:text-style-name="P23" xml:id="id33" draw:id="id33" draw:layer="layout" svg:width="2.5cm" svg:height="27.5cm" svg:x="45.75cm" svg:y="58.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5" draw:text-style-name="P23" draw:layer="layout" svg:x1="48.25cm" svg:y1="72cm" svg:x2="45.25cm" svg:y2="90.85cm" draw:start-shape="id33" draw:start-glue-point="6" draw:end-shape="id32" draw:end-glue-point="1" svg:d="M48250 72000h502v18850h-3502" svg:viewBox="0 0 3503 18851">
          <text:p/>
        </draw:connector>
        <draw:custom-shape draw:style-name="gr56" draw:text-style-name="P11" xml:id="id35" draw:id="id35" draw:layer="layout" svg:width="51cm" svg:height="25cm" svg:x="50cm" svg:y="23.25cm">
          <text:p text:style-name="P7">Control Neopixel</text:p>
          <text:p text:style-name="P7">Llamada variable, depende de “prioridadNeopixel”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57" draw:text-style-name="P7" draw:layer="layout" svg:width="15.5cm" svg:height="4cm" svg:x="51.75cm" svg:y="27.75cm">
          <text:p text:style-name="P7">PrioridadNeopixel</text:p>
          <text:p text:style-name="P7"/>
          <text:p text:style-name="P7">P_ALTA = <text:s/>250 - 1, <text:s/>//1 parpadeo cada 500ms</text:p>
          <text:p text:style-name="P7">P_MEDIA = 650 - 1, //1 Parpadeo cada 1.3 segundo</text:p>
          <text:p text:style-name="P7">P_BAJA = 1300 - 1 <text:s/>//1 Parpadeo cada 2.6 segundos</text:p>
          <draw:enhanced-geometry svg:viewBox="0 0 21600 21600" draw:type="rectangle" draw:enhanced-path="M 0 0 L 21600 0 21600 21600 0 21600 0 0 Z N"/>
        </draw:custom-shape>
        <draw:custom-shape draw:style-name="gr57" draw:text-style-name="P7" draw:layer="layout" svg:width="15.5cm" svg:height="4cm" svg:x="51.75cm" svg:y="32.25cm">
          <text:p text:style-name="P7">ModoLeds</text:p>
          <text:p text:style-name="P7"/>
          <text:p text:style-name="P7">MODO_NULO</text:p>
          <text:p text:style-name="P7">MODO_SOLIDO</text:p>
          <text:p text:style-name="P7">MODO_PARPADEO</text:p>
          <draw:enhanced-geometry svg:viewBox="0 0 21600 21600" draw:type="rectangle" draw:enhanced-path="M 0 0 L 21600 0 21600 21600 0 21600 0 0 Z N"/>
        </draw:custom-shape>
        <draw:custom-shape draw:style-name="gr58" draw:text-style-name="P7" draw:layer="layout" svg:width="15.75cm" svg:height="8.75cm" svg:x="51.75cm" svg:y="37cm">
          <text:p text:style-name="P7">ColorLeds</text:p>
          <text:p text:style-name="P7"/>
          <text:p text:style-name="P7">C_NEGRO</text:p>
          <text:p text:style-name="P7">C_AZUL</text:p>
          <text:p text:style-name="P7">C_ROJO</text:p>
          <text:p text:style-name="P7">C_MAGENTA</text:p>
          <text:p text:style-name="P7">C_VERDE</text:p>
          <text:p text:style-name="P7">C_CYAN</text:p>
          <text:p text:style-name="P7">C_AMARILLO</text:p>
          <text:p text:style-name="P7">C_BLANCO</text:p>
          <draw:enhanced-geometry svg:viewBox="0 0 21600 21600" draw:type="rectangle" draw:enhanced-path="M 0 0 L 21600 0 21600 21600 0 21600 0 0 Z N"/>
        </draw:custom-shape>
        <draw:custom-shape draw:style-name="gr59" draw:text-style-name="P7" draw:layer="layout" svg:width="10.75cm" svg:height="6cm" svg:x="72.5cm" svg:y="32.75cm">
          <text:p text:style-name="P7">neopixel_LoadColor ();</text:p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13cm" svg:height="6.25cm" svg:x="86cm" svg:y="33cm">
          <text:p text:style-name="P7">neopixel_ShowLeds (&amp;tiraDeLedsNeopixel);</text:p>
          <draw:enhanced-geometry svg:viewBox="0 0 21600 21600" draw:type="rectangle" draw:enhanced-path="M 0 0 L 21600 0 21600 21600 0 21600 0 0 Z N"/>
        </draw:custom-shape>
        <draw:connector draw:style-name="gr61" draw:text-style-name="P23" draw:layer="layout" svg:x1="31.125cm" svg:y1="53.75cm" svg:x2="50cm" svg:y2="35.75cm" draw:start-shape="id34" draw:start-glue-point="0" draw:end-shape="id35" draw:end-glue-point="3" svg:d="M31125 53750v-18000h18875" svg:viewBox="0 0 18876 18001">
          <text:p/>
        </draw:connector>
        <draw:connector draw:style-name="gr26" draw:text-style-name="P23" draw:layer="layout" draw:line-skew="5.249cm -4.249cm" svg:x1="101cm" svg:y1="35.75cm" svg:x2="75.5cm" svg:y2="23.25cm" draw:start-shape="id35" draw:start-glue-point="1" draw:end-shape="id35" draw:end-glue-point="0" svg:d="M101000 35750h5750v-17250h-31250v4750" svg:viewBox="0 0 31251 17251">
          <text:p/>
        </draw:connector>
        <draw:connector draw:style-name="gr26" draw:text-style-name="P23" draw:layer="layout" svg:x1="85.95cm" svg:y1="62.5cm" svg:x2="99.25cm" svg:y2="57.8cm" draw:start-shape="id7" draw:start-glue-point="1" draw:end-shape="id36" draw:end-glue-point="3" svg:d="M85950 62500h6650v-4700h6650" svg:viewBox="0 0 13301 4701">
          <text:p/>
        </draw:connector>
        <draw:connector draw:style-name="gr26" draw:text-style-name="P23" draw:layer="layout" svg:x1="85.95cm" svg:y1="68.75cm" svg:x2="99.25cm" svg:y2="68.625cm" draw:start-shape="id2" draw:start-glue-point="1" draw:end-shape="id37" draw:end-glue-point="3" svg:d="M85950 68750h6650v-125h6650" svg:viewBox="0 0 13301 126">
          <text:p/>
        </draw:connector>
        <draw:connector draw:style-name="gr26" draw:text-style-name="P23" draw:layer="layout" svg:x1="85.95cm" svg:y1="75.15cm" svg:x2="99.25cm" svg:y2="80.625cm" draw:start-shape="id5" draw:start-glue-point="1" draw:end-shape="id38" draw:end-glue-point="3" svg:d="M85950 75150h6650v5475h6650" svg:viewBox="0 0 13301 5476">
          <text:p/>
        </draw:connector>
        <draw:connector draw:style-name="gr62" draw:text-style-name="P23" draw:layer="layout" svg:x1="104cm" svg:y1="59.25cm" svg:x2="104.75cm" svg:y2="59.25cm" draw:start-shape="id39" draw:start-glue-point="1" draw:end-shape="id40" draw:end-glue-point="3" svg:d="M104000 59250h750" svg:viewBox="0 0 751 1">
          <text:p/>
        </draw:connector>
        <draw:connector draw:style-name="gr63" draw:text-style-name="P23" draw:layer="layout" svg:x1="126.25cm" svg:y1="59.25cm" svg:x2="127.5cm" svg:y2="59.25cm" draw:start-shape="id40" draw:start-glue-point="1" draw:end-shape="id41" draw:end-glue-point="3" svg:d="M126250 59250h1250" svg:viewBox="0 0 1251 1">
          <text:p/>
        </draw:connector>
        <draw:connector draw:style-name="gr64" draw:text-style-name="P23" draw:layer="layout" draw:line-skew="-0.899cm" svg:x1="132.1cm" svg:y1="57.5cm" svg:x2="101.875cm" svg:y2="57.25cm" draw:start-shape="id41" draw:start-glue-point="0" draw:end-shape="id39" draw:end-glue-point="0" svg:d="M132100 57500v-1650h-30225v1400" svg:viewBox="0 0 30226 1651">
          <text:p/>
        </draw:connector>
        <draw:connector draw:style-name="gr65" draw:text-style-name="P23" draw:layer="layout" svg:x1="104cm" svg:y1="68.75cm" svg:x2="104.75cm" svg:y2="68.75cm" draw:start-shape="id42" draw:start-glue-point="1" draw:end-shape="id43" draw:end-glue-point="3" svg:d="M104000 68750h750" svg:viewBox="0 0 751 1">
          <text:p/>
        </draw:connector>
        <draw:connector draw:style-name="gr66" draw:text-style-name="P23" draw:layer="layout" svg:x1="108.75cm" svg:y1="68.75cm" svg:x2="109.45cm" svg:y2="68.75cm" draw:start-shape="id43" draw:start-glue-point="1" draw:end-shape="id44" draw:end-glue-point="3" svg:d="M108750 68750h700" svg:viewBox="0 0 701 1">
          <text:p/>
        </draw:connector>
        <draw:connector draw:style-name="gr67" draw:text-style-name="P23" draw:layer="layout" svg:x1="113.45cm" svg:y1="68.75cm" svg:x2="114.05cm" svg:y2="68.75cm" draw:start-shape="id44" draw:start-glue-point="1" draw:end-shape="id45" draw:end-glue-point="3" svg:d="M113450 68750h600" svg:viewBox="0 0 601 1">
          <text:p/>
        </draw:connector>
        <draw:connector draw:style-name="gr68" draw:text-style-name="P23" draw:layer="layout" svg:x1="118.05cm" svg:y1="68.75cm" svg:x2="119.25cm" svg:y2="69.125cm" draw:start-shape="id45" draw:start-glue-point="1" draw:end-shape="id9" draw:end-glue-point="5" svg:d="M118050 68750h600v375h600" svg:viewBox="0 0 1201 376">
          <text:p/>
        </draw:connector>
        <draw:connector draw:style-name="gr69" draw:text-style-name="P23" draw:layer="layout" draw:line-skew="0cm -1.249cm" svg:x1="132.25cm" svg:y1="68cm" svg:x2="101.875cm" svg:y2="66.75cm" draw:start-shape="id10" draw:start-glue-point="1" draw:end-shape="id42" draw:end-glue-point="0" svg:d="M132250 68000h501v-3000h-30876v1750" svg:viewBox="0 0 30877 3001">
          <text:p/>
        </draw:connector>
        <draw:connector draw:style-name="gr70" draw:text-style-name="P23" draw:layer="layout" draw:line-skew="0cm 1.099cm" svg:x1="132.25cm" svg:y1="70.4cm" svg:x2="101.875cm" svg:y2="70.75cm" draw:start-shape="id11" draw:start-glue-point="1" draw:end-shape="id42" draw:end-glue-point="2" svg:d="M132250 70400h501v2600h-30876v-2250" svg:viewBox="0 0 30877 2601">
          <text:p/>
        </draw:connector>
        <draw:custom-shape draw:style-name="gr71" draw:text-style-name="P11" xml:id="id47" draw:id="id47" draw:layer="layout" svg:width="60.45cm" svg:height="14.5cm" svg:x="74.05cm" svg:y="90.9cm">
          <text:p text:style-name="P7">Respiración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3" xml:id="id48" draw:id="id48" draw:layer="layout" svg:width="4.25cm" svg:height="4cm" svg:x="74.55cm" svg:y="97.75cm">
          <text:p text:style-name="P12"><text:span text:style-name="T3">osSignalWait</text:span></text:p>
          <draw:enhanced-geometry svg:viewBox="0 0 21600 21600" draw:type="rectangle" draw:enhanced-path="M 0 0 L 21600 0 21600 21600 0 21600 0 0 Z N"/>
        </draw:custom-shape>
        <draw:connector draw:style-name="gr26" draw:text-style-name="P23" draw:layer="layout" svg:x1="80.95cm" svg:y1="81.5cm" svg:x2="104.275cm" svg:y2="90.9cm" draw:start-shape="id46" draw:start-glue-point="2" draw:end-shape="id47" draw:end-glue-point="0" svg:d="M80950 81500v4700h23325v4700" svg:viewBox="0 0 23326 9401">
          <text:p/>
        </draw:connector>
        <draw:custom-shape draw:style-name="gr72" draw:text-style-name="P7" xml:id="id49" draw:id="id49" draw:layer="layout" svg:width="6cm" svg:height="9.25cm" svg:x="80.55cm" svg:y="95.15cm">
          <text:p text:style-name="P7">Promedio móvil</text:p>
          <text:p text:style-name="P7">100 muestras</text:p>
          <draw:enhanced-geometry svg:viewBox="0 0 21600 21600" draw:type="rectangle" draw:enhanced-path="M 0 0 L 21600 0 21600 21600 0 21600 0 0 Z N"/>
        </draw:custom-shape>
        <draw:connector draw:style-name="gr73" draw:text-style-name="P23" draw:layer="layout" svg:x1="78.8cm" svg:y1="99.75cm" svg:x2="80.55cm" svg:y2="99.775cm" draw:start-shape="id48" draw:start-glue-point="1" draw:end-shape="id49" draw:end-glue-point="3" svg:d="M78800 99750h875v25h875" svg:viewBox="0 0 1751 26">
          <text:p/>
        </draw:connector>
        <draw:custom-shape draw:style-name="gr74" draw:text-style-name="P7" xml:id="id50" draw:id="id50" draw:layer="layout" svg:width="3.65cm" svg:height="9.25cm" svg:x="87.65cm" svg:y="95.15cm">
          <text:p text:style-name="P7">Filtrado</text:p>
          <draw:enhanced-geometry svg:viewBox="0 0 21600 21600" draw:type="rectangle" draw:enhanced-path="M 0 0 L 21600 0 21600 21600 0 21600 0 0 Z N"/>
        </draw:custom-shape>
        <draw:connector draw:style-name="gr75" draw:text-style-name="P23" draw:layer="layout" svg:x1="86.55cm" svg:y1="99.775cm" svg:x2="87.65cm" svg:y2="99.775cm" draw:start-shape="id49" draw:start-glue-point="1" draw:end-shape="id50" draw:end-glue-point="3" svg:d="M86550 99775h1100" svg:viewBox="0 0 1101 1">
          <text:p/>
        </draw:connector>
        <draw:custom-shape draw:style-name="gr72" draw:text-style-name="P7" xml:id="id51" draw:id="id51" draw:layer="layout" svg:width="6cm" svg:height="9.25cm" svg:x="92.55cm" svg:y="95.15cm">
          <text:p text:style-name="P7">Suavizado móvil</text:p>
          <text:p text:style-name="P7">40 muestras</text:p>
          <draw:enhanced-geometry svg:viewBox="0 0 21600 21600" draw:type="rectangle" draw:enhanced-path="M 0 0 L 21600 0 21600 21600 0 21600 0 0 Z N"/>
        </draw:custom-shape>
        <draw:connector draw:style-name="gr76" draw:text-style-name="P23" draw:layer="layout" svg:x1="91.3cm" svg:y1="99.775cm" svg:x2="92.55cm" svg:y2="99.775cm" draw:start-shape="id50" draw:start-glue-point="1" draw:end-shape="id51" draw:end-glue-point="3" svg:d="M91300 99775h1250" svg:viewBox="0 0 1251 1">
          <text:p/>
        </draw:connector>
        <draw:custom-shape draw:style-name="gr77" draw:text-style-name="P7" xml:id="id52" draw:id="id52" draw:layer="layout" svg:width="3.5cm" svg:height="9.25cm" svg:x="100.05cm" svg:y="95.15cm">
          <text:p text:style-name="P7">Inicia</text:p>
          <text:p text:style-name="P7"/>
          <text:p text:style-name="P7">Cálculo</text:p>
          <text:p text:style-name="P7">Apnea</text:p>
          <draw:enhanced-geometry svg:viewBox="0 0 21600 21600" draw:type="rectangle" draw:enhanced-path="M 0 0 L 21600 0 21600 21600 0 21600 0 0 Z N"/>
        </draw:custom-shape>
        <draw:connector draw:style-name="gr78" draw:text-style-name="P23" draw:layer="layout" svg:x1="98.55cm" svg:y1="99.775cm" svg:x2="100.05cm" svg:y2="99.775cm" draw:start-shape="id51" draw:start-glue-point="1" draw:end-shape="id52" draw:end-glue-point="3" svg:d="M98550 99775h1500" svg:viewBox="0 0 1501 1">
          <text:p/>
        </draw:connector>
        <draw:custom-shape draw:style-name="gr79" draw:text-style-name="P7" xml:id="id53" draw:id="id53" draw:layer="layout" svg:width="4.55cm" svg:height="9.25cm" svg:x="104.75cm" svg:y="95.15cm">
          <text:p text:style-name="P7">Cálculo</text:p>
          <text:p text:style-name="P7">Frecuencia</text:p>
          <text:p text:style-name="P7">Respiratoria</text:p>
          <draw:enhanced-geometry svg:viewBox="0 0 21600 21600" draw:type="rectangle" draw:enhanced-path="M 0 0 L 21600 0 21600 21600 0 21600 0 0 Z N"/>
        </draw:custom-shape>
        <draw:connector draw:style-name="gr80" draw:text-style-name="P23" draw:layer="layout" svg:x1="103.55cm" svg:y1="99.775cm" svg:x2="104.75cm" svg:y2="99.775cm" draw:start-shape="id52" draw:start-glue-point="1" draw:end-shape="id53" draw:end-glue-point="3" svg:d="M103550 99775h1200" svg:viewBox="0 0 1201 1">
          <text:p/>
        </draw:connector>
        <draw:custom-shape draw:style-name="gr79" draw:text-style-name="P7" xml:id="id54" draw:id="id54" draw:layer="layout" svg:width="4.55cm" svg:height="9.25cm" svg:x="110.35cm" svg:y="95.15cm">
          <text:p text:style-name="P7">Finaliza</text:p>
          <text:p text:style-name="P7"/>
          <text:p text:style-name="P7">Cálculo Apnea</text:p>
          <draw:enhanced-geometry svg:viewBox="0 0 21600 21600" draw:type="rectangle" draw:enhanced-path="M 0 0 L 21600 0 21600 21600 0 21600 0 0 Z N"/>
        </draw:custom-shape>
        <draw:connector draw:style-name="gr81" draw:text-style-name="P23" draw:layer="layout" svg:x1="109.3cm" svg:y1="99.775cm" svg:x2="110.35cm" svg:y2="99.775cm" draw:start-shape="id53" draw:start-glue-point="1" draw:end-shape="id54" draw:end-glue-point="3" svg:d="M109300 99775h1050" svg:viewBox="0 0 1051 1">
          <text:p/>
        </draw:connector>
        <draw:connector draw:style-name="gr82" draw:text-style-name="P23" draw:layer="layout" draw:line-skew="-3.399cm" svg:x1="120.5cm" svg:y1="98.35cm" svg:x2="76.675cm" svg:y2="97.75cm" draw:start-shape="id55" draw:start-glue-point="0" draw:end-shape="id48" draw:end-glue-point="0" svg:d="M120500 98350v-4500h-43825v3900" svg:viewBox="0 0 43826 4501">
          <text:p/>
        </draw:connector>
        <draw:custom-shape draw:style-name="gr83" draw:text-style-name="P21" draw:layer="layout" svg:width="6cm" svg:height="2.75cm" svg:x="127.6cm" svg:y="94.65cm">
          <text:p text:style-name="P21"><text:span text:style-name="T9">msgApnea</text:span>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6cm" svg:height="2.75cm" svg:x="127.6cm" svg:y="97.65cm">
          <text:p text:style-name="P21"><text:span text:style-name="T9">graph3</text:span>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6cm" svg:height="2.75cm" svg:x="127.6cm" svg:y="100.85cm">
          <text:p text:style-name="P21"><text:span text:style-name="T9">Respiration_Rate</text:span></text:p>
          <draw:enhanced-geometry svg:viewBox="0 0 21600 21600" draw:type="rectangle" draw:enhanced-path="M 0 0 L 21600 0 21600 21600 0 21600 0 0 Z N"/>
        </draw:custom-shape>
        <draw:custom-shape draw:style-name="gr84" draw:text-style-name="P21" xml:id="id55" draw:id="id55" draw:layer="layout" svg:width="8cm" svg:height="2.75cm" svg:x="116.5cm" svg:y="98.35cm">
          <text:p text:style-name="P21"><text:span text:style-name="T11">flag_Resp_RDY </text:span><text:span text:style-name="T9">= true;</text:span></text:p>
          <draw:enhanced-geometry svg:viewBox="0 0 21600 21600" draw:type="rectangle" draw:enhanced-path="M 0 0 L 21600 0 21600 21600 0 21600 0 0 Z N"/>
        </draw:custom-shape>
        <draw:connector draw:style-name="gr85" draw:text-style-name="P23" draw:layer="layout" svg:x1="114.9cm" svg:y1="99.775cm" svg:x2="116.5cm" svg:y2="99.725cm" draw:start-shape="id54" draw:start-glue-point="1" draw:end-shape="id55" draw:end-glue-point="3" svg:d="M114900 99775h800v-50h800" svg:viewBox="0 0 1601 51">
          <text:p/>
        </draw:connector>
        <draw:custom-shape draw:style-name="gr86" draw:text-style-name="P11" draw:layer="layout" svg:width="50.25cm" svg:height="66.25cm" svg:x="154.5cm" svg:y="46.25cm">
          <text:p text:style-name="P7">Control USB</text:p>
          <text:p text:style-name="P7">(Cada SysTick, tiempo &lt;= 1 ms)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87" draw:text-style-name="P7" xml:id="id56" draw:id="id56" draw:layer="layout" svg:width="12cm" svg:height="2.5cm" svg:x="158.787cm" svg:y="50.65cm">
          <text:p text:style-name="P7">usbCountTotal = 0; </text:p>
          <draw:enhanced-geometry svg:viewBox="0 0 21600 21600" draw:type="rectangle" draw:enhanced-path="M 0 0 L 21600 0 21600 21600 0 21600 0 0 Z N"/>
        </draw:custom-shape>
        <draw:custom-shape draw:style-name="gr88" draw:text-style-name="P7" xml:id="id58" draw:id="id58" draw:layer="layout" svg:width="26cm" svg:height="2.5cm" svg:x="176.25cm" svg:y="57cm">
          <text:p text:style-name="P7">usbCountTotal += sprintf (graph1,graph2);</text:p>
          <text:p text:style-name="P7">flag_ECG_RDY = false;</text:p>
          <draw:enhanced-geometry svg:viewBox="0 0 21600 21600" draw:type="rectangle" draw:enhanced-path="M 0 0 L 21600 0 21600 21600 0 21600 0 0 Z N"/>
        </draw:custom-shape>
        <draw:custom-shape draw:style-name="gr89" draw:text-style-name="P9" xml:id="id57" draw:id="id57" draw:layer="layout" svg:width="12cm" svg:height="2.5cm" svg:x="158.787cm" svg:y="56.995cm">
          <text:p text:style-name="P9">flag_ECG_R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7" xml:id="id65" draw:id="id65" draw:layer="layout" svg:width="26cm" svg:height="2.5cm" svg:x="176.252cm" svg:y="63.345cm">
          <text:p text:style-name="P7">usbCountTotal += sprintf (frecuenciaCardiaca);</text:p>
          <text:p text:style-name="P7"><text:s text:c="12"/>flag_FrecC_RDY = false;</text:p>
          <draw:enhanced-geometry svg:viewBox="0 0 21600 21600" draw:type="rectangle" draw:enhanced-path="M 0 0 L 21600 0 21600 21600 0 21600 0 0 Z N"/>
        </draw:custom-shape>
        <draw:custom-shape draw:style-name="gr90" draw:text-style-name="P9" xml:id="id59" draw:id="id59" draw:layer="layout" svg:width="12cm" svg:height="2.5cm" svg:x="158.787cm" svg:y="63.339cm">
          <text:p text:style-name="P9">flag_FrecC_R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1" draw:text-style-name="P9" xml:id="id66" draw:id="id66" draw:layer="layout" svg:width="26cm" svg:height="2.5cm" svg:x="176.251cm" svg:y="69.689cm">
          <text:p text:style-name="P9">usbCountTotal += sprintf (graph3, Respiration_Rate, msgApnea);</text:p>
          <text:p text:style-name="P9"><text:s text:c="12"/>flag_Resp_RDY = false;</text:p>
          <draw:enhanced-geometry svg:viewBox="0 0 21600 21600" draw:type="rectangle" draw:enhanced-path="M 0 0 L 21600 0 21600 21600 0 21600 0 0 Z N"/>
        </draw:custom-shape>
        <draw:custom-shape draw:style-name="gr92" draw:text-style-name="P9" xml:id="id60" draw:id="id60" draw:layer="layout" svg:width="12cm" svg:height="2.5cm" svg:x="158.787cm" svg:y="69.684cm">
          <text:p text:style-name="P9">flag_Resp_R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7" xml:id="id67" draw:id="id67" draw:layer="layout" svg:width="26cm" svg:height="2.5cm" svg:x="176.251cm" svg:y="76.034cm">
          <text:p text:style-name="P7">usbCountTotal += sprintf ( lead_1_RA, lead_2_LA, lead_3_RL, lead_4_LL, lead_5_V1);</text:p>
          <text:p text:style-name="P7"><text:s text:c="12"/>flag_RevElec_RDY = false;</text:p>
          <draw:enhanced-geometry svg:viewBox="0 0 21600 21600" draw:type="rectangle" draw:enhanced-path="M 0 0 L 21600 0 21600 21600 0 21600 0 0 Z N"/>
        </draw:custom-shape>
        <draw:custom-shape draw:style-name="gr93" draw:text-style-name="P9" xml:id="id61" draw:id="id61" draw:layer="layout" svg:width="12cm" svg:height="2.5cm" svg:x="158.787cm" svg:y="76.029cm">
          <text:p text:style-name="P9">flag_RevElec_R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7" xml:id="id68" draw:id="id68" draw:layer="layout" svg:width="26cm" svg:height="2.5cm" svg:x="176.251cm" svg:y="82.378cm">
          <text:p text:style-name="P7">usbCountTotal += sprintf ("M:\n");</text:p>
          <text:p text:style-name="P7">flag_marcapasos = false;</text:p>
          <draw:enhanced-geometry svg:viewBox="0 0 21600 21600" draw:type="rectangle" draw:enhanced-path="M 0 0 L 21600 0 21600 21600 0 21600 0 0 Z N"/>
        </draw:custom-shape>
        <draw:custom-shape draw:style-name="gr94" draw:text-style-name="P9" xml:id="id62" draw:id="id62" draw:layer="layout" svg:width="12cm" svg:height="2.5cm" svg:x="158.787cm" svg:y="82.373cm">
          <text:p text:style-name="P9">flag_marcapaso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7" xml:id="id69" draw:id="id69" draw:layer="layout" svg:width="26cm" svg:height="2.5cm" svg:x="176.251cm" svg:y="88.723cm">
          <text:p text:style-name="P7">usbCountTotal += sprintf ( "I:STM,VERSION\n");</text:p>
          <text:p text:style-name="P7">flag_show_info = false;</text:p>
          <draw:enhanced-geometry svg:viewBox="0 0 21600 21600" draw:type="rectangle" draw:enhanced-path="M 0 0 L 21600 0 21600 21600 0 21600 0 0 Z N"/>
        </draw:custom-shape>
        <draw:custom-shape draw:style-name="gr95" draw:text-style-name="P9" xml:id="id63" draw:id="id63" draw:layer="layout" svg:width="12cm" svg:height="2.5cm" svg:x="158.787cm" svg:y="88.718cm">
          <text:p text:style-name="P9">flag_show_in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7" xml:id="id70" draw:id="id70" draw:layer="layout" svg:width="26cm" svg:height="2.5cm" svg:x="176.25cm" svg:y="95.067cm">
          <text:p text:style-name="P7">usbCountTotal += sprintf ("P\n"); //Cabecera</text:p>
          <text:p text:style-name="P7">flag_Ping = false;</text:p>
          <draw:enhanced-geometry svg:viewBox="0 0 21600 21600" draw:type="rectangle" draw:enhanced-path="M 0 0 L 21600 0 21600 21600 0 21600 0 0 Z N"/>
        </draw:custom-shape>
        <draw:custom-shape draw:style-name="gr96" draw:text-style-name="P9" xml:id="id64" draw:id="id64" draw:layer="layout" svg:width="12cm" svg:height="2.5cm" svg:x="158.787cm" svg:y="95.063cm">
          <text:p text:style-name="P9">flag_P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7" draw:text-style-name="P23" draw:layer="layout" svg:x1="164.787cm" svg:y1="53.15cm" svg:x2="164.787cm" svg:y2="56.995cm" draw:start-shape="id56" draw:start-glue-point="2" draw:end-shape="id57" draw:end-glue-point="4" svg:d="M164787 53150v3845" svg:viewBox="0 0 1 3846">
          <text:p/>
        </draw:connector>
        <draw:connector draw:style-name="gr98" draw:text-style-name="P23" draw:layer="layout" svg:x1="170.787cm" svg:y1="58.245cm" svg:x2="176.25cm" svg:y2="58.25cm" draw:start-shape="id57" draw:start-glue-point="7" draw:end-shape="id58" draw:end-glue-point="3" svg:d="M170787 58245h2732v5h2731" svg:viewBox="0 0 5464 6">
          <text:p/>
        </draw:connector>
        <draw:connector draw:style-name="gr99" draw:text-style-name="P23" draw:layer="layout" svg:x1="164.787cm" svg:y1="59.495cm" svg:x2="164.787cm" svg:y2="63.339cm" draw:start-shape="id57" draw:start-glue-point="6" draw:end-shape="id59" draw:end-glue-point="4" svg:d="M164787 59495v3844" svg:viewBox="0 0 1 3845">
          <text:p/>
        </draw:connector>
        <draw:connector draw:style-name="gr100" draw:text-style-name="P23" draw:layer="layout" svg:x1="164.787cm" svg:y1="65.839cm" svg:x2="164.787cm" svg:y2="69.684cm" draw:start-shape="id59" draw:start-glue-point="6" draw:end-shape="id60" draw:end-glue-point="4" svg:d="M164787 65839v3845" svg:viewBox="0 0 1 3846">
          <text:p/>
        </draw:connector>
        <draw:connector draw:style-name="gr101" draw:text-style-name="P23" draw:layer="layout" svg:x1="164.787cm" svg:y1="72.184cm" svg:x2="164.787cm" svg:y2="76.029cm" draw:start-shape="id60" draw:start-glue-point="6" draw:end-shape="id61" draw:end-glue-point="4" svg:d="M164787 72184v3845" svg:viewBox="0 0 1 3846">
          <text:p/>
        </draw:connector>
        <draw:connector draw:style-name="gr102" draw:text-style-name="P23" draw:layer="layout" svg:x1="164.787cm" svg:y1="78.529cm" svg:x2="164.787cm" svg:y2="82.373cm" draw:start-shape="id61" draw:start-glue-point="6" draw:end-shape="id62" draw:end-glue-point="4" svg:d="M164787 78529v3844" svg:viewBox="0 0 1 3845">
          <text:p/>
        </draw:connector>
        <draw:connector draw:style-name="gr103" draw:text-style-name="P23" draw:layer="layout" svg:x1="164.787cm" svg:y1="84.873cm" svg:x2="164.787cm" svg:y2="88.718cm" draw:start-shape="id62" draw:start-glue-point="6" draw:end-shape="id63" draw:end-glue-point="4" svg:d="M164787 84873v3845" svg:viewBox="0 0 1 3846">
          <text:p/>
        </draw:connector>
        <draw:connector draw:style-name="gr104" draw:text-style-name="P23" draw:layer="layout" svg:x1="164.787cm" svg:y1="91.218cm" svg:x2="164.787cm" svg:y2="95.063cm" draw:start-shape="id63" draw:start-glue-point="6" draw:end-shape="id64" draw:end-glue-point="4" svg:d="M164787 91218v3845" svg:viewBox="0 0 1 3846">
          <text:p/>
        </draw:connector>
        <draw:connector draw:style-name="gr105" draw:text-style-name="P23" draw:layer="layout" svg:x1="170.787cm" svg:y1="64.589cm" svg:x2="176.252cm" svg:y2="64.595cm" draw:start-shape="id59" draw:start-glue-point="7" draw:end-shape="id65" draw:end-glue-point="3" svg:d="M170787 64589h2733v6h2732" svg:viewBox="0 0 5466 7">
          <text:p/>
        </draw:connector>
        <draw:connector draw:style-name="gr106" draw:text-style-name="P23" draw:layer="layout" svg:x1="170.787cm" svg:y1="70.934cm" svg:x2="176.251cm" svg:y2="70.939cm" draw:start-shape="id60" draw:start-glue-point="7" draw:end-shape="id66" draw:end-glue-point="3" svg:d="M170787 70934h2733v5h2731" svg:viewBox="0 0 5465 6">
          <text:p/>
        </draw:connector>
        <draw:connector draw:style-name="gr107" draw:text-style-name="P23" draw:layer="layout" svg:x1="170.787cm" svg:y1="77.279cm" svg:x2="176.251cm" svg:y2="77.284cm" draw:start-shape="id61" draw:start-glue-point="7" draw:end-shape="id67" draw:end-glue-point="3" svg:d="M170787 77279h2733v5h2731" svg:viewBox="0 0 5465 6">
          <text:p/>
        </draw:connector>
        <draw:connector draw:style-name="gr108" draw:text-style-name="P23" draw:layer="layout" svg:x1="170.787cm" svg:y1="83.623cm" svg:x2="176.251cm" svg:y2="83.628cm" draw:start-shape="id62" draw:start-glue-point="7" draw:end-shape="id68" draw:end-glue-point="3" svg:d="M170787 83623h2733v5h2731" svg:viewBox="0 0 5465 6">
          <text:p/>
        </draw:connector>
        <draw:connector draw:style-name="gr109" draw:text-style-name="P23" draw:layer="layout" svg:x1="170.787cm" svg:y1="89.968cm" svg:x2="176.251cm" svg:y2="89.973cm" draw:start-shape="id63" draw:start-glue-point="7" draw:end-shape="id69" draw:end-glue-point="3" svg:d="M170787 89968h2733v5h2731" svg:viewBox="0 0 5465 6">
          <text:p/>
        </draw:connector>
        <draw:connector draw:style-name="gr110" draw:text-style-name="P23" draw:layer="layout" svg:x1="170.787cm" svg:y1="96.313cm" svg:x2="176.25cm" svg:y2="96.317cm" draw:start-shape="id64" draw:start-glue-point="7" draw:end-shape="id70" draw:end-glue-point="3" svg:d="M170787 96313h2732v4h2731" svg:viewBox="0 0 5464 5">
          <text:p/>
        </draw:connector>
        <draw:connector draw:style-name="gr111" draw:text-style-name="P23" draw:layer="layout" svg:x1="189.25cm" svg:y1="59.5cm" svg:x2="164.787cm" svg:y2="63.339cm" draw:start-shape="id58" draw:start-glue-point="2" draw:end-shape="id59" draw:end-glue-point="4" svg:d="M189250 59500v1920h-24463v1919" svg:viewBox="0 0 24464 3840">
          <text:p/>
        </draw:connector>
        <draw:connector draw:style-name="gr112" draw:text-style-name="P23" draw:layer="layout" svg:x1="189.252cm" svg:y1="65.845cm" svg:x2="164.787cm" svg:y2="69.684cm" draw:start-shape="id65" draw:start-glue-point="2" draw:end-shape="id60" draw:end-glue-point="4" svg:d="M189252 65845v1920h-24465v1919" svg:viewBox="0 0 24466 3840">
          <text:p/>
        </draw:connector>
        <draw:connector draw:style-name="gr113" draw:text-style-name="P23" draw:layer="layout" svg:x1="189.251cm" svg:y1="72.189cm" svg:x2="164.787cm" svg:y2="76.029cm" draw:start-shape="id66" draw:start-glue-point="2" draw:end-shape="id61" draw:end-glue-point="4" svg:d="M189251 72189v1920h-24464v1920" svg:viewBox="0 0 24465 3841">
          <text:p/>
        </draw:connector>
        <draw:connector draw:style-name="gr114" draw:text-style-name="P23" draw:layer="layout" svg:x1="189.251cm" svg:y1="78.534cm" svg:x2="164.787cm" svg:y2="82.373cm" draw:start-shape="id67" draw:start-glue-point="2" draw:end-shape="id62" draw:end-glue-point="4" svg:d="M189251 78534v1920h-24464v1919" svg:viewBox="0 0 24465 3840">
          <text:p/>
        </draw:connector>
        <draw:connector draw:style-name="gr115" draw:text-style-name="P23" draw:layer="layout" svg:x1="189.251cm" svg:y1="84.878cm" svg:x2="164.787cm" svg:y2="88.718cm" draw:start-shape="id68" draw:start-glue-point="2" draw:end-shape="id63" draw:end-glue-point="4" svg:d="M189251 84878v1920h-24464v1920" svg:viewBox="0 0 24465 3841">
          <text:p/>
        </draw:connector>
        <draw:connector draw:style-name="gr116" draw:text-style-name="P23" draw:layer="layout" svg:x1="189.251cm" svg:y1="91.223cm" svg:x2="164.787cm" svg:y2="95.063cm" draw:start-shape="id69" draw:start-glue-point="2" draw:end-shape="id64" draw:end-glue-point="4" svg:d="M189251 91223v1920h-24464v1920" svg:viewBox="0 0 24465 3841">
          <text:p/>
        </draw:connector>
        <draw:custom-shape draw:style-name="gr88" draw:text-style-name="P7" xml:id="id73" draw:id="id73" draw:layer="layout" svg:width="26cm" svg:height="2.5cm" svg:x="176.25cm" svg:y="101.41cm">
          <text:p text:style-name="P7">CDC_Transmit_FS (usbMsgTotal, usbCountTotal); // Transmitir</text:p>
          <draw:enhanced-geometry svg:viewBox="0 0 21600 21600" draw:type="rectangle" draw:enhanced-path="M 0 0 L 21600 0 21600 21600 0 21600 0 0 Z N"/>
        </draw:custom-shape>
        <draw:custom-shape draw:style-name="gr117" draw:text-style-name="P9" xml:id="id71" draw:id="id71" draw:layer="layout" svg:width="12cm" svg:height="2.5cm" svg:x="158.787cm" svg:y="101.407cm">
          <text:p text:style-name="P9">usbCountTot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7" draw:text-style-name="P7" xml:id="id72" draw:id="id72" draw:layer="layout" svg:width="12cm" svg:height="2.5cm" svg:x="158.787cm" svg:y="107.75cm">
          <text:p text:style-name="P7">osDelay(1)</text:p>
          <draw:enhanced-geometry svg:viewBox="0 0 21600 21600" draw:type="rectangle" draw:enhanced-path="M 0 0 L 21600 0 21600 21600 0 21600 0 0 Z N"/>
        </draw:custom-shape>
        <draw:connector draw:style-name="gr118" draw:text-style-name="P23" draw:layer="layout" svg:x1="164.787cm" svg:y1="97.563cm" svg:x2="164.787cm" svg:y2="101.407cm" draw:start-shape="id64" draw:start-glue-point="6" draw:end-shape="id71" draw:end-glue-point="4" svg:d="M164787 97563v3844" svg:viewBox="0 0 1 3845">
          <text:p/>
        </draw:connector>
        <draw:connector draw:style-name="gr119" draw:text-style-name="P23" draw:layer="layout" svg:x1="164.787cm" svg:y1="103.907cm" svg:x2="164.787cm" svg:y2="107.75cm" draw:start-shape="id71" draw:start-glue-point="6" draw:end-shape="id72" draw:end-glue-point="0" svg:d="M164787 103907v3843" svg:viewBox="0 0 1 3844">
          <text:p/>
        </draw:connector>
        <draw:connector draw:style-name="gr120" draw:text-style-name="P23" draw:layer="layout" svg:x1="170.787cm" svg:y1="102.657cm" svg:x2="176.25cm" svg:y2="102.66cm" draw:start-shape="id71" draw:start-glue-point="7" draw:end-shape="id73" draw:end-glue-point="3" svg:d="M170787 102657h2732v3h2731" svg:viewBox="0 0 5464 4">
          <text:p/>
        </draw:connector>
        <draw:connector draw:style-name="gr121" draw:text-style-name="P23" draw:layer="layout" svg:x1="189.25cm" svg:y1="97.567cm" svg:x2="164.787cm" svg:y2="101.407cm" draw:start-shape="id70" draw:start-glue-point="2" draw:end-shape="id71" draw:end-glue-point="4" svg:d="M189250 97567v1920h-24463v1920" svg:viewBox="0 0 24464 3841">
          <text:p/>
        </draw:connector>
        <draw:connector draw:style-name="gr122" draw:text-style-name="P23" draw:layer="layout" svg:x1="189.25cm" svg:y1="103.91cm" svg:x2="164.787cm" svg:y2="107.75cm" draw:start-shape="id73" draw:start-glue-point="2" draw:end-shape="id72" draw:end-glue-point="0" svg:d="M189250 103910v1920h-24463v1920" svg:viewBox="0 0 24464 3841">
          <text:p/>
        </draw:connector>
        <draw:custom-shape draw:style-name="gr123" draw:text-style-name="P23" xml:id="id74" draw:id="id74" draw:layer="layout" svg:width="1.25cm" svg:height="8.5cm" svg:x="107.25cm" svg:y="109.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4" draw:text-style-name="P21" xml:id="id75" draw:id="id75" draw:layer="layout" svg:width="8cm" svg:height="2.75cm" svg:x="109.95cm" svg:y="112.65cm">
          <text:p text:style-name="P21"><text:span text:style-name="T11">flag_RevElec_RDY </text:span><text:span text:style-name="T9">= true;</text:span></text:p>
          <draw:enhanced-geometry svg:viewBox="0 0 21600 21600" draw:type="rectangle" draw:enhanced-path="M 0 0 L 21600 0 21600 21600 0 21600 0 0 Z N"/>
        </draw:custom-shape>
        <draw:connector draw:style-name="gr124" draw:text-style-name="P23" draw:layer="layout" svg:x1="108.5cm" svg:y1="114cm" svg:x2="109.95cm" svg:y2="114.025cm" draw:start-shape="id74" draw:start-glue-point="6" draw:end-shape="id75" draw:end-glue-point="3" svg:d="M108500 114000h726v25h724" svg:viewBox="0 0 1451 26">
          <text:p/>
        </draw:connector>
        <draw:custom-shape draw:style-name="gr125" draw:text-style-name="P22" xml:id="id38" draw:id="id38" draw:layer="layout" svg:width="39.75cm" svg:height="9.75cm" svg:x="99.25cm" svg:y="75.75cm">
          <text:p text:style-name="P21"><text:span text:style-name="T9">Frecuencia Cardiaca</text:span></text:p>
          <text:p text:style-name="P21"><text:span text:style-name="T9"/></text:p>
          <text:p text:style-name="P21"><text:span text:style-name="T9"/></text:p>
          <text:p text:style-name="P21"><text:span text:style-name="T9"/></text:p>
          <text:p text:style-name="P21"><text:span text:style-name="T9"/></text:p>
          <text:p text:style-name="P21"><text:span text:style-name="T9"/></text:p>
          <text:p text:style-name="P21"><text:span text:style-name="T9"><text:line-break/></text:span><text:span text:style-name="T9"/></text:p>
          <text:p text:style-name="P21"><text:span text:style-name="T9"/></text:p>
          <text:p text:style-name="P21"><text:span text:style-name="T9"/></text:p>
          <text:p text:style-name="P21"><text:span text:style-name="T9"/></text:p>
          <text:p text:style-name="P21"><text:span text:style-name="T9"/></text:p>
          <text:p text:style-name="P21"><text:span text:style-name="T9"/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76" draw:id="id76" draw:layer="layout" svg:width="4.25cm" svg:height="4cm" svg:x="99.75cm" svg:y="79.45cm">
          <text:p text:style-name="P12"><text:span text:style-name="T3">osSignalWait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xml:id="id77" draw:id="id77" draw:layer="layout" svg:width="21.5cm" svg:height="4cm" svg:x="104.75cm" svg:y="79.45cm">
          <text:p text:style-name="P7">Cálculo</text:p>
          <draw:enhanced-geometry svg:viewBox="0 0 21600 21600" draw:type="rectangle" draw:enhanced-path="M 0 0 L 21600 0 21600 21600 0 21600 0 0 Z N"/>
        </draw:custom-shape>
        <draw:custom-shape draw:style-name="gr19" draw:text-style-name="P15" xml:id="id78" draw:id="id78" draw:layer="layout" svg:width="5.25cm" svg:height="2cm" svg:x="127cm" svg:y="80.5cm">
          <text:p text:style-name="P15"><text:span text:style-name="T5">flag_FrecC_RDY</text:span><text:span text:style-name="T4"> = true;</text:span></text:p>
          <draw:enhanced-geometry svg:viewBox="0 0 21600 21600" draw:type="rectangle" draw:enhanced-path="M 0 0 L 21600 0 21600 21600 0 21600 0 0 Z N"/>
        </draw:custom-shape>
        <draw:custom-shape draw:style-name="gr126" draw:text-style-name="P21" draw:layer="layout" svg:width="6cm" svg:height="1.5cm" svg:x="133cm" svg:y="80.4cm">
          <text:p text:style-name="P21"><text:span text:style-name="T9">frecuenciaCardiaca</text:span></text:p>
          <draw:enhanced-geometry svg:viewBox="0 0 21600 21600" draw:type="rectangle" draw:enhanced-path="M 0 0 L 21600 0 21600 21600 0 21600 0 0 Z N"/>
        </draw:custom-shape>
        <draw:connector draw:style-name="gr127" draw:text-style-name="P23" draw:layer="layout" svg:x1="104cm" svg:y1="81.45cm" svg:x2="104.75cm" svg:y2="81.45cm" draw:start-shape="id76" draw:start-glue-point="1" draw:end-shape="id77" draw:end-glue-point="3" svg:d="M104000 81450h750" svg:viewBox="0 0 751 1">
          <text:p/>
        </draw:connector>
        <draw:connector draw:style-name="gr128" draw:text-style-name="P23" draw:layer="layout" svg:x1="126.25cm" svg:y1="81.45cm" svg:x2="127cm" svg:y2="81.5cm" draw:start-shape="id77" draw:start-glue-point="1" draw:end-shape="id78" draw:end-glue-point="3" svg:d="M126250 81450h375v50h375" svg:viewBox="0 0 751 51">
          <text:p/>
        </draw:connector>
        <draw:connector draw:style-name="gr129" draw:text-style-name="P23" draw:layer="layout" draw:line-skew="-1.449cm" svg:x1="129.625cm" svg:y1="80.5cm" svg:x2="101.875cm" svg:y2="79.45cm" draw:start-shape="id78" draw:start-glue-point="0" draw:end-shape="id76" draw:end-glue-point="0" svg:d="M129625 80500v-3000h-27750v1950" svg:viewBox="0 0 27751 3001">
          <text:p/>
        </draw:connector>
        <draw:custom-shape draw:style-name="gr130" draw:text-style-name="P25" draw:layer="layout" svg:width="38.75cm" svg:height="18.75cm" svg:x="3.75cm" svg:y="3.75cm">
          <text:p text:style-name="P7"><text:span text:style-name="T12">Interrupción</text:span></text:p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" xml:id="id81" draw:id="id81" draw:layer="layout" svg:width="10.5cm" svg:height="2.25cm" svg:x="29.2cm" svg:y="9.57cm">
          <text:p text:style-name="P7">ads_IntTrue ();</text:p>
          <text:p text:style-name="P7">osSignalSet (LeerADSHandle, 1);</text:p>
          <draw:enhanced-geometry svg:viewBox="0 0 21600 21600" draw:type="rectangle" draw:enhanced-path="M 0 0 L 21600 0 21600 21600 0 21600 0 0 Z N"/>
        </draw:custom-shape>
        <draw:custom-shape draw:style-name="gr132" draw:text-style-name="P7" xml:id="id79" draw:id="id79" draw:layer="layout" svg:width="11.5cm" svg:height="2.25cm" svg:x="12.526cm" svg:y="5.35cm">
          <text:p text:style-name="P7">flag_MSV_grafica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3" draw:text-style-name="P24" draw:layer="layout" svg:x1="18.276cm" svg:y1="7.6cm" svg:x2="18.276cm" svg:y2="9.567cm" draw:start-shape="id79" draw:start-glue-point="6" draw:end-shape="id80" draw:end-glue-point="4" svg:d="M18276 7600v1967" svg:viewBox="0 0 1 1968">
          <text:p text:style-name="P16"><text:s text:c="4"/>SI</text:p>
        </draw:connector>
        <draw:custom-shape draw:style-name="gr132" draw:text-style-name="P7" xml:id="id80" draw:id="id80" draw:layer="layout" svg:width="11.5cm" svg:height="2.25cm" svg:x="12.526cm" svg:y="9.567cm">
          <text:p text:style-name="P7">SPI1_DRDY_P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2" draw:text-style-name="P7" xml:id="id82" draw:id="id82" draw:layer="layout" svg:width="11.5cm" svg:height="2.25cm" svg:x="12.526cm" svg:y="13.785cm">
          <text:p text:style-name="P7">INTERUPT1_P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4" draw:text-style-name="P24" draw:layer="layout" svg:x1="24.026cm" svg:y1="10.692cm" svg:x2="29.2cm" svg:y2="10.695cm" draw:start-shape="id80" draw:start-glue-point="7" draw:end-shape="id81" draw:end-glue-point="3" svg:d="M24026 10692h2588v3h2586" svg:viewBox="0 0 5175 4">
          <text:p text:style-name="P16">SI</text:p>
          <text:p text:style-name="P16"/>
        </draw:connector>
        <draw:connector draw:style-name="gr135" draw:text-style-name="P24" xml:id="id85" draw:id="id85" draw:layer="layout" svg:x1="18.276cm" svg:y1="11.817cm" svg:x2="18.276cm" svg:y2="13.785cm" draw:start-shape="id80" draw:start-glue-point="6" draw:end-shape="id82" draw:end-glue-point="4" svg:d="M18276 11817v1968" svg:viewBox="0 0 1 1969">
          <text:p text:style-name="P16"><text:s text:c="6"/>NO</text:p>
          <text:p text:style-name="P16"/>
        </draw:connector>
        <draw:custom-shape draw:style-name="gr131" draw:text-style-name="P7" xml:id="id83" draw:id="id83" draw:layer="layout" svg:width="10.5cm" svg:height="2.25cm" svg:x="29.2cm" svg:y="13.79cm">
          <text:p text:style-name="P7">flag_marcapasos = true;</text:p>
          <draw:enhanced-geometry svg:viewBox="0 0 21600 21600" draw:type="rectangle" draw:enhanced-path="M 0 0 L 21600 0 21600 21600 0 21600 0 0 Z N"/>
        </draw:custom-shape>
        <draw:connector draw:style-name="gr136" draw:text-style-name="P24" draw:layer="layout" svg:x1="24.026cm" svg:y1="14.91cm" svg:x2="29.2cm" svg:y2="14.915cm" draw:start-shape="id82" draw:start-glue-point="7" draw:end-shape="id83" draw:end-glue-point="3" svg:d="M24026 14910h2588v5h2586" svg:viewBox="0 0 5175 6">
          <text:p text:style-name="P16">SI</text:p>
          <text:p text:style-name="P16"/>
        </draw:connector>
        <draw:connector draw:style-name="gr137" draw:text-style-name="P24" xml:id="id86" draw:id="id86" draw:layer="layout" svg:x1="18.276cm" svg:y1="16.035cm" svg:x2="18.276cm" svg:y2="18cm" draw:start-shape="id82" draw:start-glue-point="6" svg:d="M18276 16035v1965" svg:viewBox="0 0 1 1966">
          <text:p text:style-name="P16"><text:s text:c="6"/>NO</text:p>
          <text:p text:style-name="P16"/>
        </draw:connector>
        <draw:connector draw:style-name="gr138" draw:text-style-name="P24" draw:layer="layout" draw:line-skew="-4.275cm" svg:x1="12.526cm" svg:y1="6.475cm" svg:x2="12.53cm" svg:y2="19.125cm" draw:start-shape="id79" draw:start-glue-point="5" draw:end-shape="id84" draw:end-glue-point="6" svg:d="M12526 6475h-4776v12650h4780" svg:viewBox="0 0 4781 12651">
          <text:p text:style-name="P16">NO</text:p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</draw:connector>
        <draw:connector draw:style-name="gr139" draw:text-style-name="P23" draw:layer="layout" svg:x1="34.45cm" svg:y1="11.82cm" svg:x2="18.276cm" svg:y2="12.801cm" draw:start-shape="id81" draw:start-glue-point="2" draw:end-shape="id85" draw:end-glue-point="0" svg:d="M34450 11820v981h-16174" svg:viewBox="0 0 16175 982">
          <text:p/>
        </draw:connector>
        <draw:connector draw:style-name="gr140" draw:text-style-name="P23" draw:layer="layout" svg:x1="34.45cm" svg:y1="16.04cm" svg:x2="18.276cm" svg:y2="17.017cm" draw:start-shape="id83" draw:start-glue-point="2" draw:end-shape="id86" draw:end-glue-point="0" svg:d="M34450 16040v977h-16174" svg:viewBox="0 0 16175 978">
          <text:p/>
        </draw:connector>
        <draw:custom-shape draw:style-name="gr141" draw:text-style-name="P7" xml:id="id84" draw:id="id84" draw:layer="layout" svg:width="11.5cm" svg:height="2.25cm" svg:x="12.53cm" svg:y="18cm">
          <text:p text:style-name="P7">FIN</text:p>
          <text:p text:style-name="P7">Interrup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2" draw:master-page-name="Predeterminado">
        <draw:g>
          <draw:custom-shape draw:style-name="gr142" draw:text-style-name="P26" xml:id="id144" draw:id="id144" draw:layer="layout" svg:width="23.5cm" svg:height="32.5cm" svg:x="88.05cm" svg:y="56.1cm">
            <text:p text:style-name="P1"><text:span text:style-name="T1"><text:s text:c="13"/></text:span><text:span text:style-name="T1">LEER AD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90" draw:id="id90" draw:layer="layout" svg:width="4cm" svg:height="1.5cm" svg:x="94.7cm" svg:y="68.75cm">
            <text:p text:style-name="P3"><text:span text:style-name="T2">ads_I_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89" draw:id="id89" draw:layer="layout" svg:width="4cm" svg:height="1.5cm" svg:x="94.7cm" svg:y="66.85cm">
            <text:p text:style-name="P3"><text:span text:style-name="T2">ads_II_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87" draw:id="id87" draw:layer="layout" svg:width="4cm" svg:height="1.5cm" svg:x="94.7cm" svg:y="64.95cm">
            <text:p text:style-name="P3"><text:span text:style-name="T2">ads_III_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92" draw:id="id92" draw:layer="layout" svg:width="4cm" svg:height="1.5cm" svg:x="94.7cm" svg:y="60.25cm">
            <text:p text:style-name="P3"><text:span text:style-name="T2">ads_I_i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94" draw:id="id94" draw:layer="layout" svg:width="4cm" svg:height="1.5cm" svg:x="94.7cm" svg:y="62.15cm">
            <text:p text:style-name="P3"><text:span text:style-name="T2">ads_II_i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1.5cm" svg:x="96.2cm" svg:y="78.5cm">
            <text:p text:style-name="P3"><text:span text:style-name="T2">ads_Res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21.75cm" svg:height="1.75cm" draw:transform="rotate (1.5707963267949) translate (90cm 82cm)">
            <text:p text:style-name="P5">Interrupción</text:p>
            <text:p text:style-name="P5">500 sps (2ms)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6" draw:layer="layout" svg:width="5.35cm" svg:height="1.25cm" draw:transform="rotate (1.5707963267949) translate (94.7cm 82cm)">
            <text:p text:style-name="P5">100 sps (10ms)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" draw:text-style-name="P8" xml:id="id88" draw:id="id88" draw:layer="layout" svg:width="10cm" svg:height="7.5cm" svg:x="100.45cm" svg:y="64.5cm">
            <text:p text:style-name="P7">SignalSet</text:p>
            <text:p text:style-name="P7">Graficar ECG</text:p>
            <text:p text:style-name="P7">500 sps</text:p>
            <draw:enhanced-geometry svg:viewBox="0 0 21600 21600" draw:type="rectangle" draw:enhanced-path="M 0 0 L 21600 0 21600 21600 0 21600 0 0 Z N"/>
          </draw:custom-shape>
          <draw:custom-shape draw:style-name="gr6" draw:text-style-name="P8" xml:id="id93" draw:id="id93" draw:layer="layout" svg:width="10cm" svg:height="3.5cm" svg:x="100.45cm" svg:y="60.25cm">
            <text:p text:style-name="P7">SignalSet</text:p>
            <text:p text:style-name="P7">Normalización</text:p>
            <text:p text:style-name="P7">250 sps</text:p>
            <text:p text:style-name="P7">(Alternada con FC)</text:p>
            <draw:enhanced-geometry svg:viewBox="0 0 21600 21600" draw:type="rectangle" draw:enhanced-path="M 0 0 L 21600 0 21600 21600 0 21600 0 0 Z N"/>
          </draw:custom-shape>
          <draw:custom-shape draw:style-name="gr7" draw:text-style-name="P8" xml:id="id91" draw:id="id91" draw:layer="layout" svg:width="10cm" svg:height="4.3cm" svg:x="100.45cm" svg:y="72.5cm">
            <text:p text:style-name="P7">SignalSet</text:p>
            <text:p text:style-name="P7">Frecuencia</text:p>
            <text:p text:style-name="P7">Cardiaca</text:p>
            <text:p text:style-name="P7">250 sps</text:p>
            <text:p text:style-name="P9">(Alternada con Normalización)</text:p>
            <draw:enhanced-geometry svg:viewBox="0 0 21600 21600" draw:type="rectangle" draw:enhanced-path="M 0 0 L 21600 0 21600 21600 0 21600 0 0 Z N"/>
          </draw:custom-shape>
          <draw:connector draw:style-name="gr8" draw:text-style-name="P10" draw:layer="layout" svg:x1="98.7cm" svg:y1="65.7cm" svg:x2="100.45cm" svg:y2="68.25cm" draw:start-shape="id87" draw:start-glue-point="1" draw:end-shape="id88" draw:end-glue-point="3" svg:d="M98700 65700h875v2550h875" svg:viewBox="0 0 1751 2551">
            <text:p/>
          </draw:connector>
          <draw:connector draw:style-name="gr9" draw:text-style-name="P10" draw:layer="layout" svg:x1="98.7cm" svg:y1="67.6cm" svg:x2="100.45cm" svg:y2="68.25cm" draw:start-shape="id89" draw:start-glue-point="1" draw:end-shape="id88" draw:end-glue-point="3" svg:d="M98700 67600h875v650h875" svg:viewBox="0 0 1751 651">
            <text:p/>
          </draw:connector>
          <draw:connector draw:style-name="gr10" draw:text-style-name="P10" draw:layer="layout" svg:x1="98.7cm" svg:y1="69.5cm" svg:x2="100.45cm" svg:y2="68.25cm" draw:start-shape="id90" draw:start-glue-point="1" draw:end-shape="id88" draw:end-glue-point="3" svg:d="M98700 69500h875v-1250h875" svg:viewBox="0 0 1751 1251">
            <text:p/>
          </draw:connector>
          <draw:connector draw:style-name="gr11" draw:text-style-name="P10" draw:layer="layout" svg:x1="96.7cm" svg:y1="70.25cm" svg:x2="100.45cm" svg:y2="74.65cm" draw:start-shape="id90" draw:start-glue-point="2" draw:end-shape="id91" draw:end-glue-point="3" svg:d="M96700 70250v4400h3750" svg:viewBox="0 0 3751 4401">
            <text:p/>
          </draw:connector>
          <draw:connector draw:style-name="gr12" draw:text-style-name="P10" draw:layer="layout" svg:x1="98.7cm" svg:y1="61cm" svg:x2="100.45cm" svg:y2="62cm" draw:start-shape="id92" draw:start-glue-point="1" draw:end-shape="id93" draw:end-glue-point="3" svg:d="M98700 61000h875v1000h875" svg:viewBox="0 0 1751 1001">
            <text:p/>
          </draw:connector>
          <draw:connector draw:style-name="gr13" draw:text-style-name="P10" draw:layer="layout" svg:x1="98.7cm" svg:y1="62.9cm" svg:x2="100.45cm" svg:y2="62cm" draw:start-shape="id94" draw:start-glue-point="1" draw:end-shape="id93" draw:end-glue-point="3" svg:d="M98700 62900h875v-900h875" svg:viewBox="0 0 1751 901">
            <text:p/>
          </draw:connector>
          <draw:custom-shape draw:style-name="gr6" draw:text-style-name="P8" xml:id="id113" draw:id="id113" draw:layer="layout" svg:width="10cm" svg:height="3.5cm" svg:x="100.45cm" svg:y="77.5cm">
            <text:p text:style-name="P7">SignalSet</text:p>
            <text:p text:style-name="P7">Frecuencia</text:p>
            <text:p text:style-name="P7">Respiratoria</text:p>
            <text:p text:style-name="P7">100 sps</text:p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21.75cm" svg:height="1.5cm" draw:transform="rotate (1.5707963267949) translate (88.5cm 82cm)">
            <text:p text:style-name="P7">flag_MSV_graficar == Tru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0" draw:layer="layout" svg:width="21.75cm" svg:height="1.5cm" draw:transform="rotate (1.5707963267949) translate (91.75cm 82cm)">
            <text:p text:style-name="P19"><text:span text:style-name="T8">ads_bufferRx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xml:id="id133" draw:id="id133" draw:layer="layout" svg:width="10cm" svg:height="3.5cm" svg:x="93.85cm" svg:y="83.4cm">
            <text:p text:style-name="P7">SignalSet</text:p>
            <text:p text:style-name="P7">Revisar</text:p>
            <text:p text:style-name="P7">Electrodos</text:p>
            <text:p text:style-name="P7">1 cada 5s</text:p>
            <draw:enhanced-geometry svg:viewBox="0 0 21600 21600" draw:type="rectangle" draw:enhanced-path="M 0 0 L 21600 0 21600 21600 0 21600 0 0 Z N"/>
          </draw:custom-shape>
          <draw:frame draw:style-name="gr143" draw:text-style-name="P27" draw:layer="layout" svg:width="10.861cm" svg:height="3.718cm" svg:x="88.5cm" svg:y="56.532cm">
            <draw:text-box>
              <text:p><text:span text:style-name="T13">Tarea 0</text:span></text:p>
            </draw:text-box>
          </draw:frame>
        </draw:g>
        <draw:g>
          <draw:custom-shape draw:style-name="gr144" draw:text-style-name="P28" xml:id="id108" draw:id="id108" draw:layer="layout" svg:width="57.75cm" svg:height="41.75cm" svg:x="22.75cm" svg:y="51.5cm">
            <text:p text:style-name="P7">Revisar Comandos</text:p>
            <text:p text:style-name="P7">(1 vez cada 50 ms)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7" xml:id="id105" draw:id="id105" draw:layer="layout" svg:width="11cm" svg:height="4cm" draw:transform="rotate (1.5707963267949) translate (37.45cm 75.7cm)">
            <text:p text:style-name="P7">USB_RxFlag = false;</text:p>
            <text:p text:style-name="P7"/>
            <text:p text:style-name="P7">rgbSetLedColor (&amp;LED, COLOR);</text:p>
            <draw:enhanced-geometry svg:viewBox="0 0 21600 21600" draw:type="rectangle" draw:enhanced-path="M 0 0 L 21600 0 21600 21600 0 21600 0 0 Z N"/>
          </draw:custom-shape>
          <draw:custom-shape draw:style-name="gr37" draw:text-style-name="P7" xml:id="id95" draw:id="id95" draw:layer="layout" svg:width="9.5cm" svg:height="6.75cm" svg:x="41.95cm" svg:y="66.45cm">
            <text:p text:style-name="P7">Inspeccionar cadena</text:p>
            <text:p text:style-name="P7">Y</text:p>
            <text:p text:style-name="P7">Obtener Valores</text:p>
            <draw:enhanced-geometry svg:viewBox="0 0 21600 21600" draw:type="rectangle" draw:enhanced-path="M 0 0 L 21600 0 21600 21600 0 21600 0 0 Z N"/>
          </draw:custom-shape>
          <draw:custom-shape draw:style-name="gr38" draw:text-style-name="P7" xml:id="id96" draw:id="id96" draw:layer="layout" svg:width="11.25cm" svg:height="2.5cm" svg:x="54.5cm" svg:y="56.1cm">
            <text:p text:style-name="P7">flag_MSV_graficar = true;</text:p>
            <text:p text:style-name="P7">ads_Start ();</text:p>
            <draw:enhanced-geometry svg:viewBox="0 0 21600 21600" draw:type="rectangle" draw:enhanced-path="M 0 0 L 21600 0 21600 21600 0 21600 0 0 Z N"/>
          </draw:custom-shape>
          <draw:custom-shape draw:style-name="gr39" draw:text-style-name="P7" xml:id="id97" draw:id="id97" draw:layer="layout" svg:width="11.25cm" svg:height="2.2cm" svg:x="54.5cm" svg:y="59.175cm">
            <text:p text:style-name="P7">flag_MSV_graficar = false;</text:p>
            <text:p text:style-name="P7">ads_Stop ();</text:p>
            <draw:enhanced-geometry svg:viewBox="0 0 21600 21600" draw:type="rectangle" draw:enhanced-path="M 0 0 L 21600 0 21600 21600 0 21600 0 0 Z N"/>
          </draw:custom-shape>
          <draw:custom-shape draw:style-name="gr40" draw:text-style-name="P7" xml:id="id98" draw:id="id98" draw:layer="layout" svg:width="11.25cm" svg:height="2.25cm" svg:x="54.5cm" svg:y="61.951cm">
            <text:p text:style-name="P7"><text:span text:style-name="T10">flag_show_info</text:span> = true;</text:p>
            <draw:enhanced-geometry svg:viewBox="0 0 21600 21600" draw:type="rectangle" draw:enhanced-path="M 0 0 L 21600 0 21600 21600 0 21600 0 0 Z N"/>
          </draw:custom-shape>
          <draw:custom-shape draw:style-name="gr41" draw:text-style-name="P7" draw:layer="layout" svg:width="11.25cm" svg:height="3cm" svg:x="54.5cm" svg:y="64.776cm">
            <text:p text:style-name="P7">derivacionesAGraficar = </text:p>
            <text:p text:style-name="P7">selectGraph ((char*) USB_Rx_Buf);</text:p>
            <draw:enhanced-geometry svg:viewBox="0 0 21600 21600" draw:type="rectangle" draw:enhanced-path="M 0 0 L 21600 0 21600 21600 0 21600 0 0 Z N"/>
          </draw:custom-shape>
          <draw:custom-shape draw:style-name="gr41" draw:text-style-name="P7" xml:id="id99" draw:id="id99" draw:layer="layout" svg:width="11.25cm" svg:height="3cm" svg:x="54.5cm" svg:y="68.351cm">
            <text:p text:style-name="P7">erivacionesAGraficar.ecg_FiltroGX=</text:p>
            <text:p text:style-name="P7">NULL, DIAG, MON, MAX</text:p>
            <draw:enhanced-geometry svg:viewBox="0 0 21600 21600" draw:type="rectangle" draw:enhanced-path="M 0 0 L 21600 0 21600 21600 0 21600 0 0 Z N"/>
          </draw:custom-shape>
          <draw:custom-shape draw:style-name="gr38" draw:text-style-name="P7" xml:id="id100" draw:id="id100" draw:layer="layout" svg:width="11.25cm" svg:height="2.5cm" svg:x="54.5cm" svg:y="71.926cm">
            <text:p text:style-name="P7">flag_activa_apnea = true;</text:p>
            <text:p text:style-name="P7">valor_apnea = tiempo_alarm;</text:p>
            <draw:enhanced-geometry svg:viewBox="0 0 21600 21600" draw:type="rectangle" draw:enhanced-path="M 0 0 L 21600 0 21600 21600 0 21600 0 0 Z N"/>
          </draw:custom-shape>
          <draw:custom-shape draw:style-name="gr38" draw:text-style-name="P7" xml:id="id101" draw:id="id101" draw:layer="layout" svg:width="11.25cm" svg:height="2.5cm" svg:x="54.5cm" svg:y="75.002cm">
            <text:p text:style-name="P7">flag_activa_apnea = false;</text:p>
            <draw:enhanced-geometry svg:viewBox="0 0 21600 21600" draw:type="rectangle" draw:enhanced-path="M 0 0 L 21600 0 21600 21600 0 21600 0 0 Z N"/>
          </draw:custom-shape>
          <draw:custom-shape draw:style-name="gr38" draw:text-style-name="P7" xml:id="id102" draw:id="id102" draw:layer="layout" svg:width="11.25cm" svg:height="2.5cm" svg:x="54.5cm" svg:y="78.077cm">
            <text:p text:style-name="P7">prioridadNeopixel</text:p>
            <text:p text:style-name="P7">modoLeds</text:p>
            <text:p text:style-name="P7">colorLeds</text:p>
            <draw:enhanced-geometry svg:viewBox="0 0 21600 21600" draw:type="rectangle" draw:enhanced-path="M 0 0 L 21600 0 21600 21600 0 21600 0 0 Z N"/>
          </draw:custom-shape>
          <draw:custom-shape draw:style-name="gr40" draw:text-style-name="P7" xml:id="id103" draw:id="id103" draw:layer="layout" svg:width="11.25cm" svg:height="2.25cm" svg:x="54.5cm" svg:y="81.15cm">
            <text:p text:style-name="P7"><text:span text:style-name="T10">flag_Ping</text:span> = true;</text:p>
            <draw:enhanced-geometry svg:viewBox="0 0 21600 21600" draw:type="rectangle" draw:enhanced-path="M 0 0 L 21600 0 21600 21600 0 21600 0 0 Z N"/>
          </draw:custom-shape>
          <draw:connector draw:style-name="gr42" draw:text-style-name="P23" draw:layer="layout" svg:x1="51.45cm" svg:y1="69.825cm" svg:x2="54.5cm" svg:y2="57.35cm" draw:start-shape="id95" draw:start-glue-point="1" draw:end-shape="id96" draw:end-glue-point="3" svg:d="M51450 69825h1525v-12475h1525" svg:viewBox="0 0 3051 12476">
            <text:p/>
          </draw:connector>
          <draw:connector draw:style-name="gr43" draw:text-style-name="P23" draw:layer="layout" svg:x1="51.45cm" svg:y1="69.825cm" svg:x2="54.5cm" svg:y2="60.275cm" draw:start-shape="id95" draw:start-glue-point="1" draw:end-shape="id97" draw:end-glue-point="3" svg:d="M51450 69825h1525v-9550h1525" svg:viewBox="0 0 3051 9551">
            <text:p/>
          </draw:connector>
          <draw:connector draw:style-name="gr44" draw:text-style-name="P23" draw:layer="layout" svg:x1="51.45cm" svg:y1="69.825cm" svg:x2="54.5cm" svg:y2="63.076cm" draw:start-shape="id95" draw:start-glue-point="1" draw:end-shape="id98" draw:end-glue-point="3" svg:d="M51450 69825h1525v-6749h1525" svg:viewBox="0 0 3051 6750">
            <text:p/>
          </draw:connector>
          <draw:connector draw:style-name="gr45" draw:text-style-name="P23" draw:layer="layout" svg:x1="51.45cm" svg:y1="69.825cm" svg:x2="54.5cm" svg:y2="69.851cm" draw:start-shape="id95" draw:start-glue-point="1" draw:end-shape="id99" draw:end-glue-point="3" svg:d="M51450 69825h1525v26h1525" svg:viewBox="0 0 3051 27">
            <text:p/>
          </draw:connector>
          <draw:connector draw:style-name="gr46" draw:text-style-name="P23" draw:layer="layout" svg:x1="51.45cm" svg:y1="69.825cm" svg:x2="54.5cm" svg:y2="73.176cm" draw:start-shape="id95" draw:start-glue-point="1" draw:end-shape="id100" draw:end-glue-point="3" svg:d="M51450 69825h1525v3351h1525" svg:viewBox="0 0 3051 3352">
            <text:p/>
          </draw:connector>
          <draw:connector draw:style-name="gr47" draw:text-style-name="P23" draw:layer="layout" svg:x1="51.45cm" svg:y1="69.825cm" svg:x2="54.5cm" svg:y2="76.252cm" draw:start-shape="id95" draw:start-glue-point="1" draw:end-shape="id101" draw:end-glue-point="3" svg:d="M51450 69825h1525v6427h1525" svg:viewBox="0 0 3051 6428">
            <text:p/>
          </draw:connector>
          <draw:connector draw:style-name="gr48" draw:text-style-name="P23" draw:layer="layout" svg:x1="51.45cm" svg:y1="69.825cm" svg:x2="54.5cm" svg:y2="79.327cm" draw:start-shape="id95" draw:start-glue-point="1" draw:end-shape="id102" draw:end-glue-point="3" svg:d="M51450 69825h1525v9502h1525" svg:viewBox="0 0 3051 9503">
            <text:p/>
          </draw:connector>
          <draw:connector draw:style-name="gr49" draw:text-style-name="P23" draw:layer="layout" svg:x1="51.45cm" svg:y1="69.825cm" svg:x2="54.5cm" svg:y2="82.275cm" draw:start-shape="id95" draw:start-glue-point="1" draw:end-shape="id103" draw:end-glue-point="3" svg:d="M51450 69825h1525v12450h1525" svg:viewBox="0 0 3051 12451">
            <text:p/>
          </draw:connector>
          <draw:custom-shape draw:style-name="gr50" draw:text-style-name="P7" xml:id="id104" draw:id="id104" draw:layer="layout" svg:width="9cm" svg:height="6.5cm" svg:x="24.2cm" svg:y="66.9cm">
            <text:p text:style-name="P7">USB_RxFlag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1" draw:text-style-name="P24" draw:layer="layout" svg:x1="33.2cm" svg:y1="70.15cm" svg:x2="37.45cm" svg:y2="70.2cm" draw:start-shape="id104" draw:start-glue-point="7" draw:end-shape="id105" draw:end-glue-point="0" svg:d="M33200 70150h2126v50h2124" svg:viewBox="0 0 4251 51">
            <text:p text:style-name="P16">true</text:p>
            <text:p text:style-name="P16"/>
          </draw:connector>
          <draw:custom-shape draw:style-name="gr52" draw:text-style-name="P7" xml:id="id106" draw:id="id106" draw:layer="layout" svg:width="11.25cm" svg:height="3.5cm" svg:x="54.5cm" svg:y="86.85cm">
            <text:p text:style-name="P7">osDelay(50)</text:p>
            <draw:enhanced-geometry svg:viewBox="0 0 21600 21600" draw:type="rectangle" draw:enhanced-path="M 0 0 L 21600 0 21600 21600 0 21600 0 0 Z N"/>
          </draw:custom-shape>
          <draw:connector draw:style-name="gr53" draw:text-style-name="P24" draw:layer="layout" svg:x1="28.7cm" svg:y1="73.4cm" svg:x2="54.5cm" svg:y2="88.6cm" draw:start-shape="id104" draw:start-glue-point="6" draw:end-shape="id106" draw:end-glue-point="3" svg:d="M28700 73400v15200h25800" svg:viewBox="0 0 25801 15201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False</text:p>
          </draw:connector>
          <draw:custom-shape draw:style-name="gr54" draw:text-style-name="P23" xml:id="id107" draw:id="id107" draw:layer="layout" svg:width="2.5cm" svg:height="27.5cm" svg:x="66.25cm" svg:y="5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onnector draw:style-name="gr55" draw:text-style-name="P23" draw:layer="layout" svg:x1="68.75cm" svg:y1="69.75cm" svg:x2="65.75cm" svg:y2="88.6cm" draw:start-shape="id107" draw:start-glue-point="6" draw:end-shape="id106" draw:end-glue-point="1" svg:d="M68750 69750h502v18850h-3502" svg:viewBox="0 0 3503 18851">
            <text:p/>
          </draw:connector>
        </draw:g>
        <draw:connector draw:style-name="gr61" draw:text-style-name="P23" draw:layer="layout" svg:x1="51.625cm" svg:y1="51.5cm" svg:x2="57.75cm" svg:y2="35.75cm" draw:start-shape="id108" draw:start-glue-point="0" draw:end-shape="id109" draw:end-glue-point="3" svg:d="M51625 51500v-15750h6125" svg:viewBox="0 0 6126 15751">
          <text:p/>
        </draw:connector>
        <draw:connector draw:style-name="gr26" draw:text-style-name="P23" draw:layer="layout" draw:line-skew="5.249cm -4.249cm" svg:x1="108.75cm" svg:y1="35.75cm" svg:x2="83.25cm" svg:y2="23.25cm" draw:start-shape="id109" draw:start-glue-point="1" draw:end-shape="id109" draw:end-glue-point="0" svg:d="M108750 35750h5750v-17250h-31250v4750" svg:viewBox="0 0 31251 17251">
          <text:p/>
        </draw:connector>
        <draw:connector draw:style-name="gr26" draw:text-style-name="P23" draw:layer="layout" svg:x1="110.45cm" svg:y1="62cm" svg:x2="123.75cm" svg:y2="52cm" draw:start-shape="id93" draw:start-glue-point="1" draw:end-shape="id110" draw:end-glue-point="3" svg:d="M110450 62000h6650v-10000h6650" svg:viewBox="0 0 13301 10001">
          <text:p/>
        </draw:connector>
        <draw:connector draw:style-name="gr26" draw:text-style-name="P23" draw:layer="layout" svg:x1="110.45cm" svg:y1="68.25cm" svg:x2="123.75cm" svg:y2="67.375cm" draw:start-shape="id88" draw:start-glue-point="1" draw:end-shape="id111" draw:end-glue-point="3" svg:d="M110450 68250h6650v-875h6650" svg:viewBox="0 0 13301 876">
          <text:p/>
        </draw:connector>
        <draw:connector draw:style-name="gr26" draw:text-style-name="P23" draw:layer="layout" svg:x1="110.45cm" svg:y1="74.65cm" svg:x2="123.75cm" svg:y2="84cm" draw:start-shape="id91" draw:start-glue-point="1" draw:end-shape="id112" draw:end-glue-point="3" svg:d="M110450 74650h6650v9350h6650" svg:viewBox="0 0 13301 9351">
          <text:p/>
        </draw:connector>
        <draw:connector draw:style-name="gr26" draw:text-style-name="P23" draw:layer="layout" svg:x1="105.45cm" svg:y1="81cm" svg:x2="132.775cm" svg:y2="109.5cm" draw:start-shape="id113" draw:start-glue-point="2" draw:end-shape="id114" draw:end-glue-point="0" svg:d="M105450 81000v14250h27325v14250" svg:viewBox="0 0 27326 28501">
          <text:p/>
        </draw:connector>
        <draw:custom-shape draw:style-name="gr145" draw:text-style-name="P28" draw:layer="layout" svg:width="50.25cm" svg:height="75.25cm" svg:x="186.3cm" svg:y="45.75cm">
          <text:p text:style-name="P7">Control USB</text:p>
          <text:p text:style-name="P7">(Cada SysTick, tiempo &lt;= 1 ms)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87" draw:text-style-name="P7" xml:id="id115" draw:id="id115" draw:layer="layout" svg:width="12cm" svg:height="2.5cm" svg:x="190.587cm" svg:y="50.15cm">
          <text:p text:style-name="P7">usbCountTotal = 0; </text:p>
          <draw:enhanced-geometry svg:viewBox="0 0 21600 21600" draw:type="rectangle" draw:enhanced-path="M 0 0 L 21600 0 21600 21600 0 21600 0 0 Z N"/>
        </draw:custom-shape>
        <draw:custom-shape draw:style-name="gr88" draw:text-style-name="P7" xml:id="id117" draw:id="id117" draw:layer="layout" svg:width="26cm" svg:height="2.5cm" svg:x="208.05cm" svg:y="56.5cm">
          <text:p text:style-name="P7">xQueueReceive(Graph1);</text:p>
          <text:p text:style-name="P7">usbCountTotal += sprintf (graph1);</text:p>
          <draw:enhanced-geometry svg:viewBox="0 0 21600 21600" draw:type="rectangle" draw:enhanced-path="M 0 0 L 21600 0 21600 21600 0 21600 0 0 Z N"/>
        </draw:custom-shape>
        <draw:custom-shape draw:style-name="gr146" draw:text-style-name="P9" xml:id="id116" draw:id="id116" draw:layer="layout" svg:width="12cm" svg:height="2.5cm" svg:x="190.587cm" svg:y="56.495cm">
          <text:p text:style-name="P9">UxQueueMessagesWaiting</text:p>
          <text:p text:style-name="P9">( Graph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7" xml:id="id124" draw:id="id124" draw:layer="layout" svg:width="26cm" svg:height="2.5cm" svg:x="208.052cm" svg:y="68.145cm">
          <text:p text:style-name="P7">usbCountTotal += sprintf (frecuenciaCardiaca);</text:p>
          <text:p text:style-name="P7"><text:s text:c="12"/>flag_FrecC_RDY = false;</text:p>
          <draw:enhanced-geometry svg:viewBox="0 0 21600 21600" draw:type="rectangle" draw:enhanced-path="M 0 0 L 21600 0 21600 21600 0 21600 0 0 Z N"/>
        </draw:custom-shape>
        <draw:custom-shape draw:style-name="gr147" draw:text-style-name="P9" xml:id="id118" draw:id="id118" draw:layer="layout" svg:width="12cm" svg:height="2.5cm" svg:x="190.587cm" svg:y="68.139cm">
          <text:p text:style-name="P9">flag_FrecC_R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8" draw:text-style-name="P9" xml:id="id125" draw:id="id125" draw:layer="layout" svg:width="26cm" svg:height="2.5cm" svg:x="208.051cm" svg:y="74.489cm">
          <text:p text:style-name="P9">usbCountTotal += sprintf (graph3, Respiration_Rate, msgApnea);</text:p>
          <text:p text:style-name="P9"><text:s text:c="12"/>flag_Resp_RDY = false;</text:p>
          <draw:enhanced-geometry svg:viewBox="0 0 21600 21600" draw:type="rectangle" draw:enhanced-path="M 0 0 L 21600 0 21600 21600 0 21600 0 0 Z N"/>
        </draw:custom-shape>
        <draw:custom-shape draw:style-name="gr149" draw:text-style-name="P9" xml:id="id119" draw:id="id119" draw:layer="layout" svg:width="12cm" svg:height="2.5cm" svg:x="190.587cm" svg:y="74.484cm">
          <text:p text:style-name="P9">flag_Resp_R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7" xml:id="id126" draw:id="id126" draw:layer="layout" svg:width="26cm" svg:height="2.5cm" svg:x="208.051cm" svg:y="80.834cm">
          <text:p text:style-name="P7">usbCountTotal += sprintf ( lead_1_RA, lead_2_LA, lead_3_RL, lead_4_LL, lead_5_V1);</text:p>
          <text:p text:style-name="P7"><text:s text:c="12"/>flag_RevElec_RDY = false;</text:p>
          <draw:enhanced-geometry svg:viewBox="0 0 21600 21600" draw:type="rectangle" draw:enhanced-path="M 0 0 L 21600 0 21600 21600 0 21600 0 0 Z N"/>
        </draw:custom-shape>
        <draw:custom-shape draw:style-name="gr150" draw:text-style-name="P9" xml:id="id120" draw:id="id120" draw:layer="layout" svg:width="12cm" svg:height="2.5cm" svg:x="190.587cm" svg:y="80.829cm">
          <text:p text:style-name="P9">flag_RevElec_R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7" xml:id="id127" draw:id="id127" draw:layer="layout" svg:width="26cm" svg:height="2.5cm" svg:x="208.051cm" svg:y="87.178cm">
          <text:p text:style-name="P7">usbCountTotal += sprintf ("M:\n");</text:p>
          <text:p text:style-name="P7">flag_marcapasos = false;</text:p>
          <draw:enhanced-geometry svg:viewBox="0 0 21600 21600" draw:type="rectangle" draw:enhanced-path="M 0 0 L 21600 0 21600 21600 0 21600 0 0 Z N"/>
        </draw:custom-shape>
        <draw:custom-shape draw:style-name="gr151" draw:text-style-name="P9" xml:id="id121" draw:id="id121" draw:layer="layout" svg:width="12cm" svg:height="2.5cm" svg:x="190.587cm" svg:y="87.173cm">
          <text:p text:style-name="P9">flag_marcapaso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7" xml:id="id128" draw:id="id128" draw:layer="layout" svg:width="26cm" svg:height="2.5cm" svg:x="208.051cm" svg:y="93.523cm">
          <text:p text:style-name="P7">usbCountTotal += sprintf ( "I:STM,VERSION\n");</text:p>
          <text:p text:style-name="P7">flag_show_info = false;</text:p>
          <draw:enhanced-geometry svg:viewBox="0 0 21600 21600" draw:type="rectangle" draw:enhanced-path="M 0 0 L 21600 0 21600 21600 0 21600 0 0 Z N"/>
        </draw:custom-shape>
        <draw:custom-shape draw:style-name="gr152" draw:text-style-name="P9" xml:id="id122" draw:id="id122" draw:layer="layout" svg:width="12cm" svg:height="2.5cm" svg:x="190.587cm" svg:y="93.518cm">
          <text:p text:style-name="P9">flag_show_in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7" xml:id="id129" draw:id="id129" draw:layer="layout" svg:width="26cm" svg:height="2.5cm" svg:x="208.05cm" svg:y="99.867cm">
          <text:p text:style-name="P7">usbCountTotal += sprintf ("P\n"); //Cabecera</text:p>
          <text:p text:style-name="P7">flag_Ping = false;</text:p>
          <draw:enhanced-geometry svg:viewBox="0 0 21600 21600" draw:type="rectangle" draw:enhanced-path="M 0 0 L 21600 0 21600 21600 0 21600 0 0 Z N"/>
        </draw:custom-shape>
        <draw:custom-shape draw:style-name="gr153" draw:text-style-name="P9" xml:id="id123" draw:id="id123" draw:layer="layout" svg:width="12cm" svg:height="2.5cm" svg:x="190.587cm" svg:y="99.863cm">
          <text:p text:style-name="P9">flag_P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7" draw:text-style-name="P23" draw:layer="layout" svg:x1="196.587cm" svg:y1="52.65cm" svg:x2="196.587cm" svg:y2="56.495cm" draw:start-shape="id115" draw:start-glue-point="2" draw:end-shape="id116" draw:end-glue-point="4" svg:d="M196587 52650v3845" svg:viewBox="0 0 1 3846">
          <text:p/>
        </draw:connector>
        <draw:connector draw:style-name="gr98" draw:text-style-name="P23" draw:layer="layout" svg:x1="202.587cm" svg:y1="57.745cm" svg:x2="208.05cm" svg:y2="57.75cm" draw:start-shape="id116" draw:start-glue-point="7" draw:end-shape="id117" draw:end-glue-point="3" svg:d="M202587 57745h2732v5h2731" svg:viewBox="0 0 5464 6">
          <text:p/>
        </draw:connector>
        <draw:connector draw:style-name="gr100" draw:text-style-name="P23" draw:layer="layout" svg:x1="196.587cm" svg:y1="70.639cm" svg:x2="196.587cm" svg:y2="74.484cm" draw:start-shape="id118" draw:start-glue-point="6" draw:end-shape="id119" draw:end-glue-point="4" svg:d="M196587 70639v3845" svg:viewBox="0 0 1 3846">
          <text:p/>
        </draw:connector>
        <draw:connector draw:style-name="gr101" draw:text-style-name="P23" draw:layer="layout" svg:x1="196.587cm" svg:y1="76.984cm" svg:x2="196.587cm" svg:y2="80.829cm" draw:start-shape="id119" draw:start-glue-point="6" draw:end-shape="id120" draw:end-glue-point="4" svg:d="M196587 76984v3845" svg:viewBox="0 0 1 3846">
          <text:p/>
        </draw:connector>
        <draw:connector draw:style-name="gr102" draw:text-style-name="P23" draw:layer="layout" svg:x1="196.587cm" svg:y1="83.329cm" svg:x2="196.587cm" svg:y2="87.173cm" draw:start-shape="id120" draw:start-glue-point="6" draw:end-shape="id121" draw:end-glue-point="4" svg:d="M196587 83329v3844" svg:viewBox="0 0 1 3845">
          <text:p/>
        </draw:connector>
        <draw:connector draw:style-name="gr103" draw:text-style-name="P23" draw:layer="layout" svg:x1="196.587cm" svg:y1="89.673cm" svg:x2="196.587cm" svg:y2="93.518cm" draw:start-shape="id121" draw:start-glue-point="6" draw:end-shape="id122" draw:end-glue-point="4" svg:d="M196587 89673v3845" svg:viewBox="0 0 1 3846">
          <text:p/>
        </draw:connector>
        <draw:connector draw:style-name="gr104" draw:text-style-name="P23" draw:layer="layout" svg:x1="196.587cm" svg:y1="96.018cm" svg:x2="196.587cm" svg:y2="99.863cm" draw:start-shape="id122" draw:start-glue-point="6" draw:end-shape="id123" draw:end-glue-point="4" svg:d="M196587 96018v3845" svg:viewBox="0 0 1 3846">
          <text:p/>
        </draw:connector>
        <draw:connector draw:style-name="gr105" draw:text-style-name="P23" draw:layer="layout" svg:x1="202.587cm" svg:y1="69.389cm" svg:x2="208.052cm" svg:y2="69.395cm" draw:start-shape="id118" draw:start-glue-point="7" draw:end-shape="id124" draw:end-glue-point="3" svg:d="M202587 69389h2733v6h2732" svg:viewBox="0 0 5466 7">
          <text:p/>
        </draw:connector>
        <draw:connector draw:style-name="gr106" draw:text-style-name="P23" draw:layer="layout" svg:x1="202.587cm" svg:y1="75.734cm" svg:x2="208.051cm" svg:y2="75.739cm" draw:start-shape="id119" draw:start-glue-point="7" draw:end-shape="id125" draw:end-glue-point="3" svg:d="M202587 75734h2733v5h2731" svg:viewBox="0 0 5465 6">
          <text:p/>
        </draw:connector>
        <draw:connector draw:style-name="gr107" draw:text-style-name="P23" draw:layer="layout" svg:x1="202.587cm" svg:y1="82.079cm" svg:x2="208.051cm" svg:y2="82.084cm" draw:start-shape="id120" draw:start-glue-point="7" draw:end-shape="id126" draw:end-glue-point="3" svg:d="M202587 82079h2733v5h2731" svg:viewBox="0 0 5465 6">
          <text:p/>
        </draw:connector>
        <draw:connector draw:style-name="gr108" draw:text-style-name="P23" draw:layer="layout" svg:x1="202.587cm" svg:y1="88.423cm" svg:x2="208.051cm" svg:y2="88.428cm" draw:start-shape="id121" draw:start-glue-point="7" draw:end-shape="id127" draw:end-glue-point="3" svg:d="M202587 88423h2733v5h2731" svg:viewBox="0 0 5465 6">
          <text:p/>
        </draw:connector>
        <draw:connector draw:style-name="gr109" draw:text-style-name="P23" draw:layer="layout" svg:x1="202.587cm" svg:y1="94.768cm" svg:x2="208.051cm" svg:y2="94.773cm" draw:start-shape="id122" draw:start-glue-point="7" draw:end-shape="id128" draw:end-glue-point="3" svg:d="M202587 94768h2733v5h2731" svg:viewBox="0 0 5465 6">
          <text:p/>
        </draw:connector>
        <draw:connector draw:style-name="gr110" draw:text-style-name="P23" draw:layer="layout" svg:x1="202.587cm" svg:y1="101.113cm" svg:x2="208.05cm" svg:y2="101.117cm" draw:start-shape="id123" draw:start-glue-point="7" draw:end-shape="id129" draw:end-glue-point="3" svg:d="M202587 101113h2732v4h2731" svg:viewBox="0 0 5464 5">
          <text:p/>
        </draw:connector>
        <draw:connector draw:style-name="gr112" draw:text-style-name="P23" draw:layer="layout" svg:x1="221.052cm" svg:y1="70.645cm" svg:x2="196.587cm" svg:y2="74.484cm" draw:start-shape="id124" draw:start-glue-point="2" draw:end-shape="id119" draw:end-glue-point="4" svg:d="M221052 70645v1920h-24465v1919" svg:viewBox="0 0 24466 3840">
          <text:p/>
        </draw:connector>
        <draw:connector draw:style-name="gr113" draw:text-style-name="P23" draw:layer="layout" svg:x1="221.051cm" svg:y1="76.989cm" svg:x2="196.587cm" svg:y2="80.829cm" draw:start-shape="id125" draw:start-glue-point="2" draw:end-shape="id120" draw:end-glue-point="4" svg:d="M221051 76989v1920h-24464v1920" svg:viewBox="0 0 24465 3841">
          <text:p/>
        </draw:connector>
        <draw:connector draw:style-name="gr114" draw:text-style-name="P23" draw:layer="layout" svg:x1="221.051cm" svg:y1="83.334cm" svg:x2="196.587cm" svg:y2="87.173cm" draw:start-shape="id126" draw:start-glue-point="2" draw:end-shape="id121" draw:end-glue-point="4" svg:d="M221051 83334v1920h-24464v1919" svg:viewBox="0 0 24465 3840">
          <text:p/>
        </draw:connector>
        <draw:connector draw:style-name="gr115" draw:text-style-name="P23" draw:layer="layout" svg:x1="221.051cm" svg:y1="89.678cm" svg:x2="196.587cm" svg:y2="93.518cm" draw:start-shape="id127" draw:start-glue-point="2" draw:end-shape="id122" draw:end-glue-point="4" svg:d="M221051 89678v1920h-24464v1920" svg:viewBox="0 0 24465 3841">
          <text:p/>
        </draw:connector>
        <draw:connector draw:style-name="gr116" draw:text-style-name="P23" draw:layer="layout" svg:x1="221.051cm" svg:y1="96.023cm" svg:x2="196.587cm" svg:y2="99.863cm" draw:start-shape="id128" draw:start-glue-point="2" draw:end-shape="id123" draw:end-glue-point="4" svg:d="M221051 96023v1920h-24464v1920" svg:viewBox="0 0 24465 3841">
          <text:p/>
        </draw:connector>
        <draw:custom-shape draw:style-name="gr88" draw:text-style-name="P7" xml:id="id132" draw:id="id132" draw:layer="layout" svg:width="26cm" svg:height="2.5cm" svg:x="208.05cm" svg:y="106.21cm">
          <text:p text:style-name="P7">CDC_Transmit_FS (usbMsgTotal, usbCountTotal); // Transmitir</text:p>
          <draw:enhanced-geometry svg:viewBox="0 0 21600 21600" draw:type="rectangle" draw:enhanced-path="M 0 0 L 21600 0 21600 21600 0 21600 0 0 Z N"/>
        </draw:custom-shape>
        <draw:custom-shape draw:style-name="gr154" draw:text-style-name="P9" xml:id="id130" draw:id="id130" draw:layer="layout" svg:width="12cm" svg:height="2.5cm" svg:x="190.587cm" svg:y="106.207cm">
          <text:p text:style-name="P9">usbCountTot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7" draw:text-style-name="P7" xml:id="id131" draw:id="id131" draw:layer="layout" svg:width="12cm" svg:height="2.5cm" svg:x="190.587cm" svg:y="112.55cm">
          <text:p text:style-name="P7">osDelay(1)</text:p>
          <draw:enhanced-geometry svg:viewBox="0 0 21600 21600" draw:type="rectangle" draw:enhanced-path="M 0 0 L 21600 0 21600 21600 0 21600 0 0 Z N"/>
        </draw:custom-shape>
        <draw:connector draw:style-name="gr118" draw:text-style-name="P23" draw:layer="layout" svg:x1="196.587cm" svg:y1="102.363cm" svg:x2="196.587cm" svg:y2="106.207cm" draw:start-shape="id123" draw:start-glue-point="6" draw:end-shape="id130" draw:end-glue-point="4" svg:d="M196587 102363v3844" svg:viewBox="0 0 1 3845">
          <text:p/>
        </draw:connector>
        <draw:connector draw:style-name="gr119" draw:text-style-name="P23" draw:layer="layout" svg:x1="196.587cm" svg:y1="108.707cm" svg:x2="196.587cm" svg:y2="112.55cm" draw:start-shape="id130" draw:start-glue-point="6" draw:end-shape="id131" draw:end-glue-point="0" svg:d="M196587 108707v3843" svg:viewBox="0 0 1 3844">
          <text:p/>
        </draw:connector>
        <draw:connector draw:style-name="gr120" draw:text-style-name="P23" draw:layer="layout" svg:x1="202.587cm" svg:y1="107.457cm" svg:x2="208.05cm" svg:y2="107.46cm" draw:start-shape="id130" draw:start-glue-point="7" draw:end-shape="id132" draw:end-glue-point="3" svg:d="M202587 107457h2732v3h2731" svg:viewBox="0 0 5464 4">
          <text:p/>
        </draw:connector>
        <draw:connector draw:style-name="gr121" draw:text-style-name="P23" draw:layer="layout" svg:x1="221.05cm" svg:y1="102.367cm" svg:x2="196.587cm" svg:y2="106.207cm" draw:start-shape="id129" draw:start-glue-point="2" draw:end-shape="id130" draw:end-glue-point="4" svg:d="M221050 102367v1920h-24463v1920" svg:viewBox="0 0 24464 3841">
          <text:p/>
        </draw:connector>
        <draw:connector draw:style-name="gr122" draw:text-style-name="P23" draw:layer="layout" svg:x1="221.05cm" svg:y1="108.71cm" svg:x2="196.587cm" svg:y2="112.55cm" draw:start-shape="id132" draw:start-glue-point="2" draw:end-shape="id131" draw:end-glue-point="0" svg:d="M221050 108710v1920h-24463v1920" svg:viewBox="0 0 24464 3841">
          <text:p/>
        </draw:connector>
        <draw:g xml:id="id169" draw:id="id169">
          <draw:custom-shape draw:style-name="gr155" draw:text-style-name="P29" draw:layer="layout" svg:width="9cm" svg:height="2cm" svg:x="170.5cm" svg:y="62cm">
            <text:p text:style-name="P29"><text:span text:style-name="T9">QUEUE</text:span></text:p>
            <text:p text:style-name="P29"><text:span text:style-name="T9">ecgGraph1</text:span></text:p>
            <draw:enhanced-geometry svg:viewBox="0 0 21600 21600" draw:type="rectangle" draw:enhanced-path="M 0 0 L 21600 0 21600 21600 0 21600 0 0 Z N"/>
          </draw:custom-shape>
          <draw:custom-shape draw:style-name="gr156" draw:text-style-name="P30" draw:layer="layout" svg:width="3cm" svg:height="3cm" svg:x="170.5cm" svg:y="64cm">
            <text:p/>
            <draw:enhanced-geometry svg:viewBox="0 0 21600 21600" draw:type="rectangle" draw:enhanced-path="M 0 0 L 21600 0 21600 21600 0 21600 0 0 Z N"/>
          </draw:custom-shape>
          <draw:custom-shape draw:style-name="gr156" draw:text-style-name="P30" draw:layer="layout" svg:width="3cm" svg:height="3cm" svg:x="173.5cm" svg:y="64cm">
            <text:p/>
            <draw:enhanced-geometry svg:viewBox="0 0 21600 21600" draw:type="rectangle" draw:enhanced-path="M 0 0 L 21600 0 21600 21600 0 21600 0 0 Z N"/>
          </draw:custom-shape>
          <draw:custom-shape draw:style-name="gr156" draw:text-style-name="P30" draw:layer="layout" svg:width="3cm" svg:height="3cm" svg:x="176.5cm" svg:y="64cm">
            <text:p/>
            <draw:enhanced-geometry svg:viewBox="0 0 21600 21600" draw:type="rectangle" draw:enhanced-path="M 0 0 L 21600 0 21600 21600 0 21600 0 0 Z N"/>
          </draw:custom-shape>
        </draw:g>
        <draw:g xml:id="id170" draw:id="id170">
          <draw:custom-shape draw:style-name="gr157" draw:text-style-name="P31" draw:layer="layout" svg:width="9cm" svg:height="2cm" svg:x="170.5cm" svg:y="68.1cm">
            <text:p text:style-name="P31"><text:span text:style-name="T9">QUEUE</text:span></text:p>
            <text:p text:style-name="P31"><text:span text:style-name="T9">ecgGraph2</text:span></text:p>
            <draw:enhanced-geometry svg:viewBox="0 0 21600 21600" draw:type="rectangle" draw:enhanced-path="M 0 0 L 21600 0 21600 21600 0 21600 0 0 Z N"/>
          </draw:custom-shape>
          <draw:custom-shape draw:style-name="gr156" draw:text-style-name="P30" draw:layer="layout" svg:width="3cm" svg:height="3cm" svg:x="170.5cm" svg:y="70.1cm">
            <text:p/>
            <draw:enhanced-geometry svg:viewBox="0 0 21600 21600" draw:type="rectangle" draw:enhanced-path="M 0 0 L 21600 0 21600 21600 0 21600 0 0 Z N"/>
          </draw:custom-shape>
          <draw:custom-shape draw:style-name="gr156" draw:text-style-name="P30" draw:layer="layout" svg:width="3cm" svg:height="3cm" svg:x="173.5cm" svg:y="70.1cm">
            <text:p/>
            <draw:enhanced-geometry svg:viewBox="0 0 21600 21600" draw:type="rectangle" draw:enhanced-path="M 0 0 L 21600 0 21600 21600 0 21600 0 0 Z N"/>
          </draw:custom-shape>
          <draw:custom-shape draw:style-name="gr156" draw:text-style-name="P30" draw:layer="layout" svg:width="3cm" svg:height="3cm" svg:x="176.5cm" svg:y="70.1cm">
            <text:p/>
            <draw:enhanced-geometry svg:viewBox="0 0 21600 21600" draw:type="rectangle" draw:enhanced-path="M 0 0 L 21600 0 21600 21600 0 21600 0 0 Z N"/>
          </draw:custom-shape>
        </draw:g>
        <draw:connector draw:style-name="gr158" draw:text-style-name="P32" draw:layer="layout" svg:x1="98.85cm" svg:y1="86.9cm" svg:x2="101.8cm" svg:y2="137.3cm" draw:start-shape="id133" draw:start-glue-point="2" draw:end-shape="id134" draw:end-glue-point="3" svg:d="M98850 86900v50400h2950" svg:viewBox="0 0 2951 50401">
          <text:p/>
        </draw:connector>
        <draw:custom-shape draw:style-name="gr88" draw:text-style-name="P7" xml:id="id136" draw:id="id136" draw:layer="layout" svg:width="26cm" svg:height="2.5cm" svg:x="208.051cm" svg:y="62.001cm">
          <text:p text:style-name="P7">xQueueReceive(Graph2);</text:p>
          <text:p text:style-name="P7">usbCountTotal += sprintf (graph2);</text:p>
          <draw:enhanced-geometry svg:viewBox="0 0 21600 21600" draw:type="rectangle" draw:enhanced-path="M 0 0 L 21600 0 21600 21600 0 21600 0 0 Z N"/>
        </draw:custom-shape>
        <draw:custom-shape draw:style-name="gr159" draw:text-style-name="P9" xml:id="id135" draw:id="id135" draw:layer="layout" svg:width="12cm" svg:height="2.5cm" svg:x="190.588cm" svg:y="61.996cm">
          <text:p text:style-name="P9">UxQueueMessagesWaiting</text:p>
          <text:p text:style-name="P9">( Graph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8" draw:text-style-name="P23" draw:layer="layout" svg:x1="202.588cm" svg:y1="63.246cm" svg:x2="208.051cm" svg:y2="63.251cm" draw:start-shape="id135" draw:start-glue-point="7" draw:end-shape="id136" draw:end-glue-point="3" svg:d="M202588 63246h2732v5h2731" svg:viewBox="0 0 5464 6">
          <text:p/>
        </draw:connector>
        <draw:connector draw:style-name="gr160" draw:text-style-name="P32" draw:layer="layout" svg:x1="196.587cm" svg:y1="58.995cm" svg:x2="196.588cm" svg:y2="61.996cm" draw:start-shape="id116" draw:start-glue-point="6" draw:end-shape="id135" draw:end-glue-point="4" svg:d="M196587 58995v1501h1v1500" svg:viewBox="0 0 2 3002">
          <text:p/>
        </draw:connector>
        <draw:connector draw:style-name="gr161" draw:text-style-name="P32" draw:layer="layout" svg:x1="196.588cm" svg:y1="64.496cm" svg:x2="196.587cm" svg:y2="68.139cm" draw:start-shape="id135" draw:start-glue-point="6" draw:end-shape="id118" draw:end-glue-point="4" svg:d="M196588 64496v1822h-1v1821" svg:viewBox="0 0 2 3644">
          <text:p/>
        </draw:connector>
        <draw:connector draw:style-name="gr162" draw:text-style-name="P32" draw:layer="layout" svg:x1="221.05cm" svg:y1="59cm" svg:x2="196.588cm" svg:y2="61.996cm" draw:start-shape="id117" draw:start-glue-point="2" draw:end-shape="id135" draw:end-glue-point="4" svg:d="M221050 59000v1498h-24462v1498" svg:viewBox="0 0 24463 2997">
          <text:p/>
        </draw:connector>
        <draw:connector draw:style-name="gr163" draw:text-style-name="P32" draw:layer="layout" svg:x1="221.051cm" svg:y1="64.501cm" svg:x2="196.587cm" svg:y2="68.139cm" draw:start-shape="id136" draw:start-glue-point="2" draw:end-shape="id118" draw:end-glue-point="4" svg:d="M221051 64501v1819h-24464v1819" svg:viewBox="0 0 24465 3639">
          <text:p/>
        </draw:connector>
        <draw:custom-shape draw:style-name="gr164" draw:text-style-name="P28" xml:id="id111" draw:id="id111" draw:layer="layout" svg:width="39.75cm" svg:height="14.25cm" svg:x="123.75cm" svg:y="60.25cm">
          <text:p text:style-name="P7">Graficar ECG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3" xml:id="id140" draw:id="id140" draw:layer="layout" svg:width="4.25cm" svg:height="4cm" svg:x="124.25cm" svg:y="66.25cm">
          <text:p text:style-name="P12"><text:span text:style-name="T3">osSignalWait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41" draw:id="id141" draw:layer="layout" svg:width="4cm" svg:height="4cm" svg:x="129.25cm" svg:y="66.25cm">
          <text:p text:style-name="P7">Seleccionar</text:p>
          <text:p text:style-name="P7">Gráficas</text:p>
          <draw:enhanced-geometry svg:viewBox="0 0 21600 21600" draw:type="rectangle" draw:enhanced-path="M 0 0 L 21600 0 21600 21600 0 21600 0 0 Z N"/>
        </draw:custom-shape>
        <draw:custom-shape draw:style-name="gr17" draw:text-style-name="P7" xml:id="id142" draw:id="id142" draw:layer="layout" svg:width="4cm" svg:height="4cm" svg:x="133.95cm" svg:y="66.25cm">
          <text:p text:style-name="P7">Leer</text:p>
          <text:p text:style-name="P7">Valor de</text:p>
          <text:p text:style-name="P7">Derivadas</text:p>
          <draw:enhanced-geometry svg:viewBox="0 0 21600 21600" draw:type="rectangle" draw:enhanced-path="M 0 0 L 21600 0 21600 21600 0 21600 0 0 Z N"/>
        </draw:custom-shape>
        <draw:custom-shape draw:style-name="gr17" draw:text-style-name="P7" xml:id="id143" draw:id="id143" draw:layer="layout" svg:width="4cm" svg:height="4cm" svg:x="138.55cm" svg:y="66.25cm">
          <text:p text:style-name="P7">Filtrar</text:p>
          <draw:enhanced-geometry svg:viewBox="0 0 21600 21600" draw:type="rectangle" draw:enhanced-path="M 0 0 L 21600 0 21600 21600 0 21600 0 0 Z N"/>
        </draw:custom-shape>
        <draw:custom-shape draw:style-name="gr18" draw:text-style-name="P7" xml:id="id137" draw:id="id137" draw:layer="layout" svg:width="6.75cm" svg:height="3.75cm" svg:x="143.75cm" svg:y="66.75cm">
          <text:p text:style-name="P7">Omitir</text:p>
          <text:p text:style-name="P7">Muestr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5" draw:text-style-name="P15" xml:id="id138" draw:id="id138" draw:layer="layout" svg:width="9.75cm" svg:height="2cm" svg:x="151.5cm" svg:y="66.5cm">
          <text:p text:style-name="P15"><text:span text:style-name="T4">omitirMuestra = true;</text:span></text:p>
          <text:p text:style-name="P15"><text:span text:style-name="T4">xQueueSend(ecgGraph1Handle,&amp;graph1, 0);</text:span></text:p>
          <text:p text:style-name="P15"><text:span text:style-name="T4">xQueueSend(ecgGraph2Handle,&amp;graph2, 0);</text:span></text:p>
          <draw:enhanced-geometry svg:viewBox="0 0 21600 21600" draw:type="rectangle" draw:enhanced-path="M 0 0 L 21600 0 21600 21600 0 21600 0 0 Z N"/>
        </draw:custom-shape>
        <draw:connector draw:style-name="gr20" draw:text-style-name="P17" draw:layer="layout" draw:line-skew="0cm 6.501cm" svg:x1="147.125cm" svg:y1="66.75cm" svg:x2="151.5cm" svg:y2="67.5cm" draw:start-shape="id137" draw:start-glue-point="4" draw:end-shape="id138" draw:end-glue-point="3" svg:d="M147125 66750v-751h2625v1501h1750" svg:viewBox="0 0 4376 1502">
          <text:p text:style-name="P16"><text:span text:style-name="T6">NO</text:span></text:p>
        </draw:connector>
        <draw:custom-shape draw:style-name="gr19" draw:text-style-name="P15" xml:id="id139" draw:id="id139" draw:layer="layout" svg:width="5.25cm" svg:height="2cm" svg:x="151.5cm" svg:y="68.9cm">
          <text:p text:style-name="P15"><text:span text:style-name="T4">omitirMuestra = false;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draw:line-skew="0cm 6.501cm" svg:x1="147.125cm" svg:y1="70.5cm" svg:x2="151.5cm" svg:y2="69.9cm" draw:start-shape="id137" draw:start-glue-point="6" draw:end-shape="id139" draw:end-glue-point="3" svg:d="M147125 70500v901h2625v-1501h1750" svg:viewBox="0 0 4376 1502">
          <text:p text:style-name="P16"><text:span text:style-name="T7">SI</text:span></text:p>
        </draw:connector>
        <draw:custom-shape draw:style-name="gr22" draw:text-style-name="P21" draw:layer="layout" svg:width="3.75cm" svg:height="1.5cm" svg:x="159.1cm" svg:y="60.5cm">
          <text:p text:style-name="P21"><text:span text:style-name="T9">graph1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3.75cm" svg:height="1.5cm" svg:x="159.1cm" svg:y="62.3cm">
          <text:p text:style-name="P21"><text:span text:style-name="T9">graph2</text:span></text:p>
          <draw:enhanced-geometry svg:viewBox="0 0 21600 21600" draw:type="rectangle" draw:enhanced-path="M 0 0 L 21600 0 21600 21600 0 21600 0 0 Z N"/>
        </draw:custom-shape>
        <draw:connector draw:style-name="gr65" draw:text-style-name="P23" draw:layer="layout" svg:x1="128.5cm" svg:y1="68.25cm" svg:x2="129.25cm" svg:y2="68.25cm" draw:start-shape="id140" draw:start-glue-point="1" draw:end-shape="id141" draw:end-glue-point="3" svg:d="M128500 68250h750" svg:viewBox="0 0 751 1">
          <text:p/>
        </draw:connector>
        <draw:connector draw:style-name="gr66" draw:text-style-name="P23" draw:layer="layout" svg:x1="133.25cm" svg:y1="68.25cm" svg:x2="133.95cm" svg:y2="68.25cm" draw:start-shape="id141" draw:start-glue-point="1" draw:end-shape="id142" draw:end-glue-point="3" svg:d="M133250 68250h700" svg:viewBox="0 0 701 1">
          <text:p/>
        </draw:connector>
        <draw:connector draw:style-name="gr67" draw:text-style-name="P23" draw:layer="layout" svg:x1="137.95cm" svg:y1="68.25cm" svg:x2="138.55cm" svg:y2="68.25cm" draw:start-shape="id142" draw:start-glue-point="1" draw:end-shape="id143" draw:end-glue-point="3" svg:d="M137950 68250h600" svg:viewBox="0 0 601 1">
          <text:p/>
        </draw:connector>
        <draw:connector draw:style-name="gr68" draw:text-style-name="P23" draw:layer="layout" svg:x1="142.55cm" svg:y1="68.25cm" svg:x2="143.75cm" svg:y2="68.625cm" draw:start-shape="id143" draw:start-glue-point="1" draw:end-shape="id137" draw:end-glue-point="5" svg:d="M142550 68250h600v375h600" svg:viewBox="0 0 1201 376">
          <text:p/>
        </draw:connector>
        <draw:connector draw:style-name="gr69" draw:text-style-name="P23" draw:layer="layout" draw:line-skew="0cm -1.249cm" svg:x1="161.25cm" svg:y1="67.5cm" svg:x2="126.375cm" svg:y2="66.25cm" draw:start-shape="id138" draw:start-glue-point="1" draw:end-shape="id140" draw:end-glue-point="0" svg:d="M161250 67500h501v-3000h-35376v1750" svg:viewBox="0 0 35377 3001">
          <text:p/>
        </draw:connector>
        <draw:connector draw:style-name="gr70" draw:text-style-name="P23" draw:layer="layout" draw:line-skew="0cm 1.099cm" svg:x1="156.75cm" svg:y1="69.9cm" svg:x2="126.375cm" svg:y2="70.25cm" draw:start-shape="id139" draw:start-glue-point="1" draw:end-shape="id140" draw:end-glue-point="2" svg:d="M156750 69900h501v2600h-30876v-2250" svg:viewBox="0 0 30877 2601">
          <text:p/>
        </draw:connector>
        <draw:frame draw:style-name="gr143" draw:text-style-name="P27" draw:layer="layout" svg:width="10.861cm" svg:height="3.718cm" svg:x="124cm" svg:y="60.25cm">
          <draw:text-box>
            <text:p><text:span text:style-name="T13">Tarea 1</text:span></text:p>
          </draw:text-box>
        </draw:frame>
        <draw:frame draw:style-name="gr143" draw:text-style-name="P27" draw:layer="layout" svg:width="10.861cm" svg:height="3.718cm" svg:x="25.389cm" svg:y="54.5cm">
          <draw:text-box>
            <text:p><text:span text:style-name="T13">Tarea 2</text:span></text:p>
          </draw:text-box>
        </draw:frame>
        <draw:connector draw:style-name="gr166" draw:text-style-name="P23" draw:layer="layout" svg:x1="80.5cm" svg:y1="72.375cm" svg:x2="88.05cm" svg:y2="72.35cm" draw:start-shape="id108" draw:start-glue-point="1" draw:end-shape="id144" draw:end-glue-point="3" svg:d="M80500 72375h3775v-25h3775" svg:viewBox="0 0 7551 26">
          <text:p/>
        </draw:connector>
        <draw:g>
          <draw:custom-shape draw:style-name="gr167" draw:text-style-name="P11" draw:layer="layout" svg:width="46.25cm" svg:height="14.5cm" svg:x="101.25cm" svg:y="131cm">
            <text:p text:style-name="P7">Revisar Electrodos</text:p>
            <text:p text:style-name="P7">(1 vez cada 5 segundos)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0" xml:id="id145" draw:id="id145" draw:layer="layout" svg:width="5.75cm" svg:height="1.5cm" svg:x="112cm" svg:y="136.55cm">
            <text:p text:style-name="P19"><text:span text:style-name="T8">ads_bufferR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0" xml:id="id146" draw:id="id146" draw:layer="layout" svg:width="5.75cm" svg:height="1.5cm" svg:x="119.7cm" svg:y="136.55cm">
            <text:p text:style-name="P19"><text:span text:style-name="T8">leerValorCanal(0)</text:span></text:p>
            <text:p text:style-name="P19"><text:span text:style-name="T8">Statu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9" draw:text-style-name="P23" draw:layer="layout" svg:x1="117.75cm" svg:y1="137.3cm" svg:x2="119.7cm" svg:y2="137.3cm" draw:start-shape="id145" draw:start-glue-point="1" draw:end-shape="id146" draw:end-glue-point="3" svg:d="M117750 137300h1950" svg:viewBox="0 0 1951 1">
            <text:p/>
          </draw:connector>
          <draw:custom-shape draw:style-name="gr28" draw:text-style-name="P20" xml:id="id147" draw:id="id147" draw:layer="layout" svg:width="5.75cm" svg:height="1.5cm" svg:x="128.5cm" svg:y="133.15cm">
            <text:p text:style-name="P19"><text:span text:style-name="T8">lead_1_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0" xml:id="id148" draw:id="id148" draw:layer="layout" svg:width="5.75cm" svg:height="1.5cm" svg:x="128.5cm" svg:y="134.85cm">
            <text:p text:style-name="P19"><text:span text:style-name="T8">lead_2_L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0" xml:id="id149" draw:id="id149" draw:layer="layout" svg:width="5.75cm" svg:height="1.5cm" svg:x="128.5cm" svg:y="136.55cm">
            <text:p text:style-name="P19"><text:span text:style-name="T8">lead_3_R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0" xml:id="id150" draw:id="id150" draw:layer="layout" svg:width="5.75cm" svg:height="1.5cm" svg:x="128.5cm" svg:y="138.25cm">
            <text:p text:style-name="P19"><text:span text:style-name="T8">lead_4_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0" xml:id="id151" draw:id="id151" draw:layer="layout" svg:width="5.75cm" svg:height="1.5cm" svg:x="128.5cm" svg:y="139.95cm">
            <text:p text:style-name="P19"><text:span text:style-name="T8">lead_5_V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0" draw:text-style-name="P23" draw:layer="layout" svg:x1="125.45cm" svg:y1="137.3cm" svg:x2="128.5cm" svg:y2="133.9cm" draw:start-shape="id146" draw:start-glue-point="1" draw:end-shape="id147" draw:end-glue-point="3" svg:d="M125450 137300h1525v-3400h1525" svg:viewBox="0 0 3051 3401">
            <text:p/>
          </draw:connector>
          <draw:connector draw:style-name="gr31" draw:text-style-name="P23" draw:layer="layout" svg:x1="125.45cm" svg:y1="137.3cm" svg:x2="128.5cm" svg:y2="135.6cm" draw:start-shape="id146" draw:start-glue-point="1" draw:end-shape="id148" draw:end-glue-point="3" svg:d="M125450 137300h1525v-1700h1525" svg:viewBox="0 0 3051 1701">
            <text:p/>
          </draw:connector>
          <draw:connector draw:style-name="gr32" draw:text-style-name="P23" draw:layer="layout" svg:x1="125.45cm" svg:y1="137.3cm" svg:x2="128.5cm" svg:y2="137.3cm" draw:start-shape="id146" draw:start-glue-point="1" draw:end-shape="id149" draw:end-glue-point="3" svg:d="M125450 137300h3050" svg:viewBox="0 0 3051 1">
            <text:p/>
          </draw:connector>
          <draw:connector draw:style-name="gr33" draw:text-style-name="P23" draw:layer="layout" svg:x1="125.45cm" svg:y1="137.3cm" svg:x2="128.5cm" svg:y2="139cm" draw:start-shape="id146" draw:start-glue-point="1" draw:end-shape="id150" draw:end-glue-point="3" svg:d="M125450 137300h1525v1700h1525" svg:viewBox="0 0 3051 1701">
            <text:p/>
          </draw:connector>
          <draw:connector draw:style-name="gr34" draw:text-style-name="P23" draw:layer="layout" svg:x1="125.45cm" svg:y1="137.3cm" svg:x2="128.5cm" svg:y2="140.7cm" draw:start-shape="id146" draw:start-glue-point="1" draw:end-shape="id151" draw:end-glue-point="3" svg:d="M125450 137300h1525v3400h1525" svg:viewBox="0 0 3051 3401">
            <text:p/>
          </draw:connector>
          <draw:custom-shape draw:style-name="gr123" draw:text-style-name="P23" xml:id="id152" draw:id="id152" draw:layer="layout" svg:width="1.25cm" svg:height="8.5cm" svg:x="134.5cm" svg:y="13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84" draw:text-style-name="P21" xml:id="id153" draw:id="id153" draw:layer="layout" svg:width="8cm" svg:height="2.75cm" svg:x="137.2cm" svg:y="135.9cm">
            <text:p text:style-name="P21"><text:span text:style-name="T11">flag_RevElec_RDY </text:span><text:span text:style-name="T9">= true;</text:span></text:p>
            <draw:enhanced-geometry svg:viewBox="0 0 21600 21600" draw:type="rectangle" draw:enhanced-path="M 0 0 L 21600 0 21600 21600 0 21600 0 0 Z N"/>
          </draw:custom-shape>
          <draw:connector draw:style-name="gr124" draw:text-style-name="P23" draw:layer="layout" svg:x1="135.75cm" svg:y1="137.25cm" svg:x2="137.2cm" svg:y2="137.275cm" draw:start-shape="id152" draw:start-glue-point="6" draw:end-shape="id153" draw:end-glue-point="3" svg:d="M135750 137250h726v25h724" svg:viewBox="0 0 1451 26">
            <text:p/>
          </draw:connector>
          <draw:custom-shape draw:style-name="gr15" draw:text-style-name="P13" xml:id="id134" draw:id="id134" draw:layer="layout" svg:width="4.25cm" svg:height="4cm" svg:x="101.8cm" svg:y="135.3cm">
            <text:p text:style-name="P12"><text:span text:style-name="T3">osSignalWait</text:span></text:p>
            <draw:enhanced-geometry svg:viewBox="0 0 21600 21600" draw:type="rectangle" draw:enhanced-path="M 0 0 L 21600 0 21600 21600 0 21600 0 0 Z N"/>
          </draw:custom-shape>
          <draw:connector draw:style-name="gr168" draw:text-style-name="P32" draw:layer="layout" svg:x1="106.05cm" svg:y1="137.3cm" svg:x2="112cm" svg:y2="137.3cm" draw:start-shape="id134" draw:start-glue-point="1" draw:end-shape="id145" draw:end-glue-point="3" svg:d="M106050 137300h5950" svg:viewBox="0 0 5951 1">
            <text:p/>
          </draw:connector>
          <draw:connector draw:style-name="gr169" draw:text-style-name="P32" draw:layer="layout" draw:line-skew="0cm 4.699cm" svg:x1="145.2cm" svg:y1="137.275cm" svg:x2="103.925cm" svg:y2="139.3cm" draw:start-shape="id153" draw:start-glue-point="1" draw:end-shape="id134" draw:end-glue-point="2" svg:d="M145200 137275h501v7225h-41776v-5200" svg:viewBox="0 0 41777 7226">
            <text:p/>
          </draw:connector>
          <draw:frame draw:style-name="gr143" draw:text-style-name="P27" draw:layer="layout" svg:width="10.861cm" svg:height="3.718cm" svg:x="101.45cm" svg:y="131.5cm">
            <draw:text-box>
              <text:p><text:span text:style-name="T13">Tarea 3</text:span></text:p>
            </draw:text-box>
          </draw:frame>
        </draw:g>
        <draw:g>
          <draw:custom-shape draw:style-name="gr56" draw:text-style-name="P11" xml:id="id109" draw:id="id109" draw:layer="layout" svg:width="51cm" svg:height="25cm" svg:x="57.75cm" svg:y="23.25cm">
            <text:p text:style-name="P7">Control Neopixel</text:p>
            <text:p text:style-name="P7">Llamada variable, depende de “prioridadNeopixel”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draw:enhanced-geometry svg:viewBox="0 0 21600 21600" draw:type="rectangle" draw:enhanced-path="M 0 0 L 21600 0 21600 21600 0 21600 0 0 Z N"/>
          </draw:custom-shape>
          <draw:custom-shape draw:style-name="gr57" draw:text-style-name="P7" draw:layer="layout" svg:width="15.5cm" svg:height="4cm" svg:x="59.5cm" svg:y="27.75cm">
            <text:p text:style-name="P7">PrioridadNeopixel</text:p>
            <text:p text:style-name="P7"/>
            <text:p text:style-name="P7">P_ALTA = <text:s/>250 - 1, <text:s/>//1 parpadeo cada 500ms</text:p>
            <text:p text:style-name="P7">P_MEDIA = 650 - 1, //1 Parpadeo cada 1.3 segundo</text:p>
            <text:p text:style-name="P7">P_BAJA = 1300 - 1 <text:s/>//1 Parpadeo cada 2.6 segundos</text:p>
            <draw:enhanced-geometry svg:viewBox="0 0 21600 21600" draw:type="rectangle" draw:enhanced-path="M 0 0 L 21600 0 21600 21600 0 21600 0 0 Z N"/>
          </draw:custom-shape>
          <draw:custom-shape draw:style-name="gr57" draw:text-style-name="P7" draw:layer="layout" svg:width="15.5cm" svg:height="4cm" svg:x="59.5cm" svg:y="32.25cm">
            <text:p text:style-name="P7">ModoLeds</text:p>
            <text:p text:style-name="P7"/>
            <text:p text:style-name="P7">MODO_NULO</text:p>
            <text:p text:style-name="P7">MODO_SOLIDO</text:p>
            <text:p text:style-name="P7">MODO_PARPADEO</text:p>
            <draw:enhanced-geometry svg:viewBox="0 0 21600 21600" draw:type="rectangle" draw:enhanced-path="M 0 0 L 21600 0 21600 21600 0 21600 0 0 Z N"/>
          </draw:custom-shape>
          <draw:custom-shape draw:style-name="gr58" draw:text-style-name="P7" draw:layer="layout" svg:width="15.75cm" svg:height="8.75cm" svg:x="59.5cm" svg:y="37cm">
            <text:p text:style-name="P7">ColorLeds</text:p>
            <text:p text:style-name="P7"/>
            <text:p text:style-name="P7">C_NEGRO</text:p>
            <text:p text:style-name="P7">C_AZUL</text:p>
            <text:p text:style-name="P7">C_ROJO</text:p>
            <text:p text:style-name="P7">C_MAGENTA</text:p>
            <text:p text:style-name="P7">C_VERDE</text:p>
            <text:p text:style-name="P7">C_CYAN</text:p>
            <text:p text:style-name="P7">C_AMARILLO</text:p>
            <text:p text:style-name="P7">C_BLANCO</text:p>
            <draw:enhanced-geometry svg:viewBox="0 0 21600 21600" draw:type="rectangle" draw:enhanced-path="M 0 0 L 21600 0 21600 21600 0 21600 0 0 Z N"/>
          </draw:custom-shape>
          <draw:custom-shape draw:style-name="gr59" draw:text-style-name="P7" draw:layer="layout" svg:width="10.75cm" svg:height="6cm" svg:x="80.25cm" svg:y="32.75cm">
            <text:p text:style-name="P7">neopixel_LoadColor ();</text:p>
            <draw:enhanced-geometry svg:viewBox="0 0 21600 21600" draw:type="rectangle" draw:enhanced-path="M 0 0 L 21600 0 21600 21600 0 21600 0 0 Z N"/>
          </draw:custom-shape>
          <draw:custom-shape draw:style-name="gr60" draw:text-style-name="P7" draw:layer="layout" svg:width="13cm" svg:height="6.25cm" svg:x="93.75cm" svg:y="33cm">
            <text:p text:style-name="P7">neopixel_ShowLeds (&amp;tiraDeLedsNeopixel);</text:p>
            <draw:enhanced-geometry svg:viewBox="0 0 21600 21600" draw:type="rectangle" draw:enhanced-path="M 0 0 L 21600 0 21600 21600 0 21600 0 0 Z N"/>
          </draw:custom-shape>
          <draw:frame draw:style-name="gr170" draw:text-style-name="P27" draw:layer="layout" svg:width="10.861cm" svg:height="3.718cm" svg:x="59cm" svg:y="23.282cm">
            <draw:text-box>
              <text:p><text:span text:style-name="T13">Tarea 4</text:span></text:p>
            </draw:text-box>
          </draw:frame>
        </draw:g>
        <draw:g>
          <draw:custom-shape draw:style-name="gr171" draw:text-style-name="P22" xml:id="id110" draw:id="id110" draw:layer="layout" svg:width="39.75cm" svg:height="11cm" svg:x="123.75cm" svg:y="46.5cm">
            <text:p text:style-name="P21"><text:span text:style-name="T9">Normalización</text:span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/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54" draw:id="id154" draw:layer="layout" svg:width="4.25cm" svg:height="4cm" svg:x="124.25cm" svg:y="53.25cm">
            <text:p text:style-name="P12"><text:span text:style-name="T3">osSignalWai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7" xml:id="id155" draw:id="id155" draw:layer="layout" svg:width="21.5cm" svg:height="4cm" svg:x="129.25cm" svg:y="53.25cm">
            <text:p text:style-name="P7">Cálculo</text:p>
            <draw:enhanced-geometry svg:viewBox="0 0 21600 21600" draw:type="rectangle" draw:enhanced-path="M 0 0 L 21600 0 21600 21600 0 21600 0 0 Z N"/>
          </draw:custom-shape>
          <draw:custom-shape draw:style-name="gr25" draw:text-style-name="P21" xml:id="id156" draw:id="id156" draw:layer="layout" svg:width="9.2cm" svg:height="3.5cm" svg:x="152cm" svg:y="53.5cm">
            <text:p text:style-name="P21"><text:span text:style-name="T9">HAL_UART_Transmit_IT ()</text:span></text:p>
            <draw:enhanced-geometry svg:viewBox="0 0 21600 21600" draw:type="rectangle" draw:enhanced-path="M 0 0 L 21600 0 21600 21600 0 21600 0 0 Z N"/>
          </draw:custom-shape>
          <draw:connector draw:style-name="gr62" draw:text-style-name="P23" draw:layer="layout" svg:x1="128.5cm" svg:y1="55.25cm" svg:x2="129.25cm" svg:y2="55.25cm" draw:start-shape="id154" draw:start-glue-point="1" draw:end-shape="id155" draw:end-glue-point="3" svg:d="M128500 55250h750" svg:viewBox="0 0 751 1">
            <text:p/>
          </draw:connector>
          <draw:connector draw:style-name="gr63" draw:text-style-name="P23" draw:layer="layout" svg:x1="150.75cm" svg:y1="55.25cm" svg:x2="152cm" svg:y2="55.25cm" draw:start-shape="id155" draw:start-glue-point="1" draw:end-shape="id156" draw:end-glue-point="3" svg:d="M150750 55250h1250" svg:viewBox="0 0 1251 1">
            <text:p/>
          </draw:connector>
          <draw:connector draw:style-name="gr64" draw:text-style-name="P23" draw:layer="layout" draw:line-skew="-0.899cm" svg:x1="156.6cm" svg:y1="53.5cm" svg:x2="126.375cm" svg:y2="53.25cm" draw:start-shape="id156" draw:start-glue-point="0" draw:end-shape="id154" draw:end-glue-point="0" svg:d="M156600 53500v-1650h-30225v1400" svg:viewBox="0 0 30226 1651">
            <text:p/>
          </draw:connector>
          <draw:frame draw:style-name="gr143" draw:text-style-name="P27" draw:layer="layout" svg:width="10.861cm" svg:height="3.718cm" svg:x="123.889cm" svg:y="46.532cm">
            <draw:text-box>
              <text:p><text:span text:style-name="T13">Tarea 5</text:span></text:p>
            </draw:text-box>
          </draw:frame>
        </draw:g>
        <draw:frame draw:style-name="gr143" draw:text-style-name="P27" draw:layer="layout" svg:width="10.861cm" svg:height="3.718cm" svg:x="186.6cm" svg:y="46cm">
          <draw:text-box>
            <text:p><text:span text:style-name="T13">Tarea 6</text:span></text:p>
          </draw:text-box>
        </draw:frame>
        <draw:g>
          <draw:custom-shape draw:style-name="gr172" draw:text-style-name="P11" xml:id="id114" draw:id="id114" draw:layer="layout" svg:width="60.45cm" svg:height="16.5cm" svg:x="102.55cm" svg:y="109.5cm">
            <text:p text:style-name="P7">Respiración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xml:id="id157" draw:id="id157" draw:layer="layout" svg:width="4.25cm" svg:height="4cm" svg:x="103.05cm" svg:y="118.35cm">
            <text:p text:style-name="P12"><text:span text:style-name="T3">osSignalWa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7" xml:id="id158" draw:id="id158" draw:layer="layout" svg:width="6cm" svg:height="9.25cm" svg:x="109.05cm" svg:y="115.75cm">
            <text:p text:style-name="P7">Promedio móvil</text:p>
            <text:p text:style-name="P7">100 muestra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3" draw:text-style-name="P23" draw:layer="layout" svg:x1="107.3cm" svg:y1="120.35cm" svg:x2="109.05cm" svg:y2="120.375cm" draw:start-shape="id157" draw:start-glue-point="1" draw:end-shape="id158" draw:end-glue-point="3" svg:d="M107300 120350h875v25h875" svg:viewBox="0 0 1751 26">
            <text:p/>
          </draw:connector>
          <draw:custom-shape draw:style-name="gr74" draw:text-style-name="P7" xml:id="id159" draw:id="id159" draw:layer="layout" svg:width="3.65cm" svg:height="9.25cm" svg:x="116.15cm" svg:y="115.75cm">
            <text:p text:style-name="P7">Filtrado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5" draw:text-style-name="P23" draw:layer="layout" svg:x1="115.05cm" svg:y1="120.375cm" svg:x2="116.15cm" svg:y2="120.375cm" draw:start-shape="id158" draw:start-glue-point="1" draw:end-shape="id159" draw:end-glue-point="3" svg:d="M115050 120375h1100" svg:viewBox="0 0 1101 1">
            <text:p/>
          </draw:connector>
          <draw:custom-shape draw:style-name="gr72" draw:text-style-name="P7" xml:id="id160" draw:id="id160" draw:layer="layout" svg:width="6cm" svg:height="9.25cm" svg:x="121.05cm" svg:y="115.75cm">
            <text:p text:style-name="P7">Suavizado móvil</text:p>
            <text:p text:style-name="P7">40 muestra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6" draw:text-style-name="P23" draw:layer="layout" svg:x1="119.8cm" svg:y1="120.375cm" svg:x2="121.05cm" svg:y2="120.375cm" draw:start-shape="id159" draw:start-glue-point="1" draw:end-shape="id160" draw:end-glue-point="3" svg:d="M119800 120375h1250" svg:viewBox="0 0 1251 1">
            <text:p/>
          </draw:connector>
          <draw:custom-shape draw:style-name="gr77" draw:text-style-name="P7" xml:id="id161" draw:id="id161" draw:layer="layout" svg:width="3.5cm" svg:height="9.25cm" svg:x="128.55cm" svg:y="115.75cm">
            <text:p text:style-name="P7">Inicia</text:p>
            <text:p text:style-name="P7"/>
            <text:p text:style-name="P7">Cálculo</text:p>
            <text:p text:style-name="P7">Apnea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8" draw:text-style-name="P23" draw:layer="layout" svg:x1="127.05cm" svg:y1="120.375cm" svg:x2="128.55cm" svg:y2="120.375cm" draw:start-shape="id160" draw:start-glue-point="1" draw:end-shape="id161" draw:end-glue-point="3" svg:d="M127050 120375h1500" svg:viewBox="0 0 1501 1">
            <text:p/>
          </draw:connector>
          <draw:custom-shape draw:style-name="gr79" draw:text-style-name="P7" xml:id="id162" draw:id="id162" draw:layer="layout" svg:width="4.55cm" svg:height="9.25cm" svg:x="133.25cm" svg:y="115.75cm">
            <text:p text:style-name="P7">Cálculo</text:p>
            <text:p text:style-name="P7">Frecuencia</text:p>
            <text:p text:style-name="P7">Respiratoria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0" draw:text-style-name="P23" draw:layer="layout" svg:x1="132.05cm" svg:y1="120.375cm" svg:x2="133.25cm" svg:y2="120.375cm" draw:start-shape="id161" draw:start-glue-point="1" draw:end-shape="id162" draw:end-glue-point="3" svg:d="M132050 120375h1200" svg:viewBox="0 0 1201 1">
            <text:p/>
          </draw:connector>
          <draw:custom-shape draw:style-name="gr79" draw:text-style-name="P7" xml:id="id163" draw:id="id163" draw:layer="layout" svg:width="4.55cm" svg:height="9.25cm" svg:x="138.85cm" svg:y="115.75cm">
            <text:p text:style-name="P7">Finaliza</text:p>
            <text:p text:style-name="P7"/>
            <text:p text:style-name="P7">Cálculo Apnea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1" draw:text-style-name="P23" draw:layer="layout" svg:x1="137.8cm" svg:y1="120.375cm" svg:x2="138.85cm" svg:y2="120.375cm" draw:start-shape="id162" draw:start-glue-point="1" draw:end-shape="id163" draw:end-glue-point="3" svg:d="M137800 120375h1050" svg:viewBox="0 0 1051 1">
            <text:p/>
          </draw:connector>
          <draw:connector draw:style-name="gr82" draw:text-style-name="P23" draw:layer="layout" draw:line-skew="-3.399cm" svg:x1="149cm" svg:y1="118.95cm" svg:x2="105.175cm" svg:y2="118.35cm" draw:start-shape="id164" draw:start-glue-point="0" draw:end-shape="id157" draw:end-glue-point="0" svg:d="M149000 118950v-4500h-43825v3900" svg:viewBox="0 0 43826 4501">
            <text:p/>
          </draw:connector>
          <draw:custom-shape draw:style-name="gr83" draw:text-style-name="P21" draw:layer="layout" svg:width="6cm" svg:height="2.75cm" svg:x="156.1cm" svg:y="115.25cm">
            <text:p text:style-name="P21"><text:span text:style-name="T9">msgApn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21" draw:layer="layout" svg:width="6cm" svg:height="2.75cm" svg:x="156.1cm" svg:y="118.25cm">
            <text:p text:style-name="P21"><text:span text:style-name="T9">graph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21" draw:layer="layout" svg:width="6cm" svg:height="2.75cm" svg:x="156.1cm" svg:y="121.45cm">
            <text:p text:style-name="P21"><text:span text:style-name="T9">Respiration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1" xml:id="id164" draw:id="id164" draw:layer="layout" svg:width="8cm" svg:height="2.75cm" svg:x="145cm" svg:y="118.95cm">
            <text:p text:style-name="P21"><text:span text:style-name="T11">flag_Resp_RDY </text:span><text:span text:style-name="T9">= true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5" draw:text-style-name="P23" draw:layer="layout" svg:x1="143.4cm" svg:y1="120.375cm" svg:x2="145cm" svg:y2="120.325cm" draw:start-shape="id163" draw:start-glue-point="1" draw:end-shape="id164" draw:end-glue-point="3" svg:d="M143400 120375h800v-50h800" svg:viewBox="0 0 1601 51">
            <text:p/>
          </draw:connector>
          <draw:frame draw:style-name="gr143" draw:text-style-name="P27" draw:layer="layout" svg:width="10.861cm" svg:height="3.718cm" svg:x="103.889cm" svg:y="110cm">
            <draw:text-box>
              <text:p><text:span text:style-name="T13">Tarea 7</text:span></text:p>
            </draw:text-box>
          </draw:frame>
        </draw:g>
        <draw:g>
          <draw:custom-shape draw:style-name="gr173" draw:text-style-name="P22" xml:id="id112" draw:id="id112" draw:layer="layout" svg:width="39.75cm" svg:height="13.4cm" svg:x="123.75cm" svg:y="77.3cm">
            <text:p text:style-name="P21"><text:span text:style-name="T9">Frecuencia Cardiaca</text:span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><text:line-break/></text:span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/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65" draw:id="id165" draw:layer="layout" svg:width="4.25cm" svg:height="4cm" svg:x="124.25cm" svg:y="83.1cm">
            <text:p text:style-name="P12"><text:span text:style-name="T3">osSignalWait</text:span></text:p>
            <draw:enhanced-geometry svg:viewBox="0 0 21600 21600" draw:type="rectangle" draw:enhanced-path="M 0 0 L 21600 0 21600 21600 0 21600 0 0 Z N"/>
          </draw:custom-shape>
          <draw:custom-shape draw:style-name="gr174" draw:text-style-name="P7" xml:id="id166" draw:id="id166" draw:layer="layout" svg:width="14cm" svg:height="4cm" svg:x="129.25cm" svg:y="83.1cm">
            <text:p text:style-name="P7">Cálculo</text:p>
            <draw:enhanced-geometry svg:viewBox="0 0 21600 21600" draw:type="rectangle" draw:enhanced-path="M 0 0 L 21600 0 21600 21600 0 21600 0 0 Z N"/>
          </draw:custom-shape>
          <draw:custom-shape draw:style-name="gr19" draw:text-style-name="P15" xml:id="id168" draw:id="id168" draw:layer="layout" svg:width="5.25cm" svg:height="2cm" svg:x="156.5cm" svg:y="84.1cm">
            <text:p text:style-name="P15"><text:span text:style-name="T5">flag_FrecC_RDY</text:span><text:span text:style-name="T4"> = true;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21" draw:layer="layout" svg:width="6cm" svg:height="1.5cm" svg:x="157.5cm" svg:y="79.9cm">
            <text:p text:style-name="P21"><text:span text:style-name="T9">frecuenciaCardiaca</text:span></text:p>
            <draw:enhanced-geometry svg:viewBox="0 0 21600 21600" draw:type="rectangle" draw:enhanced-path="M 0 0 L 21600 0 21600 21600 0 21600 0 0 Z N"/>
          </draw:custom-shape>
          <draw:connector draw:style-name="gr127" draw:text-style-name="P23" draw:layer="layout" svg:x1="128.5cm" svg:y1="85.1cm" svg:x2="129.25cm" svg:y2="85.1cm" draw:start-shape="id165" draw:start-glue-point="1" draw:end-shape="id166" draw:end-glue-point="3" svg:d="M128500 85100h750" svg:viewBox="0 0 751 1">
            <text:p/>
          </draw:connector>
          <draw:custom-shape draw:style-name="gr175" draw:text-style-name="P7" xml:id="id167" draw:id="id167" draw:layer="layout" svg:width="7.25cm" svg:height="3.25cm" svg:x="146.5cm" svg:y="83.475cm">
            <text:p text:style-name="P7">Latido</text:p>
            <text:p text:style-name="P7">Detectado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76" draw:text-style-name="P23" draw:layer="layout" svg:x1="143.25cm" svg:y1="85.1cm" svg:x2="146.5cm" svg:y2="85.1cm" draw:start-shape="id166" draw:start-glue-point="1" draw:end-shape="id167" draw:end-glue-point="5" svg:d="M143250 85100h3250" svg:viewBox="0 0 3251 1">
            <text:p/>
          </draw:connector>
          <draw:connector draw:style-name="gr177" draw:text-style-name="P24" draw:layer="layout" svg:x1="153.75cm" svg:y1="85.1cm" svg:x2="156.5cm" svg:y2="85.1cm" draw:start-shape="id167" draw:start-glue-point="7" draw:end-shape="id168" draw:end-glue-point="3" svg:d="M153750 85100h2750" svg:viewBox="0 0 2751 1">
            <text:p text:style-name="P16">SI</text:p>
            <text:p text:style-name="P16"/>
          </draw:connector>
          <draw:connector draw:style-name="gr178" draw:text-style-name="P24" draw:layer="layout" svg:x1="150.125cm" svg:y1="83.475cm" svg:x2="126.375cm" svg:y2="83.1cm" draw:start-shape="id167" draw:start-glue-point="4" draw:end-shape="id165" draw:end-glue-point="0" svg:d="M150125 83475v-876h-23750v501" svg:viewBox="0 0 23751 877">
            <text:p text:style-name="P16">NO</text:p>
            <text:p text:style-name="P16"/>
            <text:p text:style-name="P16"/>
          </draw:connector>
          <draw:connector draw:style-name="gr179" draw:text-style-name="P23" draw:layer="layout" draw:line-skew="1.049cm" svg:x1="159.125cm" svg:y1="86.1cm" svg:x2="126.375cm" svg:y2="87.1cm" draw:start-shape="id168" draw:start-glue-point="2" draw:end-shape="id165" draw:end-glue-point="2" svg:d="M159125 86100v2550h-32750v-1550" svg:viewBox="0 0 32751 2551">
            <text:p/>
          </draw:connector>
          <draw:frame draw:style-name="gr143" draw:text-style-name="P27" draw:layer="layout" svg:width="10.861cm" svg:height="3.718cm" svg:x="124.5cm" svg:y="78.05cm">
            <draw:text-box>
              <text:p><text:span text:style-name="T13">Tarea 8</text:span></text:p>
            </draw:text-box>
          </draw:frame>
        </draw:g>
        <draw:frame draw:style-name="gr180" draw:text-style-name="P33" draw:layer="layout" svg:width="12.182cm" svg:height="11.276cm" svg:x="163.953cm" svg:y="79.299cm">
          <draw:text-box>
            <text:p><text:span text:style-name="T14">Envío de mensaje:</text:span></text:p>
            <text:p><text:span text:style-name="T14">Máximo 350 l/min</text:span></text:p>
            <text:p><text:span text:style-name="T14">→ </text:span><text:span text:style-name="T14">5.83 l/seg</text:span></text:p>
            <text:p><text:span text:style-name="T14">→ </text:span><text:span text:style-name="T14">171ms</text:span></text:p>
            <text:p><text:span text:style-name="T14">Mínimo 15 l/min</text:span></text:p>
            <text:p><text:span text:style-name="T14">→ </text:span><text:span text:style-name="T14">0.25 l/seg</text:span></text:p>
            <text:p><text:span text:style-name="T14">→ </text:span><text:span text:style-name="T14">4 seg</text:span></text:p>
          </draw:text-box>
        </draw:frame>
        <draw:connector draw:style-name="gr181" draw:text-style-name="P23" draw:layer="layout" svg:x1="163.5cm" svg:y1="67.375cm" svg:x2="170.5cm" svg:y2="64.5cm" draw:start-shape="id111" draw:start-glue-point="1" draw:end-shape="id169" draw:end-glue-point="3" svg:d="M163500 67375h3500v-2875h3500" svg:viewBox="0 0 7001 2876">
          <text:p/>
        </draw:connector>
        <draw:connector draw:style-name="gr182" draw:text-style-name="P23" draw:layer="layout" svg:x1="163.5cm" svg:y1="67.375cm" svg:x2="170.5cm" svg:y2="70.6cm" draw:start-shape="id111" draw:start-glue-point="1" draw:end-shape="id170" draw:end-glue-point="3" svg:d="M163500 67375h3500v3225h3500" svg:viewBox="0 0 7001 3226">
          <text:p/>
        </draw:connector>
        <draw:custom-shape draw:style-name="gr130" draw:text-style-name="P25" draw:layer="layout" svg:width="38.75cm" svg:height="18.75cm" svg:x="3.75cm" svg:y="3.75cm">
          <text:p text:style-name="P7"><text:span text:style-name="T12">Interrupción</text:span></text:p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" xml:id="id173" draw:id="id173" draw:layer="layout" svg:width="10.5cm" svg:height="2.25cm" svg:x="29.2cm" svg:y="9.57cm">
          <text:p text:style-name="P7">ads_IntTrue ();</text:p>
          <text:p text:style-name="P7">osSignalSet (LeerADSHandle, 1);</text:p>
          <draw:enhanced-geometry svg:viewBox="0 0 21600 21600" draw:type="rectangle" draw:enhanced-path="M 0 0 L 21600 0 21600 21600 0 21600 0 0 Z N"/>
        </draw:custom-shape>
        <draw:custom-shape draw:style-name="gr132" draw:text-style-name="P7" xml:id="id171" draw:id="id171" draw:layer="layout" svg:width="11.5cm" svg:height="2.25cm" svg:x="12.526cm" svg:y="5.35cm">
          <text:p text:style-name="P7">flag_MSV_grafica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3" draw:text-style-name="P24" draw:layer="layout" svg:x1="18.276cm" svg:y1="7.6cm" svg:x2="18.276cm" svg:y2="9.567cm" draw:start-shape="id171" draw:start-glue-point="6" draw:end-shape="id172" draw:end-glue-point="4" svg:d="M18276 7600v1967" svg:viewBox="0 0 1 1968">
          <text:p text:style-name="P16"><text:s text:c="4"/>SI</text:p>
        </draw:connector>
        <draw:custom-shape draw:style-name="gr132" draw:text-style-name="P7" xml:id="id172" draw:id="id172" draw:layer="layout" svg:width="11.5cm" svg:height="2.25cm" svg:x="12.526cm" svg:y="9.567cm">
          <text:p text:style-name="P7">SPI1_DRDY_P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2" draw:text-style-name="P7" xml:id="id174" draw:id="id174" draw:layer="layout" svg:width="11.5cm" svg:height="2.25cm" svg:x="12.526cm" svg:y="13.785cm">
          <text:p text:style-name="P7">INTERUPT1_P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4" draw:text-style-name="P24" draw:layer="layout" svg:x1="24.026cm" svg:y1="10.692cm" svg:x2="29.2cm" svg:y2="10.695cm" draw:start-shape="id172" draw:start-glue-point="7" draw:end-shape="id173" draw:end-glue-point="3" svg:d="M24026 10692h2588v3h2586" svg:viewBox="0 0 5175 4">
          <text:p text:style-name="P16">SI</text:p>
          <text:p text:style-name="P16"/>
        </draw:connector>
        <draw:connector draw:style-name="gr135" draw:text-style-name="P24" xml:id="id177" draw:id="id177" draw:layer="layout" svg:x1="18.276cm" svg:y1="11.817cm" svg:x2="18.276cm" svg:y2="13.785cm" draw:start-shape="id172" draw:start-glue-point="6" draw:end-shape="id174" draw:end-glue-point="4" svg:d="M18276 11817v1968" svg:viewBox="0 0 1 1969">
          <text:p text:style-name="P16"><text:s text:c="6"/>NO</text:p>
          <text:p text:style-name="P16"/>
        </draw:connector>
        <draw:custom-shape draw:style-name="gr131" draw:text-style-name="P7" xml:id="id175" draw:id="id175" draw:layer="layout" svg:width="10.5cm" svg:height="2.25cm" svg:x="29.2cm" svg:y="13.79cm">
          <text:p text:style-name="P7">flag_marcapasos = true;</text:p>
          <draw:enhanced-geometry svg:viewBox="0 0 21600 21600" draw:type="rectangle" draw:enhanced-path="M 0 0 L 21600 0 21600 21600 0 21600 0 0 Z N"/>
        </draw:custom-shape>
        <draw:connector draw:style-name="gr136" draw:text-style-name="P24" draw:layer="layout" svg:x1="24.026cm" svg:y1="14.91cm" svg:x2="29.2cm" svg:y2="14.915cm" draw:start-shape="id174" draw:start-glue-point="7" draw:end-shape="id175" draw:end-glue-point="3" svg:d="M24026 14910h2588v5h2586" svg:viewBox="0 0 5175 6">
          <text:p text:style-name="P16">SI</text:p>
          <text:p text:style-name="P16"/>
        </draw:connector>
        <draw:connector draw:style-name="gr137" draw:text-style-name="P24" xml:id="id178" draw:id="id178" draw:layer="layout" svg:x1="18.276cm" svg:y1="16.035cm" svg:x2="18.276cm" svg:y2="18cm" draw:start-shape="id174" draw:start-glue-point="6" svg:d="M18276 16035v1965" svg:viewBox="0 0 1 1966">
          <text:p text:style-name="P16"><text:s text:c="6"/>NO</text:p>
          <text:p text:style-name="P16"/>
        </draw:connector>
        <draw:connector draw:style-name="gr138" draw:text-style-name="P24" draw:layer="layout" draw:line-skew="-4.275cm" svg:x1="12.526cm" svg:y1="6.475cm" svg:x2="12.53cm" svg:y2="19.125cm" draw:start-shape="id171" draw:start-glue-point="5" draw:end-shape="id176" draw:end-glue-point="6" svg:d="M12526 6475h-4776v12650h4780" svg:viewBox="0 0 4781 12651">
          <text:p text:style-name="P16">NO</text:p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</draw:connector>
        <draw:connector draw:style-name="gr139" draw:text-style-name="P23" draw:layer="layout" svg:x1="34.45cm" svg:y1="11.82cm" svg:x2="18.276cm" svg:y2="12.801cm" draw:start-shape="id173" draw:start-glue-point="2" draw:end-shape="id177" draw:end-glue-point="0" svg:d="M34450 11820v981h-16174" svg:viewBox="0 0 16175 982">
          <text:p/>
        </draw:connector>
        <draw:connector draw:style-name="gr140" draw:text-style-name="P23" draw:layer="layout" svg:x1="34.45cm" svg:y1="16.04cm" svg:x2="18.276cm" svg:y2="17.017cm" draw:start-shape="id175" draw:start-glue-point="2" draw:end-shape="id178" draw:end-glue-point="0" svg:d="M34450 16040v977h-16174" svg:viewBox="0 0 16175 978">
          <text:p/>
        </draw:connector>
        <draw:custom-shape draw:style-name="gr141" draw:text-style-name="P7" xml:id="id176" draw:id="id176" draw:layer="layout" svg:width="11.5cm" svg:height="2.25cm" svg:x="12.53cm" svg:y="18cm">
          <text:p text:style-name="P7">FIN</text:p>
          <text:p text:style-name="P7">Interrup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25" draw:layer="layout" svg:width="38.75cm" svg:height="23cm" svg:x="3cm" svg:y="25.25cm">
          <text:p text:style-name="P7"><text:span text:style-name="T12">(SOFT) TIMER ONE</text:span></text:p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" xml:id="id180" draw:id="id180" draw:layer="layout" svg:width="10.5cm" svg:height="2.25cm" svg:x="13.026cm" svg:y="31cm">
          <text:p text:style-name="P9">flag_MSV_graficar = false;</text:p>
          <text:p text:style-name="P7">osSignalSet (LeerADSHandle, 1);</text:p>
          <draw:enhanced-geometry svg:viewBox="0 0 21600 21600" draw:type="rectangle" draw:enhanced-path="M 0 0 L 21600 0 21600 21600 0 21600 0 0 Z N"/>
        </draw:custom-shape>
        <draw:custom-shape draw:style-name="gr132" draw:text-style-name="P7" xml:id="id179" draw:id="id179" draw:layer="layout" svg:width="11.5cm" svg:height="2.25cm" svg:x="12.526cm" svg:y="26.85cm">
          <text:p text:style-name="P7">flag_MSV_grafica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3" draw:text-style-name="P24" draw:layer="layout" svg:x1="18.276cm" svg:y1="29.1cm" svg:x2="18.276cm" svg:y2="31cm" draw:start-shape="id179" draw:start-glue-point="6" draw:end-shape="id180" draw:end-glue-point="0" svg:d="M18276 29100v1900" svg:viewBox="0 0 1 1901">
          <text:p text:style-name="P16"><text:s text:c="4"/>SI</text:p>
        </draw:connector>
        <draw:custom-shape draw:style-name="gr132" draw:text-style-name="P7" xml:id="id181" draw:id="id181" draw:layer="layout" svg:width="11.5cm" svg:height="2.25cm" svg:x="12.526cm" svg:y="35.2cm">
          <text:p text:style-name="P7">IntSt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35" draw:text-style-name="P24" xml:id="id183" draw:id="id183" draw:layer="layout" svg:x1="18.276cm" svg:y1="33.25cm" svg:x2="18.276cm" svg:y2="35.2cm" draw:start-shape="id180" draw:start-glue-point="2" draw:end-shape="id181" draw:end-glue-point="4" svg:d="M18276 33250v1950" svg:viewBox="0 0 1 1951">
          <text:p text:style-name="P16"/>
          <text:p text:style-name="P16"/>
        </draw:connector>
        <draw:connector draw:style-name="gr137" draw:text-style-name="P24" draw:layer="layout" svg:x1="18.276cm" svg:y1="37.45cm" svg:x2="18.276cm" svg:y2="39.5cm" draw:start-shape="id181" draw:start-glue-point="6" svg:d="M18276 37450v2050" svg:viewBox="0 0 1 2051">
          <text:p text:style-name="P16"><text:s text:c="6"/>NO</text:p>
          <text:p text:style-name="P16"/>
        </draw:connector>
        <draw:connector draw:style-name="gr138" draw:text-style-name="P24" draw:layer="layout" draw:line-skew="-4.275cm" svg:x1="12.526cm" svg:y1="27.975cm" svg:x2="12.53cm" svg:y2="45.025cm" draw:start-shape="id179" draw:start-glue-point="5" draw:end-shape="id182" draw:end-glue-point="6" svg:d="M12526 27975h-4776v17050h4780" svg:viewBox="0 0 4781 17051">
          <text:p text:style-name="P16">NO</text:p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</draw:connector>
        <draw:custom-shape draw:style-name="gr141" draw:text-style-name="P7" xml:id="id182" draw:id="id182" draw:layer="layout" svg:width="11.5cm" svg:height="2.25cm" svg:x="12.53cm" svg:y="43.9cm">
          <text:p text:style-name="P7">FIN</text:p>
          <text:p text:style-name="P7">Interrup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4" draw:text-style-name="P23" draw:layer="layout" svg:x1="12.526cm" svg:y1="36.325cm" svg:x2="18.276cm" svg:y2="34.225cm" draw:start-shape="id181" draw:start-glue-point="5" draw:end-shape="id183" draw:end-glue-point="0" svg:d="M12526 36325h-501v-2100h6251" svg:viewBox="0 0 6252 2101">
          <text:p text:style-name="P16">True <text:s text:c="43"/></text:p>
        </draw:connector>
        <draw:custom-shape draw:style-name="gr131" draw:text-style-name="P34" xml:id="id184" draw:id="id184" draw:layer="layout" svg:width="10.5cm" svg:height="2.25cm" svg:x="13.026cm" svg:y="39.5cm">
          <text:p text:style-name="P34"><text:span text:style-name="T15">ads_Stop ();</text:span></text:p>
          <text:p text:style-name="P34"><text:span text:style-name="T15">error_cnt = 0;</text:span></text:p>
          <text:p text:style-name="P34"><text:span text:style-name="T15">ads_Start ();</text:span></text:p>
          <text:p text:style-name="P34"><text:span text:style-name="T15">flag_MSV_graficar = true;</text:span></text:p>
          <draw:enhanced-geometry svg:viewBox="0 0 21600 21600" draw:type="rectangle" draw:enhanced-path="M 0 0 L 21600 0 21600 21600 0 21600 0 0 Z N"/>
        </draw:custom-shape>
        <draw:connector draw:style-name="gr185" draw:text-style-name="P23" draw:layer="layout" svg:x1="18.276cm" svg:y1="41.75cm" svg:x2="18.28cm" svg:y2="43.9cm" draw:start-shape="id184" draw:start-glue-point="2" draw:end-shape="id182" draw:end-glue-point="4" svg:d="M18276 41750v1075h4v1075" svg:viewBox="0 0 5 21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radial" draw:cx="50%" draw:cy="50%" draw:start-color="#808080" draw:end-color="#ffde59" draw:start-intensity="100%" draw:end-intensity="100%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0" draw:display-name="Puntas de flecha 100" svg:viewBox="0 0 20 20" svg:d="M0 20l10-20 10 20z"/>
    <draw:marker draw:name="Puntas_20_de_20_flecha_20_101" draw:display-name="Puntas de flecha 101" svg:viewBox="0 0 20 20" svg:d="M0 20l10-20 10 20z"/>
    <draw:marker draw:name="Puntas_20_de_20_flecha_20_102" draw:display-name="Puntas de flecha 102" svg:viewBox="0 0 20 20" svg:d="M0 20l10-20 10 20z"/>
    <draw:marker draw:name="Puntas_20_de_20_flecha_20_103" draw:display-name="Puntas de flecha 103" svg:viewBox="0 0 20 20" svg:d="M0 20l10-20 10 20z"/>
    <draw:marker draw:name="Puntas_20_de_20_flecha_20_104" draw:display-name="Puntas de flecha 104" svg:viewBox="0 0 20 20" svg:d="M0 20l10-20 10 20z"/>
    <draw:marker draw:name="Puntas_20_de_20_flecha_20_105" draw:display-name="Puntas de flecha 105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27" draw:display-name="Puntas de flecha 27" svg:viewBox="0 0 20 20" svg:d="M0 20l10-20 10 20z"/>
    <draw:marker draw:name="Puntas_20_de_20_flecha_20_3" draw:display-name="Puntas de flecha 3" svg:viewBox="0 0 20 20" svg:d="M0 20l10-20 10 20z"/>
    <draw:marker draw:name="Puntas_20_de_20_flecha_20_31" draw:display-name="Puntas de flecha 31" svg:viewBox="0 0 20 40" svg:d="M0 40l10-40 10 4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7" draw:display-name="Puntas de flecha 37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draw:marker draw:name="Puntas_20_de_20_flecha_20_42" draw:display-name="Puntas de flecha 42" svg:viewBox="0 0 20 20" svg:d="M0 20l10-20 10 20z"/>
    <draw:marker draw:name="Puntas_20_de_20_flecha_20_43" draw:display-name="Puntas de flecha 43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8" draw:display-name="Puntas de flecha 48" svg:viewBox="0 0 20 20" svg:d="M0 20l10-20 10 20z"/>
    <draw:marker draw:name="Puntas_20_de_20_flecha_20_49" draw:display-name="Puntas de flecha 49" svg:viewBox="0 0 20 20" svg:d="M0 20l10-20 10 20z"/>
    <draw:marker draw:name="Puntas_20_de_20_flecha_20_5" draw:display-name="Puntas de flecha 5" svg:viewBox="0 0 20 20" svg:d="M0 20l10-20 10 20z"/>
    <draw:marker draw:name="Puntas_20_de_20_flecha_20_50" draw:display-name="Puntas de flecha 50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marker draw:name="Puntas_20_de_20_flecha_20_59" draw:display-name="Puntas de flecha 59" svg:viewBox="0 0 20 20" svg:d="M0 20l10-20 10 20z"/>
    <draw:marker draw:name="Puntas_20_de_20_flecha_20_6" draw:display-name="Puntas de flecha 6" svg:viewBox="0 0 20 20" svg:d="M0 20l10-20 10 20z"/>
    <draw:marker draw:name="Puntas_20_de_20_flecha_20_60" draw:display-name="Puntas de flecha 60" svg:viewBox="0 0 20 20" svg:d="M0 20l10-20 10 20z"/>
    <draw:marker draw:name="Puntas_20_de_20_flecha_20_61" draw:display-name="Puntas de flecha 61" svg:viewBox="0 0 20 20" svg:d="M0 20l10-20 10 20z"/>
    <draw:marker draw:name="Puntas_20_de_20_flecha_20_62" draw:display-name="Puntas de flecha 62" svg:viewBox="0 0 20 20" svg:d="M0 20l10-20 10 20z"/>
    <draw:marker draw:name="Puntas_20_de_20_flecha_20_63" draw:display-name="Puntas de flecha 63" svg:viewBox="0 0 20 20" svg:d="M0 20l10-20 10 20z"/>
    <draw:marker draw:name="Puntas_20_de_20_flecha_20_64" draw:display-name="Puntas de flecha 64" svg:viewBox="0 0 20 20" svg:d="M0 20l10-20 10 20z"/>
    <draw:marker draw:name="Puntas_20_de_20_flecha_20_65" draw:display-name="Puntas de flecha 65" svg:viewBox="0 0 20 20" svg:d="M0 20l10-20 10 20z"/>
    <draw:marker draw:name="Puntas_20_de_20_flecha_20_66" draw:display-name="Puntas de flecha 66" svg:viewBox="0 0 20 20" svg:d="M0 20l10-20 10 20z"/>
    <draw:marker draw:name="Puntas_20_de_20_flecha_20_67" draw:display-name="Puntas de flecha 67" svg:viewBox="0 0 20 20" svg:d="M0 20l10-20 10 20z"/>
    <draw:marker draw:name="Puntas_20_de_20_flecha_20_68" draw:display-name="Puntas de flecha 68" svg:viewBox="0 0 20 20" svg:d="M0 20l10-20 10 20z"/>
    <draw:marker draw:name="Puntas_20_de_20_flecha_20_69" draw:display-name="Puntas de flecha 69" svg:viewBox="0 0 20 20" svg:d="M0 20l10-20 10 20z"/>
    <draw:marker draw:name="Puntas_20_de_20_flecha_20_7" draw:display-name="Puntas de flecha 7" svg:viewBox="0 0 20 20" svg:d="M0 20l10-20 10 20z"/>
    <draw:marker draw:name="Puntas_20_de_20_flecha_20_70" draw:display-name="Puntas de flecha 70" svg:viewBox="0 0 20 20" svg:d="M0 20l10-20 10 20z"/>
    <draw:marker draw:name="Puntas_20_de_20_flecha_20_71" draw:display-name="Puntas de flecha 71" svg:viewBox="0 0 20 20" svg:d="M0 20l10-20 10 20z"/>
    <draw:marker draw:name="Puntas_20_de_20_flecha_20_72" draw:display-name="Puntas de flecha 72" svg:viewBox="0 0 20 20" svg:d="M0 20l10-20 10 20z"/>
    <draw:marker draw:name="Puntas_20_de_20_flecha_20_73" draw:display-name="Puntas de flecha 73" svg:viewBox="0 0 20 20" svg:d="M0 20l10-20 10 20z"/>
    <draw:marker draw:name="Puntas_20_de_20_flecha_20_74" draw:display-name="Puntas de flecha 74" svg:viewBox="0 0 20 20" svg:d="M0 20l10-20 10 20z"/>
    <draw:marker draw:name="Puntas_20_de_20_flecha_20_75" draw:display-name="Puntas de flecha 75" svg:viewBox="0 0 20 20" svg:d="M0 20l10-20 10 20z"/>
    <draw:marker draw:name="Puntas_20_de_20_flecha_20_76" draw:display-name="Puntas de flecha 76" svg:viewBox="0 0 20 20" svg:d="M0 20l10-20 10 20z"/>
    <draw:marker draw:name="Puntas_20_de_20_flecha_20_77" draw:display-name="Puntas de flecha 77" svg:viewBox="0 0 20 20" svg:d="M0 20l10-20 10 20z"/>
    <draw:marker draw:name="Puntas_20_de_20_flecha_20_78" draw:display-name="Puntas de flecha 78" svg:viewBox="0 0 20 20" svg:d="M0 20l10-20 10 20z"/>
    <draw:marker draw:name="Puntas_20_de_20_flecha_20_79" draw:display-name="Puntas de flecha 79" svg:viewBox="0 0 20 20" svg:d="M0 20l10-20 10 20z"/>
    <draw:marker draw:name="Puntas_20_de_20_flecha_20_8" draw:display-name="Puntas de flecha 8" svg:viewBox="0 0 20 20" svg:d="M0 20l10-20 10 20z"/>
    <draw:marker draw:name="Puntas_20_de_20_flecha_20_80" draw:display-name="Puntas de flecha 80" svg:viewBox="0 0 20 20" svg:d="M0 20l10-20 10 20z"/>
    <draw:marker draw:name="Puntas_20_de_20_flecha_20_81" draw:display-name="Puntas de flecha 81" svg:viewBox="0 0 20 20" svg:d="M0 20l10-20 10 20z"/>
    <draw:marker draw:name="Puntas_20_de_20_flecha_20_82" draw:display-name="Puntas de flecha 82" svg:viewBox="0 0 20 20" svg:d="M0 20l10-20 10 20z"/>
    <draw:marker draw:name="Puntas_20_de_20_flecha_20_83" draw:display-name="Puntas de flecha 83" svg:viewBox="0 0 20 20" svg:d="M0 20l10-20 10 20z"/>
    <draw:marker draw:name="Puntas_20_de_20_flecha_20_84" draw:display-name="Puntas de flecha 84" svg:viewBox="0 0 20 20" svg:d="M0 20l10-20 10 20z"/>
    <draw:marker draw:name="Puntas_20_de_20_flecha_20_85" draw:display-name="Puntas de flecha 85" svg:viewBox="0 0 20 20" svg:d="M0 20l10-20 10 20z"/>
    <draw:marker draw:name="Puntas_20_de_20_flecha_20_86" draw:display-name="Puntas de flecha 86" svg:viewBox="0 0 20 20" svg:d="M0 20l10-20 10 20z"/>
    <draw:marker draw:name="Puntas_20_de_20_flecha_20_87" draw:display-name="Puntas de flecha 87" svg:viewBox="0 0 20 20" svg:d="M0 20l10-20 10 20z"/>
    <draw:marker draw:name="Puntas_20_de_20_flecha_20_88" draw:display-name="Puntas de flecha 88" svg:viewBox="0 0 20 20" svg:d="M0 20l10-20 10 20z"/>
    <draw:marker draw:name="Puntas_20_de_20_flecha_20_89" draw:display-name="Puntas de flecha 89" svg:viewBox="0 0 20 20" svg:d="M0 20l10-20 10 20z"/>
    <draw:marker draw:name="Puntas_20_de_20_flecha_20_9" draw:display-name="Puntas de flecha 9" svg:viewBox="0 0 20 20" svg:d="M0 20l10-20 10 20z"/>
    <draw:marker draw:name="Puntas_20_de_20_flecha_20_90" draw:display-name="Puntas de flecha 90" svg:viewBox="0 0 20 20" svg:d="M0 20l10-20 10 20z"/>
    <draw:marker draw:name="Puntas_20_de_20_flecha_20_91" draw:display-name="Puntas de flecha 91" svg:viewBox="0 0 20 20" svg:d="M0 20l10-20 10 20z"/>
    <draw:marker draw:name="Puntas_20_de_20_flecha_20_92" draw:display-name="Puntas de flecha 92" svg:viewBox="0 0 20 20" svg:d="M0 20l10-20 10 20z"/>
    <draw:marker draw:name="Puntas_20_de_20_flecha_20_93" draw:display-name="Puntas de flecha 93" svg:viewBox="0 0 20 20" svg:d="M0 20l10-20 10 20z"/>
    <draw:marker draw:name="Puntas_20_de_20_flecha_20_94" draw:display-name="Puntas de flecha 94" svg:viewBox="0 0 20 20" svg:d="M0 20l10-20 10 20z"/>
    <draw:marker draw:name="Puntas_20_de_20_flecha_20_95" draw:display-name="Puntas de flecha 95" svg:viewBox="0 0 20 20" svg:d="M0 20l10-20 10 20z"/>
    <draw:marker draw:name="Puntas_20_de_20_flecha_20_96" draw:display-name="Puntas de flecha 96" svg:viewBox="0 0 20 20" svg:d="M0 20l10-20 10 20z"/>
    <draw:marker draw:name="Puntas_20_de_20_flecha_20_97" draw:display-name="Puntas de flecha 97" svg:viewBox="0 0 20 20" svg:d="M0 20l10-20 10 20z"/>
    <draw:marker draw:name="Puntas_20_de_20_flecha_20_98" draw:display-name="Puntas de flecha 98" svg:viewBox="0 0 20 20" svg:d="M0 20l10-20 10 20z"/>
    <draw:marker draw:name="Puntas_20_de_20_flecha_20_99" draw:display-name="Puntas de flecha 9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0cm" fo:page-height="1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09:21:15.453666611</meta:creation-date>
    <dc:date>2023-07-05T10:49:49.852225350</dc:date>
    <meta:editing-duration>PT14H34M29S</meta:editing-duration>
    <meta:editing-cycles>30</meta:editing-cycles>
    <meta:generator>LibreOffice/7.3.7.2$Linux_X86_64 LibreOffice_project/30$Build-2</meta:generator>
    <meta:document-statistic meta:object-count="432"/>
  </office:meta>
</office:document-meta>
</file>